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3.036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5.965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5.295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0.801cm"/>
          <style:tab-stop style:position="1.401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188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966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3.819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5.29cm"/>
          <style:tab-stop style:position="6.528cm"/>
          <style:tab-stop style:position="8.62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3.879cm"/>
          <style:tab-stop style:position="4.627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6.782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7.782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12.859cm"/>
        </style:tab-stops>
      </style:paragraph-properties>
    </style:style>
    <style:style style:name="P16" style:family="paragraph" style:parent-style-name="Heading_20_1" style:master-page-name="MP0">
      <style:paragraph-properties style:page-numb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break-before="page"/>
      <style:text-properties officeooo:paragraph-rsid="000ca3ad"/>
    </style:style>
    <style:style style:name="P19" style:family="paragraph" style:parent-style-name="Heading_20_2">
      <style:text-properties officeooo:paragraph-rsid="000e5393"/>
    </style:style>
    <style:style style:name="P20" style:family="paragraph" style:parent-style-name="Heading_20_2">
      <style:text-properties officeooo:paragraph-rsid="0014297b"/>
    </style:style>
    <style:style style:name="P21" style:family="paragraph" style:parent-style-name="Normal">
      <style:paragraph-properties fo:break-before="page"/>
    </style:style>
    <style:style style:name="P22" style:family="paragraph" style:parent-style-name="Normal">
      <style:text-properties officeooo:paragraph-rsid="000e5393"/>
    </style:style>
    <style:style style:name="P23" style:family="paragraph" style:parent-style-name="Normal">
      <style:paragraph-properties fo:margin-left="0cm" fo:margin-right="0cm" fo:text-indent="0.635cm" style:auto-text-indent="false"/>
    </style:style>
    <style:style style:name="P24" style:family="paragraph" style:parent-style-name="Normal">
      <style:paragraph-properties fo:margin-left="0cm" fo:margin-right="0cm" fo:text-indent="0.635cm" style:auto-text-indent="false" fo:break-before="page"/>
    </style:style>
    <style:style style:name="P25" style:family="paragraph" style:parent-style-name="Normal">
      <style:text-properties officeooo:paragraph-rsid="000f3079"/>
    </style:style>
    <style:style style:name="P26" style:family="paragraph" style:parent-style-name="Normal">
      <style:text-properties officeooo:paragraph-rsid="00100596"/>
    </style:style>
    <style:style style:name="P27" style:family="paragraph" style:parent-style-name="Normal">
      <style:text-properties officeooo:paragraph-rsid="001514b0"/>
    </style:style>
    <style:style style:name="T1" style:family="text">
      <style:text-properties fo:language="fr" fo:country="FR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297b" style:font-weight-asian="bold" style:font-weight-complex="bold"/>
    </style:style>
    <style:style style:name="T4" style:family="text">
      <style:text-properties fo:font-weight="bold" officeooo:rsid="001514b0" style:font-weight-asian="bold" style:font-weight-complex="bold"/>
    </style:style>
    <style:style style:name="T5" style:family="text">
      <style:text-properties fo:font-weight="bold" officeooo:rsid="00192ac0" style:font-weight-asian="bold" style:font-weight-complex="bold"/>
    </style:style>
    <style:style style:name="T6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1c7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2992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6e1d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4" style:family="text">
      <style:text-properties fo:color="#000000" loext:opacity="100%" fo:font-style="italic" fo:font-weight="bold" officeooo:rsid="00111c7f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bookmark0"/><text:span text:style-name="Default_20_Paragraph_20_Font"><text:span text:style-name="T1">G</text:span></text:span>ALENI DE HISTORIA PHILOSO-<text:line-break/>PHICA LIBER SPURIUS.<text:bookmark-end text:name="bookmark0"/></text:h>
      <text:h text:style-name="Heading_20_2" text:outline-level="2"><text:span text:style-name="Default_20_Paragraph_20_Font">Caput I.</text:span></text:h>
      <text:p text:style-name="Normal"><text:span text:style-name="Default_20_Paragraph_20_Font"><text:span text:style-name="T7">Qualis ph</text:span></text:span><text:span text:style-name="Default_20_Paragraph_20_Font"><text:span text:style-name="T2">ilo</text:span></text:span><text:span text:style-name="Default_20_Paragraph_20_Font"><text:span text:style-name="T7">soph</text:span></text:span><text:span text:style-name="Default_20_Paragraph_20_Font"><text:span text:style-name="T2">i</text:span></text:span><text:span text:style-name="Default_20_Paragraph_20_Font"><text:span text:style-name="T7">a suer</text:span></text:span><text:span text:style-name="Default_20_Paragraph_20_Font"><text:span text:style-name="T2">it </text:span></text:span><text:span text:style-name="Default_20_Paragraph_20_Font"><text:span text:style-name="T7">an</text:span></text:span><text:span text:style-name="Default_20_Paragraph_20_Font"><text:span text:style-name="T2">t</text:span></text:span><text:span text:style-name="Default_20_Paragraph_20_Font"><text:span text:style-name="T7">e s</text:span></text:span><text:span text:style-name="Default_20_Paragraph_20_Font"><text:span text:style-name="T2">o</text:span></text:span><text:span text:style-name="Default_20_Paragraph_20_Font"><text:span text:style-name="T7">cra</text:span></text:span><text:span text:style-name="Default_20_Paragraph_20_Font"><text:span text:style-name="T2">t</text:span></text:span><text:span text:style-name="Default_20_Paragraph_20_Font"><text:span text:style-name="T7">e</text:span></text:span><text:span text:style-name="Default_20_Paragraph_20_Font"><text:span text:style-name="T2">m </text:span></text:span><text:span text:style-name="Default_20_Paragraph_20_Font"><text:span text:style-name="T7">quas</text:span></text:span><text:span text:style-name="Default_20_Paragraph_20_Font"><text:span text:style-name="T2"> i</text:span></text:span><text:span text:style-name="Default_20_Paragraph_20_Font"><text:span text:style-name="T7">pse partes<text:line-break/>add</text:span></text:span><text:span text:style-name="Default_20_Paragraph_20_Font"><text:span text:style-name="T2">i</text:span></text:span><text:span text:style-name="Default_20_Paragraph_20_Font"><text:span text:style-name="T7">der</text:span></text:span><text:span text:style-name="Default_20_Paragraph_20_Font"><text:span text:style-name="T2">i</text:span></text:span><text:span text:style-name="Default_20_Paragraph_20_Font"><text:span text:style-name="T7">t; ac de libro pr</text:span></text:span><text:span text:style-name="Default_20_Paragraph_20_Font"><text:span text:style-name="T2">o</text:span></text:span><text:span text:style-name="Default_20_Paragraph_20_Font"><text:span text:style-name="T7">p</text:span></text:span><text:span text:style-name="Default_20_Paragraph_20_Font"><text:span text:style-name="T2">o</text:span></text:span><text:span text:style-name="Default_20_Paragraph_20_Font"><text:span text:style-name="T7">sito.</text:span></text:span></text:p>
      <text:p text:style-name="P1"><text:span text:style-name="Default_20_Paragraph_20_Font"><text:span text:style-name="T2">Quum qui ab initio philosophati </text:span></text:span><text:span text:style-name="Default_20_Paragraph_20_Font"><text:span text:style-name="T7">t</text:span></text:span><text:span text:style-name="Default_20_Paragraph_20_Font"><text:span text:style-name="T2">uus ii susum phy-<text:line-break/>sicam elegissent eamque suae philosophiae finem confi</text:span></text:span><text:span text:style-name="Default_20_Paragraph_20_Font"><text:span text:style-name="T7">t-<text:line-break/></text:span></text:span><text:span text:style-name="Default_20_Paragraph_20_Font"><text:span text:style-name="T2">tu issent, multis post temporibus natus Socrates ipfe id<text:line-break/></text:span></text:span><text:span text:style-name="Default_20_Paragraph_20_Font"><text:span text:style-name="T7">phil</text:span></text:span><text:span text:style-name="Default_20_Paragraph_20_Font"><text:span text:style-name="T2">o</text:span></text:span><text:span text:style-name="Default_20_Paragraph_20_Font"><text:span text:style-name="T7">sophiae genu</text:span></text:span><text:span text:style-name="Default_20_Paragraph_20_Font"><text:span text:style-name="T2">s hominibus inaccessum esse censuit.<text:line-break/>Rerum enim abditarum cognitionem certam assequi perar-</text:span></text:span></text:p>
      <text:p text:style-name="P2"><text:span text:style-name="Default_20_Paragraph_20_Font"><text:span text:style-name="T2">duum esse existimavit. At quaerere quomodo quis emen-<text:line-break/>- datius viveret et a malis avocaretur necnon bonorum<text:line-break/>quam plurimorum particeps fieret, .id magis profuturum.<text:line-break/>Quumque hoc utilius judicasset; physicam neglexit ad usum<text:line-break/>vitae non multum conferentem ; moralem vero quandam<text:line-break/>disciplinam excogitavit quae eorum est , quae bona vel<text:line-break/>mala </text:span></text:span><text:span text:style-name="Default_20_Paragraph_20_Font"><text:span text:style-name="T7">ducuntur</text:span></text:span><text:span text:style-name="Default_20_Paragraph_20_Font"><text:span text:style-name="T2">, turpia vel honesta, honore digna vel his<text:line-break/>contraria arbitratus eos qui haec providissent ab omni-<text:line-break/>hus </text:span></text:span><text:span text:style-name="Default_20_Paragraph_20_Font"><text:span text:style-name="T7">vitae</text:span></text:span><text:span text:style-name="Default_20_Paragraph_20_Font"><text:span text:style-name="T2"> incommodis </text:span></text:span><text:span text:style-name="Default_20_Paragraph_20_Font"><text:span text:style-name="T7">t</text:span></text:span><text:span text:style-name="Default_20_Paragraph_20_Font"><text:span text:style-name="T2">e facile explicaturos. Quamobrem<text:line-break/>pars philosophiae ipsis moralis accessit, .quae. eorum qui-<text:line-break/>bus vi</text:span></text:span><text:span text:style-name="Default_20_Paragraph_20_Font"><text:span text:style-name="T7">t</text:span></text:span><text:span text:style-name="Default_20_Paragraph_20_Font"><text:span text:style-name="T2">um est honestissime vivere propositum astruit. Pro-<text:line-break/>spiciens autem oportere hujus auctorem artem callere sua-<text:line-break/>forianr et hoc futurum si rationibus dialecticis praeclare<text:line-break/>uti videretur apud eos qui eum convenirent, disserendi<text:line-break/>facultatem meditatus qua perf</text:span></text:span><text:span text:style-name="Default_20_Paragraph_20_Font"><text:span text:style-name="T7">os</text:span></text:span><text:span text:style-name="Default_20_Paragraph_20_Font"><text:span text:style-name="T2">si ab iis quae noxia sunt<text:line-break/>liberi ad ea evehimur quae omnino prodesse nata sunt,<text:line-break/>eam constituit. Sic itaque a Socrate tres in partes phi-<text:line-break/>losophia divisa est quae prius .sola rerum naturalium spe-</text:span></text:span></text:p>
      <text:p text:style-name="P3"><text:span text:style-name="Default_20_Paragraph_20_Font"><text:span text:style-name="T2">culatione circumscripta videbatur. Hoc igitur praefari<text:line-break/>oportebat, ut ex quodam initio philosophicam historiam<text:line-break/>conderemus. At de .isse </text:span></text:span><text:span text:style-name="Default_20_Paragraph_20_Font"><text:span text:style-name="T7">materia</text:span></text:span><text:span text:style-name="Default_20_Paragraph_20_Font"><text:span text:style-name="T2"> disserere proposuimus<text:line-break/>non quod proprium quid invenerimus, fed quod quae ab<text:line-break/>antiquioribus fparlim fufeque dicta funt ea colligentes<text:line-break/>dilucide ac conci</text:span></text:span><text:span text:style-name="Default_20_Paragraph_20_Font"><text:span text:style-name="T7">t</text:span></text:span><text:span text:style-name="Default_20_Paragraph_20_Font"><text:span text:style-name="T2">e studuerimus de ea disserere; ut qui<text:line-break/>difcendi studio ducti ad haec accesserint interpretibus<text:line-break/>non indigeant, fied seipsis quae dicta funt. singula apertius<text:line-break/>intelligant. Sed tutius enitamur de eo verba facere ca-<text:line-break/>ptiosis et multopere exornatis dialecticorum </text:span></text:span><text:span text:style-name="Default_20_Paragraph_20_Font"><text:span text:style-name="T7">ra</text:span></text:span><text:span text:style-name="Default_20_Paragraph_20_Font"><text:span text:style-name="T2">ti</text:span></text:span><text:span text:style-name="Default_20_Paragraph_20_Font"><text:span text:style-name="T7">ocinat</text:span></text:span><text:span text:style-name="Default_20_Paragraph_20_Font"><text:span text:style-name="T2">i</text:span></text:span><text:span text:style-name="Default_20_Paragraph_20_Font"><text:span text:style-name="T7">o-<text:line-break/>n</text:span></text:span><text:span text:style-name="Default_20_Paragraph_20_Font"><text:span text:style-name="T2"> i</text:span></text:span><text:span text:style-name="Default_20_Paragraph_20_Font"><text:span text:style-name="T7">b</text:span></text:span><text:span text:style-name="Default_20_Paragraph_20_Font"><text:span text:style-name="T2">as praetermissis. Non enim ostentationis gratia de eo<text:line-break/>studium sufcepimus, fed quod voluerimus his </text:span></text:span><text:span text:style-name="Default_20_Paragraph_20_Font"><text:span text:style-name="T7">honeste pr</text:span></text:span><text:span text:style-name="Default_20_Paragraph_20_Font"><text:span text:style-name="T2">o</text:span></text:span><text:span text:style-name="Default_20_Paragraph_20_Font"><text:span text:style-name="T7">d-<text:line-break/>e/su</text:span></text:span><text:span text:style-name="Default_20_Paragraph_20_Font"><text:span text:style-name="T2">, qui prius aliquod ex philosophia emolumentum pro-<text:line-break/>mere decreverunt arbitrati philosophari non suium detrita<text:line-break/>veste indutos, fed et eos- qui consimili ceteris incessu gra-<text:line-break/>dientes mentem maxime philosophicam habere studuerunt.<text:line-break/>Paucioribus autem quaecunque ah iis qui nos edocuerunt<text:line-break/>audivimus et quae ipsi perlegendo didicimus nunc in unum</text:span></text:span></text:p>
      <text:p text:style-name="P3"><text:span text:style-name="Default_20_Paragraph_20_Font"><text:span text:style-name="T2">cogere tentavimus, ut ex omnibus alieni notum sit unde<text:line-break/>primum philosophia ad Graecos pervenerit, qui ipsam in-<text:line-break/>troduxerint, qui denique doctrina aestimati fuerint prae..<text:line-break/>cellere ceteris qui ad haec animum appulerunt.</text:span></text:span></text:p>
      <text:h text:style-name="Heading_20_2" text:outline-level="2"><text:span text:style-name="Default_20_Paragraph_20_Font">caput II.</text:span></text:h>
      <text:p text:style-name="Normal"><text:span text:style-name="Default_20_Paragraph_20_Font"><text:span text:style-name="T2">De </text:span></text:span><text:span text:style-name="Default_20_Paragraph_20_Font"><text:span text:style-name="T7">successione ph</text:span></text:span><text:span text:style-name="Default_20_Paragraph_20_Font"><text:span text:style-name="T2">i</text:span></text:span><text:span text:style-name="Default_20_Paragraph_20_Font"><text:span text:style-name="T7">losophorum.</text:span></text:span></text:p>
      <text:p text:style-name="P1"><text:span text:style-name="Default_20_Paragraph_20_Font"><text:span text:style-name="T2">Primus est igitur, ut quamplurimi augurantur, qui<text:line-break/>philosophiam disciplinam apud Ionas introduxit Thales<text:line-break/>Milesius , a quo et sapientiam quae ejus aetatis fuit leni-.<text:line-break/>cam omnes appellanti Huic familiaris factus Anaxmander<text:line-break/>eodem modo philosophatus est, qui Anaximenetn doctrinae<text:line-break/></text:span></text:span><text:span text:style-name="Default_20_Paragraph_20_Font"><text:span text:style-name="T7">t</text:span></text:span><text:span text:style-name="Default_20_Paragraph_20_Font"><text:span text:style-name="T2">uae aemulum successorem constituit et Anaxagorae prae-<text:line-break/>ceptorem fieri curavit. Hic Mileto relicta venit Athenas<text:line-break/>et Archelaum Atheniensem primum ad philosuphiam con-</text:span></text:span></text:p>
      <text:p text:style-name="P3"><text:span text:style-name="Default_20_Paragraph_20_Font"><text:span text:style-name="T2">citavit. Cujus auditor fuit Socrates qui in multis poste-<text:line-break/>ris et coaevis cau</text:span></text:span><text:span text:style-name="Default_20_Paragraph_20_Font"><text:span text:style-name="T7">t</text:span></text:span><text:span text:style-name="Default_20_Paragraph_20_Font"><text:span text:style-name="T2">a fuit ut sincere philosophiae lucum-<text:line-break/>herent. Qui namque ad ipfum accedebant prope omnes,<text:line-break/>ut dicitur, philosophiae desiderio inflammatos dimisit.<text:line-break/>Quum autem socratici multi exstiterint, necesse est nunc<text:line-break/>solum eorum mentionem facere, qui ejusdem </text:span></text:span><text:span text:style-name="Default_20_Paragraph_20_Font"><text:span text:style-name="T7">sec</text:span></text:span><text:span text:style-name="Default_20_Paragraph_20_Font"><text:span text:style-name="T2">t</text:span></text:span><text:span text:style-name="Default_20_Paragraph_20_Font"><text:span text:style-name="T7">ae</text:span></text:span><text:span text:style-name="Default_20_Paragraph_20_Font"><text:span text:style-name="T2"> relicti<text:line-break/>fuere successores. Plato igitur plurimum ceteris praecel-<text:line-break/>luit philosophiae adyta ita penetrans, ut quis diceret,<text:line-break/>invidia superata Socratici nomen assequutus est, susceptae<text:line-break/>veteris academice princeps suit fama celebratissimus. Speu-<text:line-break/>sippus autem brevi aliquo tempore eadem in secta mansit,<text:line-break/>sed arthriticis morbis obsessus in suum locum Xenocratem<text:line-break/>dogmatum Platonicorum interpretem constituit. Huic au-<text:line-break/>tem successit Polemon qui jurabat in verba Platonis nec-<text:line-break/>nou Crantoris. praeceptor factus est, in quo vetus academia<text:line-break/>finem habuit. Crantoris. auditor fuit Arcesilaus qui tue:<text:line-break/>diam academiam invexit et epochen, hoc est tacitam fen-<text:line-break/>tentiam, excogitavit. Hujus Carneades successor constitutus</text:span></text:span></text:p>
      <text:p text:style-name="P3"><text:span text:style-name="Default_20_Paragraph_20_Font"><text:span text:style-name="T2">novae academiae principia lustravit, quem fequutus est<text:line-break/>Clitomachus. Sunt vero praeter has omnes duae recen-<text:line-break/>tissimae academiae, quarum priori Philo praefuit, posteriori<text:line-break/>Anticchus. Quum autem permulti exstiterint Socratici,<text:line-break/>plerisque aequalem, inferiorem nemini fuisse Antisthenem<text:line-break/>arbitror, qui Cynicam </text:span></text:span><text:span text:style-name="Default_20_Paragraph_20_Font"><text:span text:style-name="T7">philosoph</text:span></text:span><text:span text:style-name="Default_20_Paragraph_20_Font"><text:span text:style-name="T2">i</text:span></text:span><text:span text:style-name="Default_20_Paragraph_20_Font"><text:span text:style-name="T7">am</text:span></text:span><text:span text:style-name="Default_20_Paragraph_20_Font"><text:span text:style-name="T2"> vitae addidit; cujus<text:line-break/>Diogenes factus est. fectator ac in vitae institutis similis.<text:line-break/>Hune zeno Citieus audivit, qui et Stoicam philosophiam<text:line-break/>adinvenit. zenonis hujus sententias excepit Cleanthes et<text:line-break/>hujus Ch</text:span></text:span><text:span text:style-name="Default_20_Paragraph_20_Font"><text:span text:style-name="T7">r</text:span></text:span><text:span text:style-name="Default_20_Paragraph_20_Font"><text:span text:style-name="T2">ysippus auditor simile vitae institutum fequutus<text:line-break/>esu Cbrysippi Diogenes Babylonius auditor factus Anti-<text:line-break/>patri praeceptor fuit. </text:span></text:span><text:span text:style-name="Default_20_Paragraph_20_Font"><text:span text:style-name="T7">Ant</text:span></text:span><text:span text:style-name="Default_20_Paragraph_20_Font"><text:span text:style-name="T2">i</text:span></text:span><text:span text:style-name="Default_20_Paragraph_20_Font"><text:span text:style-name="T7">pa</text:span></text:span><text:span text:style-name="Default_20_Paragraph_20_Font"><text:span text:style-name="T2">t</text:span></text:span><text:span text:style-name="Default_20_Paragraph_20_Font"><text:span text:style-name="T7">ru</text:span></text:span><text:span text:style-name="Default_20_Paragraph_20_Font"><text:span text:style-name="T2">m audivit Posidonius.<text:line-break/>Aristippus autem Cyrenaeus a quo philosophiam Cyrenai-<text:line-break/>cam accepimus Soeraticae auscultationis fuit particeps.<text:line-break/>Sed neque aequum est contentiosam </text:span></text:span><text:span text:style-name="Default_20_Paragraph_20_Font"><text:span text:style-name="T7">d</text:span></text:span><text:span text:style-name="Default_20_Paragraph_20_Font"><text:span text:style-name="T2">i</text:span></text:span><text:span text:style-name="Default_20_Paragraph_20_Font"><text:span text:style-name="T7">alecticam</text:span></text:span><text:span text:style-name="Default_20_Paragraph_20_Font"><text:span text:style-name="T2"> Megareu-<text:line-break/>sium philosophiam spernere , quam incepit Euclides Mega-<text:line-break/>rensis qui Stilponem docuit quique nulli Socraticorum io-<text:line-break/>genii subtilitate inferior factus esu Eorundem dogmatum</text:span></text:span></text:p>
      <text:p text:style-name="P3"><text:span text:style-name="Default_20_Paragraph_20_Font"><text:span text:style-name="T2">inventor fuit Stilpo Megaricns, quem fequutus est Mene-<text:line-break/>demus Eretriensis, a quo Eretrica philosophia denominata<text:line-break/>esu Phaedonem ElienIem primas obtinuisse inter Socra-<text:line-break/>lices nullus ignoravit, cujus rationes quum memoriae<text:line-break/>mandasset Anaxagoras Ahderites Pyrrbonem docuit aucto-<text:line-break/>rem Scepticae philosophiae. Aristoteles autem quum diu<text:line-break/>Platonis placitis adhaesisset, aliis. postea feipfum addixit,<text:line-break/>qui Theophrastum suae </text:span></text:span><text:span text:style-name="Default_20_Paragraph_20_Font"><text:span text:style-name="T7">t</text:span></text:span><text:span text:style-name="Default_20_Paragraph_20_Font"><text:span text:style-name="T2">ectae praefecit, qui et Stratonem<text:line-break/>adduxit ad peculiarem quandam speculationis physicae for-<text:line-break/>mulatn. Epicurus autem, ut nonnulli tradiderunt, spreta<text:line-break/>philosophiae gravitate ad quandam disciplinae rationem<text:line-break/>devenit ab accuratis philosophis non omnino approbatam.<text:line-break/>Hunc Metrodorus audivit et Hermachus, qui Epicuro<text:line-break/>successi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gener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i </text:span></text:span><text:span text:style-name="Default_20_Paragraph_20_Font"><text:span text:style-name="T7">philosophorum.</text:span></text:span></text:p>
      <text:p text:style-name="P1"><text:span text:style-name="Default_20_Paragraph_20_Font"><text:span text:style-name="T2">At duo sunt celebrium philosophorum genera, leni-<text:line-break/>eum et Italicum. At de Ionico multa fatis jam dictu sunt.</text:span></text:span></text:p>
      <text:p text:style-name="P3"><text:span text:style-name="Default_20_Paragraph_20_Font"><text:span text:style-name="T2">Italici vero, ejus quidem quod Crotone et Parento viguit,<text:line-break/>princeps extitit Pythagoras ; ejus autem quod Elaeae flo-<text:line-break/>ruit Xenophanes Colophonius princeps fuit, qui dubita-<text:line-break/>tortae potius quam dogmaticae philosophiae scctator ple-<text:line-break/>risque esse videbatur. Postea vero hujus placitis delectati<text:line-break/>sunt Melissea et Parmenides, quem rerum abditarum noti-<text:line-break/>tiam adeptum fuisse ferunt. Sed zeno Eleates conten-<text:line-break/>tiosae philosophiae princeps fuisse commemoratur. Hujus<text:line-break/>auditor Leucippus Abderites primus atomorum inventionem<text:line-break/>excogitavit. Ab eo vero depromptum dogma Democritus<text:line-break/>id magis stabilivit. Democriti successor aemulus fuitProta-<text:line-break/>goras Abderites, qui oratoriam artem philosophiae coniunxit.</text:span></text:span></text:p>
      <text:h text:style-name="Heading_20_2" text:outline-level="2"><text:span text:style-name="Default_20_Paragraph_20_Font">Caput III.</text:span></text:h>
      <text:p text:style-name="Normal"><text:span text:style-name="Default_20_Paragraph_20_Font"><text:span text:style-name="T7">ce cogn</text:span></text:span><text:span text:style-name="Default_20_Paragraph_20_Font"><text:span text:style-name="T2">o</text:span></text:span><text:span text:style-name="Default_20_Paragraph_20_Font"><text:span text:style-name="T7">min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 </text:span></text:span><text:span text:style-name="Default_20_Paragraph_20_Font"><text:span text:style-name="T7">phi</text:span></text:span><text:span text:style-name="Default_20_Paragraph_20_Font"><text:span text:style-name="T2">l</text:span></text:span><text:span text:style-name="Default_20_Paragraph_20_Font"><text:span text:style-name="T7">osoph</text:span></text:span><text:span text:style-name="Default_20_Paragraph_20_Font"><text:span text:style-name="T2">i</text:span></text:span><text:span text:style-name="Default_20_Paragraph_20_Font"><text:span text:style-name="T7">ae.</text:span></text:span></text:p>
      <text:p text:style-name="P1"><text:span text:style-name="Default_20_Paragraph_20_Font"><text:span text:style-name="T2">At philosophia quaeque finita est partim quidem a<text:line-break/>viro </text:span></text:span><text:span text:style-name="Default_20_Paragraph_20_Font"><text:span text:style-name="T7">praecep</text:span></text:span><text:span text:style-name="Default_20_Paragraph_20_Font"><text:span text:style-name="T2">to</text:span></text:span><text:span text:style-name="Default_20_Paragraph_20_Font"><text:span text:style-name="T7">re</text:span></text:span><text:span text:style-name="Default_20_Paragraph_20_Font"><text:span text:style-name="T2">, quemadmodum Epicurea quae ab Eprcuro,<text:line-break/></text:span></text:span><text:span text:style-name="Default_20_Paragraph_20_Font"><text:span text:style-name="T7">et</text:span></text:span><text:span text:style-name="Default_20_Paragraph_20_Font"><text:span text:style-name="T2"> Pyt</text:span></text:span><text:span text:style-name="Default_20_Paragraph_20_Font"><text:span text:style-name="T7">hag</text:span></text:span><text:span text:style-name="Default_20_Paragraph_20_Font"><text:span text:style-name="T2">ori</text:span></text:span><text:span text:style-name="Default_20_Paragraph_20_Font"><text:span text:style-name="T7">ca quae a</text:span></text:span><text:span text:style-name="Default_20_Paragraph_20_Font"><text:span text:style-name="T2"> Pyt</text:span></text:span><text:span text:style-name="Default_20_Paragraph_20_Font"><text:span text:style-name="T7">heg</text:span></text:span><text:span text:style-name="Default_20_Paragraph_20_Font"><text:span text:style-name="T2">o</text:span></text:span><text:span text:style-name="Default_20_Paragraph_20_Font"><text:span text:style-name="T7">ra, par</text:span></text:span><text:span text:style-name="Default_20_Paragraph_20_Font"><text:span text:style-name="T2">t</text:span></text:span><text:span text:style-name="Default_20_Paragraph_20_Font"><text:span text:style-name="T7">im ab a</text:span></text:span><text:span text:style-name="Default_20_Paragraph_20_Font"><text:span text:style-name="T2">u</text:span></text:span><text:span text:style-name="Default_20_Paragraph_20_Font"><text:span text:style-name="T7">c</text:span></text:span><text:span text:style-name="Default_20_Paragraph_20_Font"><text:span text:style-name="T2">t</text:span></text:span><text:span text:style-name="Default_20_Paragraph_20_Font"><text:span text:style-name="T7">orum</text:span></text:span></text:p>
      <text:p text:style-name="P2"><text:span text:style-name="Default_20_Paragraph_20_Font"><text:span text:style-name="T7">patr</text:span></text:span><text:span text:style-name="Default_20_Paragraph_20_Font"><text:span text:style-name="T2">i</text:span></text:span><text:span text:style-name="Default_20_Paragraph_20_Font"><text:span text:style-name="T7">a ut Eretrica, Megarica, </text:span></text:span><text:span text:style-name="Default_20_Paragraph_20_Font"><text:span text:style-name="T2">partim a fine ac dogmate,<text:line-break/>ut Eudaemonica. Anaxarchus siquidem </text:span></text:span><text:span text:style-name="Default_20_Paragraph_20_Font"><text:span text:style-name="T7">t</text:span></text:span><text:span text:style-name="Default_20_Paragraph_20_Font"><text:span text:style-name="T2">uae probae insti-<text:line-break/>. tutioris finem esse selicitatem dicebat. Partim ab actione<text:line-break/>ut peripatetica; Aristoteles namque quod deambulando fa-<text:line-break/>miliaretn ad discipulos sermonem haberet hoc cognomine<text:line-break/></text:span></text:span><text:span text:style-name="Default_20_Paragraph_20_Font"><text:span text:style-name="T7">t</text:span></text:span><text:span text:style-name="Default_20_Paragraph_20_Font"><text:span text:style-name="T2">uam philosophiam appellandam censuit. Partim a pugnaci<text:line-break/>contentione , ut Cynica et dialectica. </text:span></text:span><text:span text:style-name="Default_20_Paragraph_20_Font"><text:span text:style-name="T7">P</text:span></text:span><text:span text:style-name="Default_20_Paragraph_20_Font"><text:span text:style-name="T2">a</text:span></text:span><text:span text:style-name="Default_20_Paragraph_20_Font"><text:span text:style-name="T7">rt</text:span></text:span><text:span text:style-name="Default_20_Paragraph_20_Font"><text:span text:style-name="T2">i</text:span></text:span><text:span text:style-name="Default_20_Paragraph_20_Font"><text:span text:style-name="T7">m a parte<text:line-break/>a</text:span></text:span><text:span text:style-name="Default_20_Paragraph_20_Font"><text:span text:style-name="T2">l</text:span></text:span><text:span text:style-name="Default_20_Paragraph_20_Font"><text:span text:style-name="T7">iqua ph</text:span></text:span><text:span text:style-name="Default_20_Paragraph_20_Font"><text:span text:style-name="T2">il</text:span></text:span><text:span text:style-name="Default_20_Paragraph_20_Font"><text:span text:style-name="T7">osoph</text:span></text:span><text:span text:style-name="Default_20_Paragraph_20_Font"><text:span text:style-name="T2">i</text:span></text:span><text:span text:style-name="Default_20_Paragraph_20_Font"><text:span text:style-name="T7">ae</text:span></text:span><text:span text:style-name="Default_20_Paragraph_20_Font"><text:span text:style-name="T2">, cui prae ceteris operam dederint, ut<text:line-break/>dialectica. Partim a locis in quibus diveriabantur, ut<text:line-break/>Stoica et academica. Partim ab affectu quo docentes ute-<text:line-break/>bantur, ut sceptica. Partim ab auctore, dogmate, fine et<text:line-break/>patria simul, ut quam Aristippus introduxit, quae quidem<text:line-break/>ab ipsi, inventore Aristippica dicta est, Cyrenaica vero ab<text:line-break/>ejus patria quam ille habuit, voluptuarla denique a fine<text:line-break/>suae philosophiae. Aristippum tamen voluptatem accusasse<text:line-break/>et damnasse potius suspicati </text:span></text:span><text:span text:style-name="Default_20_Paragraph_20_Font"><text:span text:style-name="T7">t</text:span></text:span><text:span text:style-name="Default_20_Paragraph_20_Font"><text:span text:style-name="T2">unt nonnulli. Et volupta-<text:line-break/>tem appellasse putarunt non illam quae ex sensuum actione<text:line-break/>oritur delectationem, </text:span></text:span><text:span text:style-name="Default_20_Paragraph_20_Font"><text:span text:style-name="T7">t</text:span></text:span><text:span text:style-name="Default_20_Paragraph_20_Font"><text:span text:style-name="T2">est eum animi statum qui molestia<text:line-break/>careat nullisque mulceatur illecebris.</text:span></text:span></text:p>
      <text:p text:style-name="P3"><text:span text:style-name="Default_20_Paragraph_20_Font"><text:span text:style-name="T2">D</text:span></text:span><text:span text:style-name="Default_20_Paragraph_20_Font"><text:span text:style-name="T7">e log</text:span></text:span><text:span text:style-name="Default_20_Paragraph_20_Font"><text:span text:style-name="T2">i</text:span></text:span><text:span text:style-name="Default_20_Paragraph_20_Font"><text:span text:style-name="T7">ca phi</text:span></text:span><text:span text:style-name="Default_20_Paragraph_20_Font"><text:span text:style-name="T2">lo</text:span></text:span><text:span text:style-name="Default_20_Paragraph_20_Font"><text:span text:style-name="T7">soph</text:span></text:span><text:span text:style-name="Default_20_Paragraph_20_Font"><text:span text:style-name="T2">i</text:span></text:span><text:span text:style-name="Default_20_Paragraph_20_Font"><text:span text:style-name="T7">ae par</text:span></text:span><text:span text:style-name="Default_20_Paragraph_20_Font"><text:span text:style-name="T2">t</text:span></text:span><text:span text:style-name="Default_20_Paragraph_20_Font"><text:span text:style-name="T7">e.</text:span></text:span></text:p>
      <text:p text:style-name="P1"><text:span text:style-name="Default_20_Paragraph_20_Font"><text:span text:style-name="T2">.. Logicam philosophiae partem ortu posteriorem, ordine<text:line-break/>priorem posteriores philosophi constituerunt arbitrantes<text:line-break/>accurate philosophaturus oportere non prius aliis partibus<text:line-break/>operam navare quam </text:span></text:span><text:span text:style-name="Default_20_Paragraph_20_Font"><text:span text:style-name="T7">d</text:span></text:span><text:span text:style-name="Default_20_Paragraph_20_Font"><text:span text:style-name="T2">i</text:span></text:span><text:span text:style-name="Default_20_Paragraph_20_Font"><text:span text:style-name="T7">scep</text:span></text:span><text:span text:style-name="Default_20_Paragraph_20_Font"><text:span text:style-name="T2">t</text:span></text:span><text:span text:style-name="Default_20_Paragraph_20_Font"><text:span text:style-name="T7">andi peri</text:span></text:span><text:span text:style-name="Default_20_Paragraph_20_Font"><text:span text:style-name="T2">ti</text:span></text:span><text:span text:style-name="Default_20_Paragraph_20_Font"><text:span text:style-name="T7">am adep</text:span></text:span><text:span text:style-name="Default_20_Paragraph_20_Font"><text:span text:style-name="T2">ti </text:span></text:span><text:span text:style-name="Default_20_Paragraph_20_Font"><text:span text:style-name="T7">sint</text:span></text:span><text:span text:style-name="Default_20_Paragraph_20_Font"><text:span text:style-name="T2"> et<text:line-break/>quid sit eorum </text:span></text:span><text:span text:style-name="Default_20_Paragraph_20_Font"><text:span text:style-name="T7">quae sunt</text:span></text:span><text:span text:style-name="Default_20_Paragraph_20_Font"><text:span text:style-name="T2"> unumquodque cognoverint. Qui-<text:line-break/>dam enim asseruerunt philosophiam- esse facultatem cogno- .<text:line-break/>suendi et efformandi optimam vitam. optimam autem vi-<text:line-break/>tam esse dixerunt unumquemijue secundum virtutem vi-<text:line-break/>vere. Quidam vero exercitationem artis hominibus ad -<text:line-break/>optimam vitam efformandam necessariae definierunt. At<text:line-break/>exercitationem quidem philosophiam omnes existimant;<text:line-break/>idoneam vero artem sapientiam, quae divinarum humana-<text:line-break/>mmque rerum comprehensio esu Quidam vero specula-<text:line-break/>tivum habitum eligendi et vitandi quod magis oporteat<text:line-break/>conjectarunt ipsamque nominarunt. Eligenda quidem et<text:line-break/>bona esse; fugienda vero et mala censuerunt. Bonum<text:line-break/>enim esse quod propter </text:span></text:span><text:span text:style-name="Default_20_Paragraph_20_Font"><text:span text:style-name="T7">t</text:span></text:span><text:span text:style-name="Default_20_Paragraph_20_Font"><text:span text:style-name="T2">e sequendum est et comparatum,<text:line-break/>possidenti utilitatis causa fit, malum vero quod propter<text:line-break/>fe fugiendum et obtentum damni causa est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ph</text:span></text:span><text:span text:style-name="Default_20_Paragraph_20_Font"><text:span text:style-name="T2">il</text:span></text:span><text:span text:style-name="Default_20_Paragraph_20_Font"><text:span text:style-name="T7">osoph</text:span></text:span><text:span text:style-name="Default_20_Paragraph_20_Font"><text:span text:style-name="T2">i</text:span></text:span><text:span text:style-name="Default_20_Paragraph_20_Font"><text:span text:style-name="T7">ae par</text:span></text:span><text:span text:style-name="Default_20_Paragraph_20_Font"><text:span text:style-name="T2">ti</text:span></text:span><text:span text:style-name="Default_20_Paragraph_20_Font"><text:span text:style-name="T7">bus.</text:span></text:span></text:p>
      <text:p text:style-name="P1"><text:span text:style-name="Default_20_Paragraph_20_Font"><text:span text:style-name="T2">At philosophiae partes quae ex sententia plurium ah-<text:line-break/>solutissimae esse creduntur tres deprehendimus; primam<text:line-break/>logicam </text:span></text:span><text:span text:style-name="Default_20_Paragraph_20_Font"><text:span text:style-name="T7">ra</text:span></text:span><text:span text:style-name="Default_20_Paragraph_20_Font"><text:span text:style-name="T2">tio</text:span></text:span><text:span text:style-name="Default_20_Paragraph_20_Font"><text:span text:style-name="T7">nalem, </text:span></text:span><text:span text:style-name="Default_20_Paragraph_20_Font"><text:span text:style-name="T2">qua entium quodque fecundum </text:span></text:span><text:span text:style-name="Default_20_Paragraph_20_Font"><text:span text:style-name="T7">t</text:span></text:span><text:span text:style-name="Default_20_Paragraph_20_Font"><text:span text:style-name="T2">ub-<text:line-break/>stantiam et secundum accidens,. mutuas eorum differentias<text:line-break/>perdiscimus et alia consimilia cognoscimus. Secundam<text:line-break/>physicam </text:span></text:span><text:span text:style-name="Default_20_Paragraph_20_Font"><text:span text:style-name="T7">naturalem</text:span></text:span><text:span text:style-name="Default_20_Paragraph_20_Font"><text:span text:style-name="T2"> per quam conspicere licet, quaenam<text:line-break/>ea caula sit qua et ordine coelestium corporum quaecun-<text:line-break/>que apparere videntur motus procedit et-quae sit ipfo-<text:line-break/>rum inter </text:span></text:span><text:span text:style-name="Default_20_Paragraph_20_Font"><text:span text:style-name="T7">t</text:span></text:span><text:span text:style-name="Default_20_Paragraph_20_Font"><text:span text:style-name="T2">e tarditas aut velocitas et quaecunque his funt<text:line-break/>similia. Tertiam omnium maxime necessariam vitaeque<text:line-break/>institutis utilissimam moralem, qua mutuo colloqui et pla-<text:line-break/>ride conversari disicimus; temerarios autem ac elatos non<text:line-break/>odio prosequendo, sed eludendo ac miserando contemnere,<text:line-break/>bene moratos vero ac mansuetos diligere. At </text:span></text:span><text:span text:style-name="Default_20_Paragraph_20_Font"><text:span text:style-name="T7">t</text:span></text:span><text:span text:style-name="Default_20_Paragraph_20_Font"><text:span text:style-name="T2">actiles est<text:line-break/>eorum secturi vitam qui mutuas easque probas consuetudines<text:line-break/>melius instituunt, quam illorum qui consuetudinem accessu<text:line-break/>difficilem prorsusque ab omni societate alienam inducunt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sectis.</text:span></text:span></text:p>
      <text:p text:style-name="P1"><text:span text:style-name="Default_20_Paragraph_20_Font"><text:span text:style-name="T2">Sectam aliqui tribus modis dici arbitrantur, commu-<text:line-break/>niter, proprie et propriissime. Communiter quidem opi-<text:line-break/>nlonum conspirationem esse aliquam in re quae ad vitam de-<text:line-break/>gendam spectat; proprie vero consensum in arte; propriis-<text:line-break/>sime autem consensum in philosophia. Ex notione vero<text:line-break/></text:span></text:span><text:span text:style-name="Default_20_Paragraph_20_Font"><text:span text:style-name="T7">t</text:span></text:span><text:span text:style-name="Default_20_Paragraph_20_Font"><text:span text:style-name="T2">ectam esse asserunt collectionem multorum dogmatum sibf<text:line-break/>invicem concordantium et ad- unum finem tendentium.<text:line-break/>Quatuor autem </text:span></text:span><text:span text:style-name="Default_20_Paragraph_20_Font"><text:span text:style-name="T7">t</text:span></text:span><text:span text:style-name="Default_20_Paragraph_20_Font"><text:span text:style-name="T2">ectae sunt quas maxime generales existi-<text:line-break/>maut ii qui de earum distinctione curam susceperunt.<text:line-break/>Una est dogmatica quae in multis posita et stabilior est;<text:line-break/>altera sceptica quae de omnibus rationes inquirit. Tertia<text:line-break/>praeterea est contentiosa quae sophismatis superior esse in<text:line-break/>concertationibus studet. Sophismata autem ejusmodi exi-<text:line-break/>stimant ut : quod ego </text:span></text:span><text:span text:style-name="Default_20_Paragraph_20_Font"><text:span text:style-name="T7">t</text:span></text:span><text:span text:style-name="Default_20_Paragraph_20_Font"><text:span text:style-name="T2">um tu non es : at homo </text:span></text:span><text:span text:style-name="Default_20_Paragraph_20_Font"><text:span text:style-name="T7">t</text:span></text:span><text:span text:style-name="Default_20_Paragraph_20_Font"><text:span text:style-name="T2">um :<text:line-break/>ergo tu non es homo: et id genus lasses pueriles et liti-<text:line-break/>giofas ratiocinationes. Quartam denique </text:span></text:span><text:span text:style-name="Default_20_Paragraph_20_Font"><text:span text:style-name="T7">t</text:span></text:span><text:span text:style-name="Default_20_Paragraph_20_Font"><text:span text:style-name="T2">ectam mixtam<text:line-break/>appellarunt, quae quibusdam in decretis collocata est ac</text:span></text:span></text:p>
      <text:p text:style-name="P3"><text:span text:style-name="Default_20_Paragraph_20_Font"><text:span text:style-name="T2">de multis dubitat neque omnia ut approbati edisserit. Do-<text:line-break/>gmaticos autem Pythagoram </text:span></text:span><text:span text:style-name="Default_20_Paragraph_20_Font"><text:span text:style-name="T7">stannum</text:span></text:span><text:span text:style-name="Default_20_Paragraph_20_Font"><text:span text:style-name="T2"> et Epicorum </text:span></text:span><text:span text:style-name="Default_20_Paragraph_20_Font"><text:span text:style-name="T7">A</text:span></text:span><text:span text:style-name="Default_20_Paragraph_20_Font"><text:span text:style-name="T2">i</text:span></text:span><text:span text:style-name="Default_20_Paragraph_20_Font"><text:span text:style-name="T7">he-<text:line-break/>niensum</text:span></text:span><text:span text:style-name="Default_20_Paragraph_20_Font"><text:span text:style-name="T2"> esse statuunt. Scepticos vero zenonem Elaeatem<text:line-break/>et Anaxarchum Abderitam et Pyrrhonem ,- qui quum apo-<text:line-break/>reticam </text:span></text:span><text:span text:style-name="Default_20_Paragraph_20_Font"><text:span text:style-name="T7">dub</text:span></text:span><text:span text:style-name="Default_20_Paragraph_20_Font"><text:span text:style-name="T2">i</text:span></text:span><text:span text:style-name="Default_20_Paragraph_20_Font"><text:span text:style-name="T7">am t</text:span></text:span><text:span text:style-name="Default_20_Paragraph_20_Font"><text:span text:style-name="T2">ectam esset amplexus, eam quam accu-<text:line-break/>rarissime coluit. Contentiosos vero appellarunt Euclidem<text:line-break/>et Menedemum et Clitomachum. Mixtae autem factae<text:line-break/>sectatores esse xenophanem , qui de omnibus dubitarit<text:line-break/>ac tantum decrevit omnia unum esse idque </text:span></text:span><text:span text:style-name="Default_20_Paragraph_20_Font"><text:span text:style-name="T7">unu</text:span></text:span><text:span text:style-name="Default_20_Paragraph_20_Font"><text:span text:style-name="T2">m esse<text:line-break/>deum et finitum et ratione praeditum et immutabilem,<text:line-break/>atque Democritum simili modo qui de nulla re alia suam<text:line-break/>protulit sententiam, sed de atomis, de vacuo et de infinito<text:line-break/>documentum reliquit.</text:span></text:span></text:p>
      <text:p text:style-name="Normal"><text:span text:style-name="Default_20_Paragraph_20_Font"><text:span text:style-name="T7">Quodna</text:span></text:span><text:span text:style-name="Default_20_Paragraph_20_Font"><text:span text:style-name="T2">m </text:span></text:span><text:span text:style-name="Default_20_Paragraph_20_Font"><text:span text:style-name="T7">sit phil</text:span></text:span><text:span text:style-name="Default_20_Paragraph_20_Font"><text:span text:style-name="T2">o</text:span></text:span><text:span text:style-name="Default_20_Paragraph_20_Font"><text:span text:style-name="T7">soph</text:span></text:span><text:span text:style-name="Default_20_Paragraph_20_Font"><text:span text:style-name="T2">i</text:span></text:span><text:span text:style-name="Default_20_Paragraph_20_Font"><text:span text:style-name="T7">ae princ</text:span></text:span><text:span text:style-name="Default_20_Paragraph_20_Font"><text:span text:style-name="T2">i</text:span></text:span><text:span text:style-name="Default_20_Paragraph_20_Font"><text:span text:style-name="T7">piu</text:span></text:span><text:span text:style-name="Default_20_Paragraph_20_Font"><text:span text:style-name="T2">m?</text:span></text:span></text:p>
      <text:p text:style-name="P1"><text:span text:style-name="Default_20_Paragraph_20_Font"><text:span text:style-name="T2">Principium tribus modis dicitur, primum ut -causale,<text:line-break/>secundum ut per modum constitutionis, tertium demon-<text:line-break/>strationis. Causale igitur principium est quum investiga-</text:span></text:span></text:p>
      <text:p text:style-name="P3"><text:span text:style-name="Default_20_Paragraph_20_Font"><text:span text:style-name="T2">mus, quid sit quod primos homines in philosophiae opi-.<text:line-break/>nionem venire impulerit. Per modum autem constitutio-<text:line-break/>nis seu constituendi principium quum quaerimus qualis<text:line-break/>sit pars quae prior in artem ^redacta suit-. Demonstratio-<text:line-break/>nis vero quum quae a nobis inventa sunt, ea demonstra-<text:line-break/>mus. Porro inventionis philosophiae cau</text:span></text:span><text:span text:style-name="Default_20_Paragraph_20_Font"><text:span text:style-name="T7">t</text:span></text:span><text:span text:style-name="Default_20_Paragraph_20_Font"><text:span text:style-name="T2">a est secundum<text:line-break/>Xenocratem quidquid est in vita turbulentum placare.</text:span></text:span></text:p>
      <text:h text:style-name="Heading_20_2" text:outline-level="2"><text:span text:style-name="Default_20_Paragraph_20_Font">Caput IV.</text:span></text:h>
      <text:p text:style-name="Normal"><text:span text:style-name="Default_20_Paragraph_20_Font"><text:span text:style-name="T2">D</text:span></text:span><text:span text:style-name="Default_20_Paragraph_20_Font"><text:span text:style-name="T7">e signo.</text:span></text:span></text:p>
      <text:p text:style-name="P1"><text:span text:style-name="Default_20_Paragraph_20_Font"><text:span text:style-name="T2">Signum definiunt dialectici enunciatum sanae menti<text:line-break/>consentaneum et antecedens concludens quod consequitur.<text:line-break/>signorum vero alia sunt indicantia, alia vero admonentia.<text:line-break/>Signum indicans est quod rem significatam ita proponit,<text:line-break/>ut simul ac illud conspectum est in rei significatae cogni-<text:line-break/>tionem nos adducat, quale in fumo signum esu Eo nun-<text:line-break/>que confpecto protinus quod ex igne ortum ipsis habeat</text:span></text:span></text:p>
      <text:p text:style-name="P3"><text:span text:style-name="Default_20_Paragraph_20_Font"><text:span text:style-name="T2">cognoscimus. Signum admonens est quo non nisi prius<text:line-break/>observato signo apparenti in rei significatae cognitionem<text:line-break/>devenimus, ut quae lac habet eam illico peperisse in-<text:line-break/>telligimus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j</text:span></text:span><text:span text:style-name="Default_20_Paragraph_20_Font"><text:span text:style-name="T2">y</text:span></text:span><text:span text:style-name="Default_20_Paragraph_20_Font"><text:span text:style-name="T7">llog</text:span></text:span><text:span text:style-name="Default_20_Paragraph_20_Font"><text:span text:style-name="T2">ismo.</text:span></text:span></text:p>
      <text:p text:style-name="P1"><text:span text:style-name="Default_20_Paragraph_20_Font"><text:span text:style-name="T2">Syllogismus est oratio quae ex concessis responsioni-<text:line-break/>bus de iis quae disseruntur inexspectatam conclusionem<text:line-break/>colligit, ut apud Platonem primo de republica. Thrafy-<text:line-break/>maesto enim concedente Iustum esse potentioris utilitatem<text:line-break/>praestare : et id potentius esse quod imperium habet in<text:line-break/>quaque civitate: principes autem civitatum singularum<text:line-break/>posse quoque aberrare ac sibi inutilia facienda imperare<text:line-break/>fubditis. Colligit Socrates id quoque justum esse ipsis<text:line-break/>magistratibus utilitatem non praestare,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desin</text:span></text:span><text:span text:style-name="Default_20_Paragraph_20_Font"><text:span text:style-name="T2">it</text:span></text:span><text:span text:style-name="Default_20_Paragraph_20_Font"><text:span text:style-name="T7">i</text:span></text:span><text:span text:style-name="Default_20_Paragraph_20_Font"><text:span text:style-name="T2">o</text:span></text:span><text:span text:style-name="Default_20_Paragraph_20_Font"><text:span text:style-name="T7">ne. .</text:span></text:span></text:p>
      <text:p text:style-name="P1"><text:span text:style-name="Default_20_Paragraph_20_Font"><text:span text:style-name="T2">Definitio autem oratio est conci</text:span></text:span><text:span text:style-name="Default_20_Paragraph_20_Font"><text:span text:style-name="T7">t</text:span></text:span><text:span text:style-name="Default_20_Paragraph_20_Font"><text:span text:style-name="T2">a quae nos ducit in<text:line-break/>cognitionem uniuscujusque rei. Uel definitio est oratio,</text:span></text:span></text:p>
      <text:p text:style-name="P3"><text:span text:style-name="Default_20_Paragraph_20_Font"><text:span text:style-name="T2">quae brevi commemoratione rem propositam nobis diluci-<text:line-break/>dam efficit. At definitionum aliae quissent sunt essentiales,<text:line-break/>aliae vero notionales, </text:span></text:span><text:span text:style-name="Default_20_Paragraph_20_Font"><text:span text:style-name="T7">specu</text:span></text:span><text:span text:style-name="Default_20_Paragraph_20_Font"><text:span text:style-name="T2">l</text:span></text:span><text:span text:style-name="Default_20_Paragraph_20_Font"><text:span text:style-name="T7">a</text:span></text:span><text:span text:style-name="Default_20_Paragraph_20_Font"><text:span text:style-name="T2">ti</text:span></text:span><text:span text:style-name="Default_20_Paragraph_20_Font"><text:span text:style-name="T7">vae e</text:span></text:span><text:span text:style-name="Default_20_Paragraph_20_Font"><text:span text:style-name="T2">t </text:span></text:span><text:span text:style-name="Default_20_Paragraph_20_Font"><text:span text:style-name="T7">acc</text:span></text:span><text:span text:style-name="Default_20_Paragraph_20_Font"><text:span text:style-name="T2">i</text:span></text:span><text:span text:style-name="Default_20_Paragraph_20_Font"><text:span text:style-name="T7">den</text:span></text:span><text:span text:style-name="Default_20_Paragraph_20_Font"><text:span text:style-name="T2">t</text:span></text:span><text:span text:style-name="Default_20_Paragraph_20_Font"><text:span text:style-name="T7">ale</text:span></text:span><text:span text:style-name="Default_20_Paragraph_20_Font"><text:span text:style-name="T2">s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div</text:span></text:span><text:span text:style-name="Default_20_Paragraph_20_Font"><text:span text:style-name="T2">isio</text:span></text:span><text:span text:style-name="Default_20_Paragraph_20_Font"><text:span text:style-name="T7">ne.</text:span></text:span></text:p>
      <text:p text:style-name="P1"><text:span text:style-name="Default_20_Paragraph_20_Font"><text:span text:style-name="T2">Divisionem existimant eorum quae in unum coierint<text:line-break/>sejunctionem distinctionemve esse. Dividi vero cenfent<text:line-break/>nomina in significantia et non significantia, tutum in par-<text:line-break/>ticulares partes, genera in species et differentias lu singu-<text:line-break/>saria et </text:span></text:span><text:span text:style-name="Default_20_Paragraph_20_Font"><text:span text:style-name="T7">haec</text:span></text:span><text:span text:style-name="Default_20_Paragraph_20_Font"><text:span text:style-name="T2"> in accidentia, </text:span></text:span><text:span text:style-name="Default_20_Paragraph_20_Font"><text:span text:style-name="T7">acc</text:span></text:span><text:span text:style-name="Default_20_Paragraph_20_Font"><text:span text:style-name="T2">i</text:span></text:span><text:span text:style-name="Default_20_Paragraph_20_Font"><text:span text:style-name="T7">den</text:span></text:span><text:span text:style-name="Default_20_Paragraph_20_Font"><text:span text:style-name="T2">t</text:span></text:span><text:span text:style-name="Default_20_Paragraph_20_Font"><text:span text:style-name="T7">ia</text:span></text:span><text:span text:style-name="Default_20_Paragraph_20_Font"><text:span text:style-name="T2"> i</text:span></text:span><text:span text:style-name="Default_20_Paragraph_20_Font"><text:span text:style-name="T7">n seipsa tu</text:span></text:span><text:span text:style-name="Default_20_Paragraph_20_Font"><text:span text:style-name="T2">m </text:span></text:span><text:span text:style-name="Default_20_Paragraph_20_Font"><text:span text:style-name="T7">in<text:line-break/>sublecta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sedi</text:span></text:span><text:span text:style-name="Default_20_Paragraph_20_Font"><text:span text:style-name="T2">ci</text:span></text:span><text:span text:style-name="Default_20_Paragraph_20_Font"><text:span text:style-name="T7">o.</text:span></text:span></text:p>
      <text:p text:style-name="P1"><text:span text:style-name="Default_20_Paragraph_20_Font"><text:span text:style-name="T2">Judicium est rem discernens animadversio. Duplex<text:line-break/>autem est judicium, alterum cujus usu vitam ducimus,<text:line-break/>alterum quo res existere vel non existere diiudicamus.<text:line-break/>Dicitur vero judicium tribus maxime modis, communiter,<text:line-break/>proprie et maxime proprie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vero.</text:span></text:span></text:p>
      <text:p text:style-name="P1"><text:span text:style-name="Default_20_Paragraph_20_Font"><text:span text:style-name="T2">Verum est quod alicui oppositum </text:span></text:span><text:span text:style-name="Default_20_Paragraph_20_Font"><text:span text:style-name="T7">cum re convenit.<text:line-break/></text:span></text:span><text:span text:style-name="Default_20_Paragraph_20_Font"><text:span text:style-name="T2">Differt autem verum a veritate substantia, constitutione,<text:line-break/>potentia. Substantia. quoniam . verum incorporeum est,<text:line-break/>effatum enim est et dictum, veritas autem corpus : nam<text:line-break/>omnium- rerum scientia est ac praecipue verarum. Prin-<text:line-break/>ceps facultas spiritus esse videtur qui meritu corporeus<text:line-break/>existimatur: constitutione vero haec- differunt quia evidens<text:line-break/>est, ut ego difputo ideo veritatem nobis esse indagandam,<text:line-break/>quod universa comprehendat: potentia quoniam verum<text:line-break/>pessimo cuique inest: nam vera interdum dicit vel medio-<text:line-break/>criter literis instructus:: veritas autem nonnisi probis et<text:line-break/>eruditis viris inesse potest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de</text:span></text:span><text:span text:style-name="Default_20_Paragraph_20_Font"><text:span text:style-name="T2">m</text:span></text:span><text:span text:style-name="Default_20_Paragraph_20_Font"><text:span text:style-name="T7">onstratione.</text:span></text:span></text:p>
      <text:p text:style-name="P1"><text:span text:style-name="Default_20_Paragraph_20_Font"><text:span text:style-name="T2">Quandoquidem ad rationalem philosophiae partem<text:line-break/>spectare videtur ferum- de demonstrationibus, consentaneum</text:span></text:span></text:p>
      <text:p text:style-name="P3"><text:span text:style-name="Default_20_Paragraph_20_Font"><text:span text:style-name="T2">est de iis verba facere. Demonstrationes voco syllogismos,<text:line-break/>qui ex evidentibus propositione et assumptione conclusio-<text:line-break/>nem inferunt vel qui nulla alia opus habent probatione.<text:line-break/>Sunt autem ejusmodi. Primus quando ex coniuncto an-<text:line-break/>tecedentis consequens infertur, ut dies est, ergo lux esu<text:line-break/>Secundus quando ex antecedenti et opposito consequentis<text:line-break/>antecedentis oppositum infertur, ut si dies est, lux est,<text:line-break/>atqui lux non est, dies igitur non esu Tertius in quo ex<text:line-break/>negato connexo et unius partis oppositio alterius partis<text:line-break/>oppositum deducitur, ut, si non dies est, nox est, fed dies<text:line-break/>est, igitur nox non esu Quartus in quo ex disiuncto et<text:line-break/>unius partis opposito reliquum infertur, ut, vel dies est<text:line-break/>veI nox esu Atqui dies non est, igitur nox esu Quintus<text:line-break/>in quo ex disiuncto et opposito uno eorum quae sunt in<text:line-break/>disiuncto oppositi reliquum infertur, ut, dies est, nox non<text:line-break/>est: atqui nex non est: ergo dies est.</text:span></text:span></text:p>
      <text:h text:style-name="P17" text:outline-level="2"><text:span text:style-name="Default_20_Paragraph_20_Font">Caput v</text:span></text:h>
      <text:p text:style-name="Normal"><text:span text:style-name="Default_20_Paragraph_20_Font"><text:span text:style-name="T2"><text:s/>De </text:span></text:span><text:span text:style-name="Default_20_Paragraph_20_Font"><text:span text:style-name="T7">ph</text:span></text:span><text:span text:style-name="Default_20_Paragraph_20_Font"><text:span text:style-name="T2">y</text:span></text:span><text:span text:style-name="Default_20_Paragraph_20_Font"><text:span text:style-name="T7">sica seu rerum natural</text:span></text:span><text:span text:style-name="Default_20_Paragraph_20_Font"><text:span text:style-name="T2">i</text:span></text:span><text:span text:style-name="Default_20_Paragraph_20_Font"><text:span text:style-name="T7">um sc</text:span></text:span><text:span text:style-name="Default_20_Paragraph_20_Font"><text:span text:style-name="T2">i</text:span></text:span><text:span text:style-name="Default_20_Paragraph_20_Font"><text:span text:style-name="T7">ent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Quaecunque igitur par fuit de iis agere quae ad ra-<text:line-break/>tionalem philosophiae partem attinent, alio in opere plu-<text:line-break/>ribus verbis enarravimus. Nos autem pauca de his fo-<text:line-break/>lummodo perstringentes adhibito quodam disputandi modo<text:line-break/>ad ea recensenda properamus, quae de natura rerum au-<text:line-break/>liqui tradidere. Atque de his si quisquam dicat, licet<text:line-break/>omnes facile reprehendamus, non moleste tamen feremus<text:line-break/>et hac de re manifesta constitui posse arbitramur et rane<text:line-break/>primum discentibus tironibus ab his propter facilitatem<text:line-break/>philosophiae exordium capiendum censuerimus. I</text:span></text:span><text:span text:style-name="Default_20_Paragraph_20_Font"><text:span text:style-name="T7">n</text:span></text:span><text:span text:style-name="Default_20_Paragraph_20_Font"><text:span text:style-name="T2">itium<text:line-break/>ergo petemus a primis rerum </text:span></text:span><text:span text:style-name="Default_20_Paragraph_20_Font"><text:span text:style-name="T7">n</text:span></text:span><text:span text:style-name="Default_20_Paragraph_20_Font"><text:span text:style-name="T2">aturalium principiis tam<text:line-break/>efficientibus quam materialibus: quae quidem ut par fuit,<text:line-break/>ubi agitavimus animo, aptum esse et consentaneum judi-<text:line-break/>cavitnus varias antiquorum de illis philosophorum opinio-<text:line-break/>nes ac de deo qui est prima et essicientissima rerum om-</text:span></text:span></text:p>
      <text:p text:style-name="P3"><text:span text:style-name="Default_20_Paragraph_20_Font"><text:span text:style-name="T2">nium quae funt quaeque in dies gignuntur cau</text:span></text:span><text:span text:style-name="Default_20_Paragraph_20_Font"><text:span text:style-name="T7">t</text:span></text:span><text:span text:style-name="Default_20_Paragraph_20_Font"><text:span text:style-name="T2">a et, ut<text:line-break/>ita dicam, opifex in medium afferre. Plato siquidem et<text:line-break/>zeno Stoicus de dei- essentia disputantes non mundum<text:line-break/>ipsum esse dixerunt , </text:span></text:span><text:span text:style-name="Default_20_Paragraph_20_Font"><text:span text:style-name="T7">t</text:span></text:span><text:span text:style-name="Default_20_Paragraph_20_Font"><text:span text:style-name="T2">ed praeter haec omnia quiddam<text:line-break/>aliud </text:span></text:span><text:span text:style-name="Default_20_Paragraph_20_Font"><text:span text:style-name="T7">i</text:span></text:span><text:span text:style-name="Default_20_Paragraph_20_Font"><text:span text:style-name="T2"> incorporeum quidem deum esse Plato fentit; cor-<text:line-break/>pus vero feu corporeum zeno asseverat. Tamen de ejus<text:line-break/>forma nihil statuerunt. Epicurus autem humanam ipsum<text:line-break/>habere figuram credidit Stoici propriam quidem eum<text:line-break/>femper non retinere, sini igneus spiritus cum sit omnium<text:line-break/>quibus affluxerit formam facile fufcipere illisque similem<text:line-break/>effici, certum et definitum locum habere et digrediendo<text:line-break/>ipsimi moveri Epicurus asseverare conatus esu Stoici in-<text:line-break/>situm et innatum per omnia penetrare e</text:span></text:span><text:span text:style-name="Default_20_Paragraph_20_Font"><text:span text:style-name="T7">v</text:span></text:span><text:span text:style-name="Default_20_Paragraph_20_Font"><text:span text:style-name="T2"> singulis rebus<text:line-break/>feu naturis similem effectum cum eisdem et moveri et<text:line-break/>locum mutare dicunt atque ex ingenita sibi virtute rebus<text:line-break/>sibi coniunctis prospicere : iidem quoque deum quidem<text:line-break/>cuncta gubernare dixerunt , sed nullius rei curam pecu-<text:line-break/>liarrter habere. At vero Epicurus affirmat beatam incor- ,<text:line-break/>ruptibilemque naturam neque ipsam in </text:span></text:span><text:span text:style-name="Default_20_Paragraph_20_Font"><text:span text:style-name="T7">t</text:span></text:span><text:span text:style-name="Default_20_Paragraph_20_Font"><text:span text:style-name="T2">e molestias ullas<text:line-break/>habere neque alicui alteri negotium lacessere, universis</text:span></text:span></text:p>
      <text:p text:style-name="P3"><text:span text:style-name="Default_20_Paragraph_20_Font"><text:span text:style-name="T2">tamen hominibus bona deum elargiri. Plato autem opi-<text:line-break/>natus est deum largitorem esse rerum omnium quae ad<text:line-break/>vitam spectant, non alium esse </text:span></text:span><text:span text:style-name="Default_20_Paragraph_20_Font"><text:span text:style-name="T7">t</text:span></text:span><text:span text:style-name="Default_20_Paragraph_20_Font"><text:span text:style-name="T2">ensile Quicunque 1nuu-<text:line-break/>dum genitum esse putaverunt, deum dixerunt ipsius opili-<text:line-break/>cem fuisse: alii vero qui genitum mundum concesserunt,<text:line-break/>non eandem de ipsius fine sententiam habuerunt. Verum<text:line-break/>Plato immortalem esse atque interitus expertem propter<text:line-break/>opificis industriam existimat. Stoici contra interire mun-<text:line-break/>dum putant atque ignis opera qui in infinitum diffundi-<text:line-break/>tur, ipsius mutationem contingere materia aliquod tempus<text:line-break/>quiescente et cessante: rursus vero in contrarium statum<text:line-break/>ex igne vergentibus rebus et conversis quoad principia in<text:line-break/>aliorum elementorum naturam et ru</text:span></text:span><text:span text:style-name="Default_20_Paragraph_20_Font"><text:span text:style-name="T7">ct</text:span></text:span><text:span text:style-name="Default_20_Paragraph_20_Font"><text:span text:style-name="T2">us coagmentatis at-<text:line-break/>que a deo in unum corpus redactis ac omnino ex nova<text:line-break/>natura in mundum coalescentibus. Ac ceteri quidem om-<text:line-break/>nes qui deum cunctarum rerum auctorem crediderunt,<text:line-break/>ipsum quoque unum horum omnium caulam statuere eo-<text:line-break/>nati sunt. Solus Plato ideas introduxit in quas intuens</text:span></text:span></text:p>
      <text:p text:style-name="P3"><text:span text:style-name="Default_20_Paragraph_20_Font"><text:span text:style-name="T2">dens potest operari : item materiam introducunt omni qua-<text:line-break/>litate carentem, ex qua singula quaeque non inaequalia<text:line-break/>conficeret , fed ab ipsa omnes gignerentur effectus. </text:span></text:span><text:span text:style-name="Default_20_Paragraph_20_Font"><text:span text:style-name="T7">re-<text:line-break/>rum quon</text:span></text:span><text:span text:style-name="Default_20_Paragraph_20_Font"><text:span text:style-name="T2">i</text:span></text:span><text:span text:style-name="Default_20_Paragraph_20_Font"><text:span text:style-name="T7">am de effic</text:span></text:span><text:span text:style-name="Default_20_Paragraph_20_Font"><text:span text:style-name="T2">i</text:span></text:span><text:span text:style-name="Default_20_Paragraph_20_Font"><text:span text:style-name="T7">ente pr</text:span></text:span><text:span text:style-name="Default_20_Paragraph_20_Font"><text:span text:style-name="T2">i</text:span></text:span><text:span text:style-name="Default_20_Paragraph_20_Font"><text:span text:style-name="T7">nc</text:span></text:span><text:span text:style-name="Default_20_Paragraph_20_Font"><text:span text:style-name="T2">i</text:span></text:span><text:span text:style-name="Default_20_Paragraph_20_Font"><text:span text:style-name="T7">pi</text:span></text:span><text:span text:style-name="Default_20_Paragraph_20_Font"><text:span text:style-name="T2">o sutis </text:span></text:span><text:span text:style-name="Default_20_Paragraph_20_Font"><text:span text:style-name="T7">mu</text:span></text:span><text:span text:style-name="Default_20_Paragraph_20_Font"><text:span text:style-name="T2">lt</text:span></text:span><text:span text:style-name="Default_20_Paragraph_20_Font"><text:span text:style-name="T7">a a</text:span></text:span><text:span text:style-name="Default_20_Paragraph_20_Font"><text:span text:style-name="T2">t</text:span></text:span><text:span text:style-name="Default_20_Paragraph_20_Font"><text:span text:style-name="T7">tu</text:span></text:span><text:span text:style-name="Default_20_Paragraph_20_Font"><text:span text:style-name="T2">l</text:span></text:span><text:span text:style-name="Default_20_Paragraph_20_Font"><text:span text:style-name="T7">imu</text:span></text:span><text:span text:style-name="Default_20_Paragraph_20_Font"><text:span text:style-name="T2">s,<text:line-break/>tempus est ut de materia quoque aliquid dicamus. Cynici<text:line-break/>qui de ea locuti sunt principium materiale esse una et<text:line-break/>mente et voce omnes consenserunt, quodnam vero sit non<text:line-break/>omnes consentiunt. Sed Pherecydes Syrus terram id esse<text:line-break/>credidit. Tbales autem aquam. Anaximander infinitum.<text:line-break/>Anaximenes et Diogenes Apollouiata aerem. Heraclitus<text:line-break/>et Hippastts Metapontiuus ignem. Xenophanes Col</text:span></text:span><text:span text:style-name="Default_20_Paragraph_20_Font"><text:span text:style-name="T7">a</text:span></text:span><text:span text:style-name="Default_20_Paragraph_20_Font"><text:span text:style-name="T2">pho-<text:line-break/>nius terram et aquam. Hippo Rheginus ignem et aquam.<text:line-break/>Oenopio Chius ignem et aerem. Democritus vero in So-<text:line-break/>phisticis terram et ignem et aquam. Stoici quatuor ele-<text:line-break/>menta terram et ignem et aquam et aerem. Aristoteles<text:line-break/>autem his addidit corpus quod in orbem agitur. Empe-<text:line-break/>docles quatuor elementis amicitiam et litem adjungit:<text:line-break/>cum enim quatuor sint elementa materialia, amicitia haec</text:span></text:span></text:p>
      <text:p text:style-name="P3"><text:span text:style-name="Default_20_Paragraph_20_Font"><text:span text:style-name="T2">copulat, lis vero eadem dissolvit et dissipat. Democritus<text:line-break/>et Epicurus atomos omnium rerum principia esse opinan-<text:line-break/>tur. Heraclrdes Ponticus et Asclepiades Bithynus rerum<text:line-break/>principia .faciunt moles quasdam non compactas. Anaxa-<text:line-break/>goras ClaTomenius minimas quasdam similes rerum parti-<text:line-break/>cuias. Diodorus qui Cronus cognominatus est individua<text:line-break/>minimeque corpuscula. Pythagoras numer</text:span></text:span><text:span text:style-name="Default_20_Paragraph_20_Font"><text:span text:style-name="T7">o</text:span></text:span><text:span text:style-name="Default_20_Paragraph_20_Font"><text:span text:style-name="T2">s. Mathema-<text:line-break/>lici corporum fines. Strato cognomine physicus qualitates.</text:span></text:span></text:p>
      <text:h text:style-name="Heading_20_2" text:outline-level="2"><text:span text:style-name="Default_20_Paragraph_20_Font">Caput VI.</text:span></text:h>
      <text:p text:style-name="Normal"><text:span text:style-name="Default_20_Paragraph_20_Font"><text:span text:style-name="T2">D</text:span></text:span><text:span text:style-name="Default_20_Paragraph_20_Font"><text:span text:style-name="T7">e princ</text:span></text:span><text:span text:style-name="Default_20_Paragraph_20_Font"><text:span text:style-name="T2">i</text:span></text:span><text:span text:style-name="Default_20_Paragraph_20_Font"><text:span text:style-name="T7">p</text:span></text:span><text:span text:style-name="Default_20_Paragraph_20_Font"><text:span text:style-name="T2">ii </text:span></text:span><text:span text:style-name="Default_20_Paragraph_20_Font"><text:span text:style-name="T7">et causae d</text:span></text:span><text:span text:style-name="Default_20_Paragraph_20_Font"><text:span text:style-name="T2">i</text:span></text:span><text:span text:style-name="Default_20_Paragraph_20_Font"><text:span text:style-name="T7">sserenti</text:span></text:span></text:p>
      <text:p text:style-name="P1"><text:span text:style-name="Default_20_Paragraph_20_Font"><text:span text:style-name="T2">Principium et causam aliqui nihil inter fe differre<text:line-break/>putant: aliqui principium quidem rerum omnium originem<text:line-break/>praecedere existimant, nun tamen nilum eventus cujus-<text:line-break/>cunque causam esse dicunt, fed id quo secundum unum-<text:line-break/>quemque modum res fiunt. Caularum genera quatuor ii-<text:line-break/>dem statuunt. Antecedens quod ab eventu feparari potest</text:span></text:span></text:p>
      <text:p text:style-name="P3"><text:span text:style-name="Default_20_Paragraph_20_Font"><text:span text:style-name="T2">idque quod jam effecit permanet. Continens quod rem<text:line-break/>quam facit non de</text:span></text:span><text:span text:style-name="Default_20_Paragraph_20_Font"><text:span text:style-name="T7">t</text:span></text:span><text:span text:style-name="Default_20_Paragraph_20_Font"><text:span text:style-name="T2">erit et quo praefecte adest effectus et<text:line-break/>cessante immutatur, crescente augescit et decrescente de-<text:line-break/>crescit. Perfectum quod per fe fotum rem peragit. Ad-<text:line-break/>juvans quod ceteris pares vires in effectum conscit, ut in<text:line-break/>arando videmus, in quo vel plurimum adjuvare videtur,<text:line-break/>quod leve et exiguum ad effectum affert momentum, ut<text:line-break/>bobus quidem duobus sit opus: attamen arator multo fa-<text:line-break/>citius arabit opusque absolvet, si tertius adducatur qui<text:line-break/>aliorum laborem subleve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e</text:span></text:span><text:span text:style-name="Default_20_Paragraph_20_Font"><text:span text:style-name="T2">l</text:span></text:span><text:span text:style-name="Default_20_Paragraph_20_Font"><text:span text:style-name="T7">ementorum e</text:span></text:span><text:span text:style-name="Default_20_Paragraph_20_Font"><text:span text:style-name="T2">t </text:span></text:span><text:span text:style-name="Default_20_Paragraph_20_Font"><text:span text:style-name="T7">princ</text:span></text:span><text:span text:style-name="Default_20_Paragraph_20_Font"><text:span text:style-name="T2">i</text:span></text:span><text:span text:style-name="Default_20_Paragraph_20_Font"><text:span text:style-name="T7">p</text:span></text:span><text:span text:style-name="Default_20_Paragraph_20_Font"><text:span text:style-name="T2">ii </text:span></text:span><text:span text:style-name="Default_20_Paragraph_20_Font"><text:span text:style-name="T7">d</text:span></text:span><text:span text:style-name="Default_20_Paragraph_20_Font"><text:span text:style-name="T2">e</text:span></text:span><text:span text:style-name="Default_20_Paragraph_20_Font"><text:span text:style-name="T7">feren</text:span></text:span><text:span text:style-name="Default_20_Paragraph_20_Font"><text:span text:style-name="T2">ti</text:span></text:span><text:span text:style-name="Default_20_Paragraph_20_Font"><text:span text:style-name="T7">a.</text:span></text:span></text:p>
      <text:p text:style-name="P1"><text:span text:style-name="Default_20_Paragraph_20_Font"><text:span text:style-name="T2">Cum Ionici philosophi elementum a principio nihil<text:line-break/>differre arbitrarentur, plurimum Plato interesse judicavit,<text:line-break/>nihil enim prius esse censuit principio ex quo gigni po-<text:line-break/>luerit. Contingit vero elementis priorem esse informem<text:line-break/>substantiam, quam alii materiam qualitatis expertem nomi-<text:line-break/>nant, alii formam fcu perfectionem et privationem. Prae-</text:span></text:span></text:p>
      <text:p text:style-name="P3"><text:span text:style-name="Default_20_Paragraph_20_Font"><text:span text:style-name="T2">terea elementa aliqui composita et effectus nominant. Prin-<text:line-break/>cipium vero neutrum horum esse constent. Quamobrem<text:line-break/>merito Plato deprehensam in his differentiam demonstrat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na</text:span></text:span><text:span text:style-name="Default_20_Paragraph_20_Font"><text:span text:style-name="T2">t</text:span></text:span><text:span text:style-name="Default_20_Paragraph_20_Font"><text:span text:style-name="T7">ura.</text:span></text:span></text:p>
      <text:p text:style-name="P1"><text:span text:style-name="Default_20_Paragraph_20_Font"><text:span text:style-name="T2">Naturam definiunt aliqui spiritum arte praeditum et<text:line-break/>ad aliud aditum facientem. Alii corporum concretionem<text:line-break/>et dissolutionem. Aristoteles^ principium motus et quietis<text:line-break/>ejus in quo est primo per se et non per accidens esse<text:line-break/>existimavit. Naturalia vocat tum elementa quatuor, tum<text:line-break/>cetera quae ex eis fiunt, animalia, stirpes, metalla et quae<text:line-break/>in aere generantur, imbres et alia id genus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m</text:span></text:span><text:span text:style-name="Default_20_Paragraph_20_Font"><text:span text:style-name="T2">o</text:span></text:span><text:span text:style-name="Default_20_Paragraph_20_Font"><text:span text:style-name="T7">tu.</text:span></text:span></text:p>
      <text:p text:style-name="P1"><text:span text:style-name="Default_20_Paragraph_20_Font"><text:span text:style-name="T2">Motum omnes pene concedunt quicunque paulo dili-<text:line-break/>gentius philosophati sunt locorum commutationem, ut cum<text:line-break/>quis a loco ad. locum videtur transire. Physicum cum</text:span></text:span></text:p>
      <text:p text:style-name="P3"><text:span text:style-name="Default_20_Paragraph_20_Font"><text:span text:style-name="T2">quidam unum ex alio genitum in aliud transire demon-<text:line-break/>strant. Tertio ortum cum ex non entibus fit aliquid,<text:line-break/>interitum vero quando ex ente ad non ens transit, ut in<text:line-break/>animalibus quae corrumpuntur. Motum accretionis ut cum<text:line-break/>quid e parvo ad aliquid majus transiti Denique motum<text:line-break/>diminutionis ut cum ex majori aliquid breve redditur et<text:line-break/>ad minus transmutatur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corp</text:span></text:span><text:span text:style-name="Default_20_Paragraph_20_Font"><text:span text:style-name="T2">o</text:span></text:span><text:span text:style-name="Default_20_Paragraph_20_Font"><text:span text:style-name="T7">re.</text:span></text:span></text:p>
      <text:p text:style-name="P1"><text:span text:style-name="Default_20_Paragraph_20_Font"><text:span text:style-name="T2">Nonnullis corpus esse dicentibus quodcunque sive agat<text:line-break/>sive patiatur. Alii corpus esse definiunt quod triplici di-<text:line-break/>mensione constat cum renixu. Punctum namque esse cujus<text:line-break/>pars nulla : lineam vero longitudinem latitudinis expertem :<text:line-break/>superficiem quae longitudinis et latitudinis est particeps.<text:line-break/>Hanc vero cum profunditatem assumpserit corpus esse exi-<text:line-break/>stimant. Quidam etiam corporum extrema et terminos<text:line-break/>corpora esse crediderunt.</text:span></text:span></text:p>
      <text:p text:style-name="P3"><text:span text:style-name="Default_20_Paragraph_20_Font"><text:span text:style-name="T2">D</text:span></text:span><text:span text:style-name="Default_20_Paragraph_20_Font"><text:span text:style-name="T7">e sigura.</text:span></text:span></text:p>
      <text:p text:style-name="P1"><text:span text:style-name="Default_20_Paragraph_20_Font"><text:span text:style-name="T2">Figura corporis superficies, circumscriptio et terminus<text:line-break/>est. F</text:span></text:span><text:span text:style-name="Default_20_Paragraph_20_Font"><text:span text:style-name="T7">igurarum vero al</text:span></text:span><text:span text:style-name="Default_20_Paragraph_20_Font"><text:span text:style-name="T2">i</text:span></text:span><text:span text:style-name="Default_20_Paragraph_20_Font"><text:span text:style-name="T7">ae ro</text:span></text:span><text:span text:style-name="Default_20_Paragraph_20_Font"><text:span text:style-name="T2">t</text:span></text:span><text:span text:style-name="Default_20_Paragraph_20_Font"><text:span text:style-name="T7">undae sun</text:span></text:span><text:span text:style-name="Default_20_Paragraph_20_Font"><text:span text:style-name="T2">t,, </text:span></text:span><text:span text:style-name="Default_20_Paragraph_20_Font"><text:span text:style-name="T7">aliae angulare</text:span></text:span><text:span text:style-name="Default_20_Paragraph_20_Font"><text:span text:style-name="T2">s,<text:line-break/></text:span></text:span><text:span text:style-name="Default_20_Paragraph_20_Font"><text:span text:style-name="T7">quaru</text:span></text:span><text:span text:style-name="Default_20_Paragraph_20_Font"><text:span text:style-name="T2">m i</text:span></text:span><text:span text:style-name="Default_20_Paragraph_20_Font"><text:span text:style-name="T7">nsm</text:span></text:span><text:span text:style-name="Default_20_Paragraph_20_Font"><text:span text:style-name="T2">i</text:span></text:span><text:span text:style-name="Default_20_Paragraph_20_Font"><text:span text:style-name="T7">ta pene variat</text:span></text:span><text:span text:style-name="Default_20_Paragraph_20_Font"><text:span text:style-name="T2">i</text:span></text:span><text:span text:style-name="Default_20_Paragraph_20_Font"><text:span text:style-name="T7">o .es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</text:span></text:span><text:span text:style-name="Default_20_Paragraph_20_Font"><text:span text:style-name="T2"> i</text:span></text:span><text:span text:style-name="Default_20_Paragraph_20_Font"><text:span text:style-name="T7">dea seu far</text:span></text:span><text:span text:style-name="Default_20_Paragraph_20_Font"><text:span text:style-name="T2">i</text:span></text:span><text:span text:style-name="Default_20_Paragraph_20_Font"><text:span text:style-name="T7">na.</text:span></text:span></text:p>
      <text:p text:style-name="P1"><text:span text:style-name="Default_20_Paragraph_20_Font"><text:span text:style-name="T2">ldea est substantia incorporea , </text:span></text:span><text:span text:style-name="Default_20_Paragraph_20_Font"><text:span text:style-name="T7">t</text:span></text:span><text:span text:style-name="Default_20_Paragraph_20_Font"><text:span text:style-name="T2">ui similium cau</text:span></text:span><text:span text:style-name="Default_20_Paragraph_20_Font"><text:span text:style-name="T7">t</text:span></text:span><text:span text:style-name="Default_20_Paragraph_20_Font"><text:span text:style-name="T2">a et<text:line-break/>naturalium substantiarum sub sensum cadentium exemplar,<text:line-break/>ipfa quidem ex fe </text:span></text:span><text:span text:style-name="Default_20_Paragraph_20_Font"><text:span text:style-name="T7">n</text:span></text:span><text:span text:style-name="Default_20_Paragraph_20_Font"><text:span text:style-name="T2">on subsistens , fed formis carentes ma-<text:line-break/>ferias sibi similes reddens earumque co</text:span></text:span><text:span text:style-name="Default_20_Paragraph_20_Font"><text:span text:style-name="T7">n</text:span></text:span><text:span text:style-name="Default_20_Paragraph_20_Font"><text:span text:style-name="T2">stitutionis causa.<text:line-break/>Plato vero concedit quantum fieri potest quaerendas esse<text:line-break/>ideas in mente et cogitatione dei. Aristoteles autem for-<text:line-break/>mas quidem et ideas non abstulit, fed eas materiae con-<text:line-break/>juuctas esse voluit. Stoici nostras cogitationes ideas ap-<text:line-break/>p ellarunt.</text:span></text:span></text:p>
      <text:h text:style-name="P18" text:outline-level="2"><text:span text:style-name="Default_20_Paragraph_20_Font"><text:span text:style-name="T2">caput VII.</text:span></text:span></text:h>
      <text:p text:style-name="Normal"><text:span text:style-name="Default_20_Paragraph_20_Font"><text:span text:style-name="T2"><text:line-break/> De </text:span></text:span><text:span text:style-name="Default_20_Paragraph_20_Font"><text:span text:style-name="T7">mund</text:span></text:span><text:span text:style-name="Default_20_Paragraph_20_Font"><text:span text:style-name="T2">o.</text:span></text:span></text:p>
      <text:p text:style-name="P1"><text:span text:style-name="Default_20_Paragraph_20_Font"><text:span text:style-name="T2">Stoici mundum unum esse dixerunt et hunc totum<text:line-break/>esse et corporeum. Empedocles velo mundum quidem<text:line-break/>unum esse concedit, non tamen universum esse, fed exi-<text:line-break/>guam quandam universi particulam, reliquum vero otiosam<text:line-break/>materiam. Plato mundum unum esse et universum </text:span></text:span><text:span text:style-name="Default_20_Paragraph_20_Font"><text:span text:style-name="T7">tr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<text:line-break/></text:span></text:span><text:span text:style-name="Default_20_Paragraph_20_Font"><text:span text:style-name="T7">argumentis consue</text:span></text:span><text:span text:style-name="Default_20_Paragraph_20_Font"><text:span text:style-name="T2">r</text:span></text:span><text:span text:style-name="Default_20_Paragraph_20_Font"><text:span text:style-name="T7">a</text:span></text:span><text:span text:style-name="Default_20_Paragraph_20_Font"><text:span text:style-name="T2">t, quia perfectus non esset, si omnia<text:line-break/>non contineret nec exemplari, -id est mortali mundo, fimi-<text:line-break/>lis si unicus non esset , nec aeternus si quid extra fe ha-<text:line-break/>heret. Metrodorus praeceptor Epicuri ait absurdum esse<text:line-break/>in magno campo fpicam unam produci et unum in infi-<text:line-break/>nito mundum. Quod autem sit infinitus ex eo patet, quod<text:line-break/>infinitae sint causae. Etenim si mundus sit finitus, causae<text:line-break/>vero illius infinitae ex quibus prodiit, necesse est mundos<text:line-break/>dari infinitos. Siquidem ubi omnes causae, ibi etiam </text:span></text:span><text:span text:style-name="Default_20_Paragraph_20_Font"><text:span text:style-name="T7">t</text:span></text:span><text:span text:style-name="Default_20_Paragraph_20_Font"><text:span text:style-name="T2">uus<text:line-break/>effectus. Caulae autem sunt -atomi et elementa.</text:span></text:span></text:p>
      <text:p text:style-name="P3"><text:span text:style-name="Default_20_Paragraph_20_Font"><text:span text:style-name="T7">Quomodo const</text:span></text:span><text:span text:style-name="Default_20_Paragraph_20_Font"><text:span text:style-name="T2">i</text:span></text:span><text:span text:style-name="Default_20_Paragraph_20_Font"><text:span text:style-name="T7">tit mundu</text:span></text:span><text:span text:style-name="Default_20_Paragraph_20_Font"><text:span text:style-name="T2">s.</text:span></text:span></text:p>
      <text:p text:style-name="P1"><text:span text:style-name="Default_20_Paragraph_20_Font"><text:span text:style-name="T2">Constitit igitur mundus rotunda figura formatus hoc<text:line-break/>paeto ut gravissima corpora deorsum ferantur, levia vero<text:line-break/>furium, circum denique. et in orbem quae ex his sunt<text:line-break/>composita;</text:span></text:span></text:p>
      <text:h text:style-name="Heading_20_2" text:outline-level="2"><text:span text:style-name="Default_20_Paragraph_20_Font">Caput VIII.</text:span></text:h>
      <text:p text:style-name="Normal"><text:span text:style-name="Default_20_Paragraph_20_Font"><text:span text:style-name="T2"><text:s/>De </text:span></text:span><text:span text:style-name="Default_20_Paragraph_20_Font"><text:span text:style-name="T7">de</text:span></text:span><text:span text:style-name="Default_20_Paragraph_20_Font"><text:span text:style-name="T2">o.</text:span></text:span></text:p>
      <text:p text:style-name="P1"><text:span text:style-name="Default_20_Paragraph_20_Font"><text:span text:style-name="T2">Quae de deo inter initis omisimus, ea nunc dicemus.<text:line-break/>Nam ex antiquis philosophis quosdam invenimus qui deos<text:line-break/>ignorarunt, ut Protagoram Eleum, Theodorum Cyrenai-<text:line-break/>cum, Euemermn tifegeatam , non enim deos esse asserere<text:line-break/>ausi </text:span></text:span><text:span text:style-name="Default_20_Paragraph_20_Font"><text:span text:style-name="T7">t</text:span></text:span><text:span text:style-name="Default_20_Paragraph_20_Font"><text:span text:style-name="T2">unt. Videtur vero hujus opinionis fuisse. Euripides,<text:line-break/>quamquam id ipse non dicit ob metum Areopagitarum,<text:line-break/>fed Sisyphum id dicentem introducit. Sed istos missos<text:line-break/>faciamus et Anaxagoram potius audiamus, qui divinam</text:span></text:span></text:p>
      <text:p text:style-name="P3"><text:span text:style-name="Default_20_Paragraph_20_Font"><text:span text:style-name="T2">mentem asserit res omnes a primordiis mundi inter se<text:line-break/>consu</text:span></text:span><text:span text:style-name="Default_20_Paragraph_20_Font"><text:span text:style-name="T7">t</text:span></text:span><text:span text:style-name="Default_20_Paragraph_20_Font"><text:span text:style-name="T2">as distinxisse atque ita res omnes procreasse. Plato<text:line-break/>vero suppofuit prima corpora non constitisse, fed inordi-<text:line-break/>nate mota a deo in ordinem luisse coacta et ad id quod<text:line-break/>erat conveniens revocata. Thales vero mentem mundi .<text:line-break/>deum esse putabat. Anaximander autem mentes infinitas<text:line-break/>dees esse putat. Democritus autem mentem in igne sphae-<text:line-break/>rico animam mundi existimat. Pythagoras vero ex priu-<text:line-break/>cipiis unitatem deum et bonum esse putavit, quae sit<text:line-break/>unius natura ipsis mens est, indefinitam vero dualitatem<text:line-break/>daemonem et malum circa quam mundus est visibilis. Et<text:line-break/>Platoni hoc vi</text:span></text:span><text:span text:style-name="Default_20_Paragraph_20_Font"><text:span text:style-name="T7">t</text:span></text:span><text:span text:style-name="Default_20_Paragraph_20_Font"><text:span text:style-name="T2">um est deum ab omni materia separatum<text:line-break/>et nullis passionibus obnoxium. Aristoteles vero supremum<text:line-break/>deum formam esse definivit separatam, univeri</text:span></text:span><text:span text:style-name="Default_20_Paragraph_20_Font"><text:span text:style-name="T7">t</text:span></text:span><text:span text:style-name="Default_20_Paragraph_20_Font"><text:span text:style-name="T2"> tamen cir-<text:line-break/>culo inhaerentem: unde et corpus ejusmodi ab ipso ae-<text:line-break/>the</text:span></text:span><text:span text:style-name="Default_20_Paragraph_20_Font"><text:span text:style-name="T7">s</text:span></text:span><text:span text:style-name="Default_20_Paragraph_20_Font"><text:span text:style-name="T2">eum et magnum reputatum est, divisum in plures<text:line-break/>sphaeras. natura coniunctas, ratione vero separatas, ut aur-<text:line-break/>mal sit compositum ex corpore et divinitate et hoc ae-</text:span></text:span></text:p>
      <text:p text:style-name="P3"><text:span text:style-name="Default_20_Paragraph_20_Font"><text:span text:style-name="T2">thereum motum set in circulum volubile, animam vero<text:line-break/>rationem immobilem, causam motus secundum operationem.<text:line-break/>Stoici deum esse ignem arte praeditum vel spiritum arni-<text:line-break/>luantur et via procedentem ad mundi generationem et<text:line-break/>omnes omnium. rerum rationes continentem, quibus omnia<text:line-break/>fato eveniunt totum mundum pervadere ac appellationes<text:line-break/></text:span></text:span><text:span text:style-name="Default_20_Paragraph_20_Font"><text:span text:style-name="T7">s</text:span></text:span><text:span text:style-name="Default_20_Paragraph_20_Font"><text:span text:style-name="T2">ortitum pro diversitate materiae in quam diffusus est.<text:line-break/>Deum et mundum et stellas et terram esse censent. ld<text:line-break/>autem quod omnium supremum est mentem esse et deum.<text:line-break/>Enisurus vero deos omnes humana fpecie esse, fota vero<text:line-break/>ratione visibiles propter tenuitatem specierum eorum na-<text:line-break/>turae : hic vero sic alias quatuor naturas secundum genus<text:line-break/>incorruptibiles statuit atomosque, infinitum, vacuum et<text:line-break/>similitudines, bae vero dicuntur partes similares et elementa.</text:span></text:span></text:p>
      <text:p text:style-name="Normal"><text:span text:style-name="Default_20_Paragraph_20_Font"><text:span text:style-name="T2">U</text:span></text:span><text:span text:style-name="Default_20_Paragraph_20_Font"><text:span text:style-name="T7">nde dearum n</text:span></text:span><text:span text:style-name="Default_20_Paragraph_20_Font"><text:span text:style-name="T2">ot</text:span></text:span><text:span text:style-name="Default_20_Paragraph_20_Font"><text:span text:style-name="T7">itiam habemus.</text:span></text:span></text:p>
      <text:p text:style-name="P1"><text:span text:style-name="Default_20_Paragraph_20_Font"><text:span text:style-name="T2">Deum definiunt Stoici spiritum intelligibilem, formam<text:line-break/>non habentem, qui fe in id quod vult transformat. Dei</text:span></text:span></text:p>
      <text:p text:style-name="P3"><text:span text:style-name="Default_20_Paragraph_20_Font"><text:span text:style-name="T2">vero cognitionem habemus ex pulchritudine et magnitu-<text:line-break/>dine operum illius quae conspiciuntur: nihil enim temere<text:line-break/>aut caio pulchrum oritur, fed opificis sapientis opera:<text:line-break/>quamobrem Euripides dixit: stellae in coelo funt ornatus<text:line-break/>opificis sapientis. . Devenimus autem in hujusmodi cogui-<text:line-break/>tionem cum ex aliis stellis, tum praecipue ex side et luna,<text:line-break/>quae </text:span></text:span><text:span text:style-name="Default_20_Paragraph_20_Font"><text:span text:style-name="T7">subterraneu</text:span></text:span><text:span text:style-name="Default_20_Paragraph_20_Font"><text:span text:style-name="T2">m </text:span></text:span><text:span text:style-name="Default_20_Paragraph_20_Font"><text:span text:style-name="T7">iter e</text:span></text:span><text:span text:style-name="Default_20_Paragraph_20_Font"><text:span text:style-name="T2">m</text:span></text:span><text:span text:style-name="Default_20_Paragraph_20_Font"><text:span text:style-name="T7">ensa</text:span></text:span><text:span text:style-name="Default_20_Paragraph_20_Font"><text:span text:style-name="T2"> eodem colore, eadem figura,<text:line-break/>eadem magnitudine oriuntur eodemque et tempora et loca<text:line-break/>fervun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hero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 </text:span></text:span><text:span text:style-name="Default_20_Paragraph_20_Font"><text:span text:style-name="T7">e</text:span></text:span><text:span text:style-name="Default_20_Paragraph_20_Font"><text:span text:style-name="T2">t </text:span></text:span><text:span text:style-name="Default_20_Paragraph_20_Font"><text:span text:style-name="T7">dae</text:span></text:span><text:span text:style-name="Default_20_Paragraph_20_Font"><text:span text:style-name="T2">m</text:span></text:span><text:span text:style-name="Default_20_Paragraph_20_Font"><text:span text:style-name="T7">on</text:span></text:span><text:span text:style-name="Default_20_Paragraph_20_Font"><text:span text:style-name="T2">i</text:span></text:span><text:span text:style-name="Default_20_Paragraph_20_Font"><text:span text:style-name="T7">bus.</text:span></text:span></text:p>
      <text:p text:style-name="P1"><text:span text:style-name="Default_20_Paragraph_20_Font"><text:span text:style-name="T2">Thales, Plato, Pythagoras et cum his Stoici sentiunt<text:line-break/></text:span></text:span><text:span text:style-name="Default_20_Paragraph_20_Font"><text:span text:style-name="T7">e</text:span></text:span><text:span text:style-name="Default_20_Paragraph_20_Font"><text:span text:style-name="T2">os esse similes ac Daemon</text:span></text:span><text:span text:style-name="Default_20_Paragraph_20_Font"><text:span text:style-name="T7">e</text:span></text:span><text:span text:style-name="Default_20_Paragraph_20_Font"><text:span text:style-name="T2">s quidem substantias naturales,<text:line-break/>Heroas autem animas e corporibus separatas et harum<text:line-break/>bonas esse, quae hominum fuerint optime vitam traducen-<text:line-break/>tium: malas autem male viventium. Epicurus tam Dae-<text:line-break/>menas quam Heroas non concedit.</text:span></text:span></text:p>
      <text:h text:style-name="P17" text:outline-level="2"><text:span text:style-name="Default_20_Paragraph_20_Font"><text:span text:style-name="T2">caput IX.<text:line-break/> De </text:span></text:span><text:span text:style-name="Default_20_Paragraph_20_Font"><text:span text:style-name="T7">an</text:span></text:span><text:span text:style-name="Default_20_Paragraph_20_Font"><text:span text:style-name="T2">im</text:span></text:span><text:span text:style-name="Default_20_Paragraph_20_Font"><text:span text:style-name="T7">a.</text:span></text:span></text:h>
      <text:p text:style-name="P1"><text:span text:style-name="Default_20_Paragraph_20_Font"><text:span text:style-name="T2">Multam quidem possumus invenire apud priores </text:span></text:span><text:span text:style-name="Default_20_Paragraph_20_Font"><text:span text:style-name="T7">ph</text:span></text:span><text:span text:style-name="Default_20_Paragraph_20_Font"><text:span text:style-name="T2">i-<text:line-break/></text:span></text:span><text:span text:style-name="Default_20_Paragraph_20_Font"><text:span text:style-name="T7">l</text:span></text:span><text:span text:style-name="Default_20_Paragraph_20_Font"><text:span text:style-name="T2">o</text:span></text:span><text:span text:style-name="Default_20_Paragraph_20_Font"><text:span text:style-name="T7">supho</text:span></text:span><text:span text:style-name="Default_20_Paragraph_20_Font"><text:span text:style-name="T2">s de anima ortam controversiam, verumtamen ne<text:line-break/>introductionis modum excedere videamur, cum quae de<text:line-break/>ea ab omnibus dicta Iun t enarraverimus, quaecunque ab<text:line-break/>illustrissimis viris de ea dicta fuisse arbitramur, breviter<text:line-break/>commemorare conemur. Animam igitur existimant aliqui<text:line-break/>spiritum esse toti corpori annexum, </text:span></text:span><text:span text:style-name="Default_20_Paragraph_20_Font"><text:span text:style-name="T7">non ta</text:span></text:span><text:span text:style-name="Default_20_Paragraph_20_Font"><text:span text:style-name="T2">m</text:span></text:span><text:span text:style-name="Default_20_Paragraph_20_Font"><text:span text:style-name="T7">en aequab</text:span></text:span><text:span text:style-name="Default_20_Paragraph_20_Font"><text:span text:style-name="T2">i</text:span></text:span><text:span text:style-name="Default_20_Paragraph_20_Font"><text:span text:style-name="T7">liter,<text:line-break/></text:span></text:span><text:span text:style-name="Default_20_Paragraph_20_Font"><text:span text:style-name="T2">fed. uni membro magis, alteri minus : hoc Asclepiadis </text:span></text:span><text:span text:style-name="Default_20_Paragraph_20_Font"><text:span text:style-name="T7">t</text:span></text:span><text:span text:style-name="Default_20_Paragraph_20_Font"><text:span text:style-name="T2">e-<text:line-break/>cta tores dicunt. Eandem alii facultatem qua vivimus ar-<text:line-break/>bitrantur. Quidam principium motus omnium quae fiunt<text:line-break/>et fonti Epicurea autem aerem illum quem respirando<text:line-break/>attrahimus animam esse credidit. Cujus substantiam alii<text:line-break/>incorpoream dixerunt, lu.t Plato, alii corpora movere, ut<text:line-break/>zeno, quem f</text:span></text:span><text:span text:style-name="Default_20_Paragraph_20_Font"><text:span text:style-name="T7">o</text:span></text:span><text:span text:style-name="Default_20_Paragraph_20_Font"><text:span text:style-name="T2">culi Stoici, nam spiritum ipsam esse opinati<text:line-break/>sunt. Item mortalem alii, ut Epicurus et Dicaearchus.</text:span></text:span></text:p>
      <text:p text:style-name="P3"><text:span text:style-name="Default_20_Paragraph_20_Font"><text:span text:style-name="T2">Alii immortalem, ut Plato et Stoici, ipfam existimarunt:<text:line-break/>quamquam Plato </text:span></text:span><text:span text:style-name="Default_20_Paragraph_20_Font"><text:span text:style-name="T7">t</text:span></text:span><text:span text:style-name="Default_20_Paragraph_20_Font"><text:span text:style-name="T2">uo fe motu semper moventem nec nu-<text:line-break/>quam interituram ipsam asseveret, sicini contra tamdiu<text:line-break/>animam immortalem durare quoad mundus dissolvatur,<text:line-break/>tunc enim ipsimi quoque corrumpi. Rursus alii sic an--<text:line-break/>nexas corporibus animas ajunt, ut ex eis ipsas- sponte na-<text:line-break/>tas dicant: hocque in causa esse, ut corporis voluptati-<text:line-break/>bus tantopere delectentur. Alii vero animam volunt der<text:line-break/>particulam quandam nec ullum exstare elementum, quod<text:line-break/>otiosum sit quodque in compositarum rerum rationem non<text:line-break/>veniat. Peccare vero animas inquiunt. Alii quia liberae<text:line-break/>cum sint </text:span></text:span><text:span text:style-name="Default_20_Paragraph_20_Font"><text:span text:style-name="T7">t</text:span></text:span><text:span text:style-name="Default_20_Paragraph_20_Font"><text:span text:style-name="T2">uopte arbitrio ad malum ferantur: nam cum<text:line-break/>voluptates appetant ut eas assequantur, vitia persequi fla-<text:line-break/>gitiosnm esse .non judicant. Alii cuncta fato evenire pu-<text:line-break/>tantus animam quoque nulla electione habita delinquere<text:line-break/>posse concedunt. Poenas dare sceleratas animas ubi a cor-<text:line-break/>poribus iolutae fuerint existimat Plato: bonorum autem</text:span></text:span></text:p>
      <text:p text:style-name="P3"><text:span text:style-name="Default_20_Paragraph_20_Font"><text:span text:style-name="T2">ad deum post mortem reverti et in astris habiture; Stoici<text:line-break/>nihil horum admittunt, fed postquam, ajunt, scjuuctae a<text:line-break/>corporibus fuerint quae intemperanter vixerunt et adhuc<text:line-break/>voluptatum avidae fun</text:span></text:span><text:span text:style-name="Default_20_Paragraph_20_Font"><text:span text:style-name="T7">i</text:span></text:span><text:span text:style-name="Default_20_Paragraph_20_Font"><text:span text:style-name="T2">, corpus aliud iterum subeunti, de-<text:line-break/>sideris voluptatum illectae, quas corporis ministerio asse-<text:line-break/>quuntur: id autem eas tamdiu facere; quoad virtutem<text:line-break/>edoctae in cognitionem veri boni deveniant ac meliorem<text:line-break/>vitam traducant: a qua statim ubi statutae et jam </text:span></text:span><text:span text:style-name="Default_20_Paragraph_20_Font"><text:span text:style-name="T7">ab i</text:span></text:span><text:span text:style-name="Default_20_Paragraph_20_Font"><text:span text:style-name="T2">m-<text:line-break/></text:span></text:span><text:span text:style-name="Default_20_Paragraph_20_Font"><text:span text:style-name="T7">ped</text:span></text:span><text:span text:style-name="Default_20_Paragraph_20_Font"><text:span text:style-name="T2">i</text:span></text:span><text:span text:style-name="Default_20_Paragraph_20_Font"><text:span text:style-name="T7">men</text:span></text:span><text:span text:style-name="Default_20_Paragraph_20_Font"><text:span text:style-name="T2">tis </text:span></text:span><text:span text:style-name="Default_20_Paragraph_20_Font"><text:span text:style-name="T7">c</text:span></text:span><text:span text:style-name="Default_20_Paragraph_20_Font"><text:span text:style-name="T2">o</text:span></text:span><text:span text:style-name="Default_20_Paragraph_20_Font"><text:span text:style-name="T7">rpor</text:span></text:span><text:span text:style-name="Default_20_Paragraph_20_Font"><text:span text:style-name="T2">is liberae fuerint , ipsis per fefemet in-<text:line-break/>terlucentibus honesti ac decoris ideis uniuntur, a quibus<text:line-break/>sic affectae nunquam postea divelluntur. Partes animae<text:line-break/>Plato tres fecit, rationem, iracundiam et concupiscentiam.<text:line-break/>Aristoteles quartam addidit naturalem et vegetantem. Stoici<text:line-break/>et ipsi partes animae quatuor enumerant, ratiocinandi,<text:line-break/>fentiendi, loquendi et gignendi facultatem. Alii simpli-<text:line-break/>cem et partibus carere animam arbitrantur: nihil enim<text:line-break/>aliud esse quam prudentiam, quam tum mentem tum in-</text:span></text:span></text:p>
      <text:p text:style-name="P3"><text:span text:style-name="Default_20_Paragraph_20_Font"><text:span text:style-name="T2">tellectum appellant. Menemachus unus ex sectatoribus<text:line-break/>Stoicae disciplinae ubi suspicionem addidit, loquendi. et<text:line-break/>gignendi facultatem ademit eas sentiendi facultatibus at-<text:line-break/>tribuens. Nonnulli demum in </text:span></text:span><text:span text:style-name="Default_20_Paragraph_20_Font"><text:span text:style-name="T7">t</text:span></text:span><text:span text:style-name="Default_20_Paragraph_20_Font"><text:span text:style-name="T2">en</text:span></text:span><text:span text:style-name="Default_20_Paragraph_20_Font"><text:span text:style-name="T7">t</text:span></text:span><text:span text:style-name="Default_20_Paragraph_20_Font"><text:span text:style-name="T2">um et rationem animam<text:line-break/>diviserunt, quibus aliquis merito potius assentiri poterit.</text:span></text:span></text:p>
      <text:h text:style-name="P19" text:outline-level="2"><text:span text:style-name="Default_20_Paragraph_20_Font">Caput X.</text:span></text:h>
      <text:p text:style-name="P22"><text:span text:style-name="Default_20_Paragraph_20_Font"><text:span text:style-name="T7"><text:line-break/></text:span></text:span><text:span text:style-name="Default_20_Paragraph_20_Font"><text:span text:style-name="T2"> De </text:span></text:span><text:span text:style-name="Default_20_Paragraph_20_Font"><text:span text:style-name="T7">m</text:span></text:span><text:span text:style-name="Default_20_Paragraph_20_Font"><text:span text:style-name="T2">i</text:span></text:span><text:span text:style-name="Default_20_Paragraph_20_Font"><text:span text:style-name="T7">n</text:span></text:span><text:span text:style-name="Default_20_Paragraph_20_Font"><text:span text:style-name="T2">imis.</text:span></text:span></text:p>
      <text:p text:style-name="P1"><text:span text:style-name="Default_20_Paragraph_20_Font"><text:span text:style-name="T2">Ante quatuor elementa nonnulli frusta brevissima<text:line-break/>sive ramenta quaedam ejusdem rationis simil</text:span></text:span><text:span text:style-name="Default_20_Paragraph_20_Font"><text:span text:style-name="T7">iu</text:span></text:span><text:span text:style-name="Default_20_Paragraph_20_Font"><text:span text:style-name="T2">m </text:span></text:span><text:span text:style-name="Default_20_Paragraph_20_Font"><text:span text:style-name="T7">part</text:span></text:span><text:span text:style-name="Default_20_Paragraph_20_Font"><text:span text:style-name="T2">i</text:span></text:span><text:span text:style-name="Default_20_Paragraph_20_Font"><text:span text:style-name="T7">um<text:line-break/></text:span></text:span><text:span text:style-name="Default_20_Paragraph_20_Font"><text:span text:style-name="T2">ceu elementorum elementa exstitisse dicunt. Heraclitus<text:line-break/></text:span></text:span><text:span text:style-name="Default_20_Paragraph_20_Font"><text:span text:style-name="T7">qu</text:span></text:span><text:span text:style-name="Default_20_Paragraph_20_Font"><text:span text:style-name="T2">o</text:span></text:span><text:span text:style-name="Default_20_Paragraph_20_Font"><text:span text:style-name="T7">que pustula quaedam tum m</text:span></text:span><text:span text:style-name="Default_20_Paragraph_20_Font"><text:span text:style-name="T2">i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ma cu</text:span></text:span><text:span text:style-name="Default_20_Paragraph_20_Font"><text:span text:style-name="T2">m i</text:span></text:span><text:span text:style-name="Default_20_Paragraph_20_Font"><text:span text:style-name="T7">ndi</text:span></text:span><text:span text:style-name="Default_20_Paragraph_20_Font"><text:span text:style-name="T2">vi</text:span></text:span><text:span text:style-name="Default_20_Paragraph_20_Font"><text:span text:style-name="T7">dua<text:line-break/></text:span></text:span><text:span text:style-name="Default_20_Paragraph_20_Font"><text:span text:style-name="T2">cogitatione tantum apprehensibilis inducit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color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.</text:span></text:span></text:p>
      <text:p text:style-name="P1"><text:span text:style-name="Default_20_Paragraph_20_Font"><text:span text:style-name="T2">Color est qualitas corporis visibilis. Pythagorici eo-<text:line-break/>surem appellant superficiem corporis. Empedocles quod</text:span></text:span></text:p>
      <text:p text:style-name="P3"><text:span text:style-name="Default_20_Paragraph_20_Font"><text:span text:style-name="T2">meatibus oculorum quadraret. Plato flammam e corpori-<text:line-break/>bus </text:span></text:span><text:span text:style-name="Default_20_Paragraph_20_Font"><text:span text:style-name="T7">prodeuntem</text:span></text:span><text:span text:style-name="Default_20_Paragraph_20_Font"><text:span text:style-name="T2">, cujus partes oculis responderent. zeno<text:line-break/>Stoicus colores esse desinit primos materiae habitus. Qui<text:line-break/>Pythagorae successerunt philosophi colorum genera fece-<text:line-break/>runt album, nigrum ; rubrum et pallidum. Reliquas au-<text:line-break/>tem colorum differentias ex diversa elementorum commi-<text:line-break/>xtione oriri: animalium vero etiam ex locorum et aeris<text:line-break/>diversitate consurgere.</text:span></text:span></text:p>
      <text:p text:style-name="Normal"><text:span text:style-name="Default_20_Paragraph_20_Font"><text:span text:style-name="T7">De m</text:span></text:span><text:span text:style-name="Default_20_Paragraph_20_Font"><text:span text:style-name="T2">i</text:span></text:span><text:span text:style-name="Default_20_Paragraph_20_Font"><text:span text:style-name="T7">xtione.</text:span></text:span></text:p>
      <text:p text:style-name="P1"><text:span text:style-name="Default_20_Paragraph_20_Font"><text:span text:style-name="T2">Prisci mixtionem elementorum fieri dixerunt ex al-<text:line-break/></text:span></text:span><text:span text:style-name="Default_20_Paragraph_20_Font"><text:span text:style-name="T7">loc</text:span></text:span><text:span text:style-name="Default_20_Paragraph_20_Font"><text:span text:style-name="T2">atione vel temperamento. </text:span></text:span><text:span text:style-name="Default_20_Paragraph_20_Font"><text:span text:style-name="T7">t</text:span></text:span><text:span text:style-name="Default_20_Paragraph_20_Font"><text:span text:style-name="T2"> naxagoras et Democritus<text:line-break/>ex eorum congressu. Empedocles e minimis corpusculis<text:line-break/>elementa componi dicit. Plato. tria tantum corpora inter<text:line-break/>fe mutari dicit, ignem , aerem et aquam: terram namque<text:line-break/>Iosum immutabilem esse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vacuo.</text:span></text:span></text:p>
      <text:p text:style-name="P1"><text:span text:style-name="Default_20_Paragraph_20_Font"><text:span text:style-name="T2">Pythagorici et physici omnes ad Platonem usque in<text:line-break/>mundo vacuum esse asserunt. Empedocles intra mundum</text:span></text:span></text:p>
      <text:p text:style-name="P3"><text:span text:style-name="Default_20_Paragraph_20_Font"><text:span text:style-name="T2">inquit, vacua res nulla nec extra esu Leucippus, Demo-<text:line-break/>critas et Epicurus atomos quidem multitudine, vacuum<text:line-break/>autem magnitudine infinitum dicunt. Stoici intra mun-<text:line-break/>dum vacui quidem nihil esse putant, extra vero infinitum.<text:line-break/>Aristoteles tantum vacui solummodo extra mundum esse,<text:line-break/>quantum ad respirationem mundi faciat: mundum enim,<text:line-break/>igneus cum sit, eventilatione indigere.</text:span></text:span></text:p>
      <text:p text:style-name="Normal"><text:span text:style-name="Default_20_Paragraph_20_Font"><text:span text:style-name="T2">n</text:span></text:span><text:span text:style-name="Default_20_Paragraph_20_Font"><text:span text:style-name="T7">e loc</text:span></text:span><text:span text:style-name="Default_20_Paragraph_20_Font"><text:span text:style-name="T2">o </text:span></text:span><text:span text:style-name="Default_20_Paragraph_20_Font"><text:span text:style-name="T7">et receptaculo.</text:span></text:span></text:p>
      <text:p text:style-name="P1"><text:span text:style-name="Default_20_Paragraph_20_Font"><text:span text:style-name="T2">Stoici et Epicurei locum a -receptaculo differre ceu-<text:line-break/>sunt: ac locum quidem esse quod corpus totum tangit </text:span></text:span><text:span text:style-name="Default_20_Paragraph_20_Font"><text:span text:style-name="T7">ut<text:line-break/>superstciss ;</text:span></text:span><text:span text:style-name="Default_20_Paragraph_20_Font"><text:span text:style-name="T2"> receptaculum autem quod parte siclum ut in<text:line-break/>vests vinariis contingi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tempore.</text:span></text:span></text:p>
      <text:p text:style-name="P1"><text:span text:style-name="Default_20_Paragraph_20_Font"><text:span text:style-name="T2">Pythagoras tempus esse arbitratur ambientis nos coeli<text:line-break/>machinam. Plato mobilem aeternitatis imaginem vel in-<text:line-break/>tervallum motus mundi. Eratosthenes fotis iter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tempori</text:span></text:span><text:span text:style-name="Default_20_Paragraph_20_Font"><text:span text:style-name="T2">s </text:span></text:span><text:span text:style-name="Default_20_Paragraph_20_Font"><text:span text:style-name="T7">essent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Temporis autem essentiam Stoici solis mutum existi-<text:line-break/>mant. Plato iter ipsum solis. Ac ceteri quidem ignitum<text:line-break/>tempus arbitrantur: Plato vult genitum ex sensus nostri<text:line-break/>cogitatione.</text:span></text:span></text:p>
      <text:p text:style-name="P1"><text:span text:style-name="Default_20_Paragraph_20_Font"><text:span text:style-name="T2"><text:s/>De </text:span></text:span><text:span text:style-name="Default_20_Paragraph_20_Font"><text:span text:style-name="T7">or</text:span></text:span><text:span text:style-name="Default_20_Paragraph_20_Font"><text:span text:style-name="T2">t</text:span></text:span><text:span text:style-name="Default_20_Paragraph_20_Font"><text:span text:style-name="T7">u et in</text:span></text:span><text:span text:style-name="Default_20_Paragraph_20_Font"><text:span text:style-name="T2">t</text:span></text:span><text:span text:style-name="Default_20_Paragraph_20_Font"><text:span text:style-name="T7">er</text:span></text:span><text:span text:style-name="Default_20_Paragraph_20_Font"><text:span text:style-name="T2">i</text:span></text:span><text:span text:style-name="Default_20_Paragraph_20_Font"><text:span text:style-name="T7">tu.</text:span></text:span></text:p>
      <text:p text:style-name="P1"><text:span text:style-name="Default_20_Paragraph_20_Font"><text:span text:style-name="T2">Parmenides , Melissea et zeno Eleata ideo nec ge-<text:line-break/>nerari nec corrumpi quidquam asseruerunt , quod univer-<text:line-break/>sum immobile ponunt. Empedocles, Epicurus et ceteri<text:line-break/>quotquot e minutis corpusculis mundum exstruunt, con-<text:line-break/>cretionem et secretionem introducunt. Hi autem neque<text:line-break/>orici quidquam neque interire proprie dicunt: nam cum-<text:line-break/>ex congerie, non alteratione gignit es velint, non qnalita-<text:line-break/>tis sed quantitatis motum .ortus et interitus momentum<text:line-break/>praecedere faciunt. Pythagoras et alii quicunque materiam<text:line-break/>pati supponunt, ortum et interitum proprie adstruunt cum<text:line-break/>elementorum. qualitatibus immutatis nasci res et dissolvi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necespta</text:span></text:span><text:span text:style-name="Default_20_Paragraph_20_Font"><text:span text:style-name="T2">t</text:span></text:span><text:span text:style-name="Default_20_Paragraph_20_Font"><text:span text:style-name="T7">e.</text:span></text:span></text:p>
      <text:p text:style-name="P1"><text:span text:style-name="Default_20_Paragraph_20_Font"><text:span text:style-name="T2">Thales validissimam esse necessitatem dixit, cum uni-<text:line-break/>versio dominetur. Pythagoras autem existimat necessitatem<text:line-break/>mundo circums</text:span></text:span><text:span text:style-name="Default_20_Paragraph_20_Font"><text:span text:style-name="T7">n</text:span></text:span><text:span text:style-name="Default_20_Paragraph_20_Font"><text:span text:style-name="T2">ndi. Parmenides vero et Democritus om-<text:line-break/>nia per necessitatem dixerunt evenire, esse vero ipfam fa-<text:line-break/>tum, justitiam, providentiam. Plato vero quaedam in pro-<text:line-break/>videntiam, quaedam in necessitatem referri.</text:span></text:span></text:p>
      <text:p text:style-name="Normal"><text:span text:style-name="Default_20_Paragraph_20_Font"><text:span text:style-name="T7">Quae essen</text:span></text:span><text:span text:style-name="Default_20_Paragraph_20_Font"><text:span text:style-name="T2">ti</text:span></text:span><text:span text:style-name="Default_20_Paragraph_20_Font"><text:span text:style-name="T7">a nece/saa</text:span></text:span><text:span text:style-name="Default_20_Paragraph_20_Font"><text:span text:style-name="T2">tts.</text:span></text:span></text:p>
      <text:p text:style-name="P1"><text:span text:style-name="Default_20_Paragraph_20_Font"><text:span text:style-name="T2">Empedocles existimat necessitatem esse causam uten-<text:line-break/>tem principiis et elementis. Democritus autem resisten-<text:line-break/>tiam , motum et impetum materiae. Plato vero nonnun-<text:line-break/>quam materiam, nonnunquam habitum ejus qui circa ipsam<text:line-break/>operatur.</text:span></text:span></text:p>
      <text:p text:style-name="P4"><text:span text:style-name="Default_20_Paragraph_20_Font"><text:span text:style-name="T2">,<text:tab/> De </text:span></text:span><text:span text:style-name="Default_20_Paragraph_20_Font"><text:span text:style-name="T7">fa</text:span></text:span><text:span text:style-name="Default_20_Paragraph_20_Font"><text:span text:style-name="T2">t</text:span></text:span><text:span text:style-name="Default_20_Paragraph_20_Font"><text:span text:style-name="T7">i essen</text:span></text:span><text:span text:style-name="Default_20_Paragraph_20_Font"><text:span text:style-name="T2">ti</text:span></text:span><text:span text:style-name="Default_20_Paragraph_20_Font"><text:span text:style-name="T7">a.</text:span></text:span></text:p>
      <text:p text:style-name="P1"><text:span text:style-name="Default_20_Paragraph_20_Font"><text:span text:style-name="T2">Heraclilus essentiam fati rationem esse omnia perva-<text:line-break/>dentem dicit. Fatum vero est corpus aethereum, femen</text:span></text:span></text:p>
      <text:p text:style-name="P3"><text:span text:style-name="Default_20_Paragraph_20_Font"><text:span text:style-name="T2">generationis omnium. Plato rationem. aeternam et legem<text:line-break/>aeternam naturae totius universi. Chrysippus vim fpiri-<text:line-break/>talem et ordinem omnia regentem. Et rursus in defini-<text:line-break/>lienibus dicit fatum esse id per quod orta nata fiunt , na- .<text:line-break/>fcentia oriuntur, oritura generabuntur. Alii vero Stoici<text:line-break/>feriem. Posidouius autem tertium a Iove. Primum enim<text:line-break/>Iovem esse, fecundum naturam, tertium fatum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sur</text:span></text:span><text:span text:style-name="Default_20_Paragraph_20_Font"><text:span text:style-name="T2">t</text:span></text:span><text:span text:style-name="Default_20_Paragraph_20_Font"><text:span text:style-name="T7">una.</text:span></text:span></text:p>
      <text:p text:style-name="P1"><text:span text:style-name="Default_20_Paragraph_20_Font"><text:span text:style-name="T2">Plato fortunam definit causam per accidens et id quod<text:line-break/>inopinato loquitur in iis, quae sicut. cum electione. Ari-<text:line-break/>fideles causam per accidens in iis, quae fecundum appe-<text:line-break/>litum fiunt finis alienius gratia, incertam eam at instabis<text:line-break/>lena. Differre vero fortunam a cafu ex eo quod quae<text:line-break/>fortuna fiunt, cafu quoque fiant cum fortuna siclum in<text:line-break/>nostris actionibus ver</text:span></text:span><text:span text:style-name="Default_20_Paragraph_20_Font"><text:span text:style-name="T7">t</text:span></text:span><text:span text:style-name="Default_20_Paragraph_20_Font"><text:span text:style-name="T2">etur: quae autem fiunt na</text:span></text:span><text:span text:style-name="Default_20_Paragraph_20_Font"><text:span text:style-name="T7">t</text:span></text:span><text:span text:style-name="Default_20_Paragraph_20_Font"><text:span text:style-name="T2">u non<text:line-break/>omnia fortuna, in his enim ca</text:span></text:span><text:span text:style-name="Default_20_Paragraph_20_Font"><text:span text:style-name="T7">t</text:span></text:span><text:span text:style-name="Default_20_Paragraph_20_Font"><text:span text:style-name="T2">us consistit quae ad actio-<text:line-break/>nes nostras non attinent; et fortunam fotum esse ratione<text:line-break/>praeditorum ; casum vero in ratione praeditis et brutis</text:span></text:span></text:p>
      <text:p text:style-name="P3"><text:span text:style-name="Default_20_Paragraph_20_Font"><text:span text:style-name="T2">animantibus et corporibus vita carentibus. Epicurus in-<text:line-break/>constautem et ipse cau</text:span></text:span><text:span text:style-name="Default_20_Paragraph_20_Font"><text:span text:style-name="T7">t</text:span></text:span><text:span text:style-name="Default_20_Paragraph_20_Font"><text:span text:style-name="T2">am modis, temporibus et personis<text:line-break/>fortunam dicit. Fortunam Anaxagoras et Stoici cau</text:span></text:span><text:span text:style-name="Default_20_Paragraph_20_Font"><text:span text:style-name="T7">t</text:span></text:span><text:span text:style-name="Default_20_Paragraph_20_Font"><text:span text:style-name="T2">am<text:line-break/>quam humanus difcurfus assequi non possit: atque alia<text:line-break/>quidem necessitate, alia f ato, alia electio</text:span></text:span><text:span text:style-name="Default_20_Paragraph_20_Font"><text:span text:style-name="T7">n</text:span></text:span><text:span text:style-name="Default_20_Paragraph_20_Font"><text:span text:style-name="T2">e, alia fortuna,<text:line-break/>alia caio fieri.</text:span></text:span></text:p>
      <text:h text:style-name="P19" text:outline-level="2"><text:span text:style-name="Default_20_Paragraph_20_Font"><text:span text:style-name="T2">caput XL</text:span></text:span></text:h>
      <text:p text:style-name="Normal"><text:span text:style-name="Default_20_Paragraph_20_Font"><text:span text:style-name="T2"><text:line-break/> De </text:span></text:span><text:span text:style-name="Default_20_Paragraph_20_Font"><text:span text:style-name="T2">m</text:span></text:span><text:span text:style-name="Default_20_Paragraph_20_Font"><text:span text:style-name="T7">und</text:span></text:span><text:span text:style-name="Default_20_Paragraph_20_Font"><text:span text:style-name="T2">o.</text:span></text:span></text:p>
      <text:p text:style-name="P1"><text:span text:style-name="Default_20_Paragraph_20_Font"><text:span text:style-name="T2">Pythagoras primus hanc rerum omnium congeriem<text:line-break/>mundum nominavit propter ordinem qui est in ipfo. Tha-<text:line-break/>les unum esse mundum. Democritus et Epicurus et hujus<text:line-break/>magister Leucippus infinitos mundos in infinito vacuo.<text:line-break/>Empedocles salis cursum esse circumscriptionem termino-<text:line-break/>rum mundi. Stoici differre universum et totum: univer-<text:line-break/>fum enim esse cum vacuo infinitum, adeo ut totum et<text:line-break/>univer</text:span></text:span><text:span text:style-name="Default_20_Paragraph_20_Font"><text:span text:style-name="T7">t</text:span></text:span><text:span text:style-name="Default_20_Paragraph_20_Font"><text:span text:style-name="T2">um non si</text:span></text:span><text:span text:style-name="Default_20_Paragraph_20_Font"><text:span text:style-name="T7">n</text:span></text:span><text:span text:style-name="Default_20_Paragraph_20_Font"><text:span text:style-name="T2">t idem.</text:span></text:span></text:p>
      <text:p text:style-name="P3"><text:span text:style-name="Default_20_Paragraph_20_Font"><text:span text:style-name="T2">D</text:span></text:span><text:span text:style-name="Default_20_Paragraph_20_Font"><text:span text:style-name="T7">e stgura</text:span></text:span><text:span text:style-name="Default_20_Paragraph_20_Font"><text:span text:style-name="T2"> m</text:span></text:span><text:span text:style-name="Default_20_Paragraph_20_Font"><text:span text:style-name="T7">und</text:span></text:span><text:span text:style-name="Default_20_Paragraph_20_Font"><text:span text:style-name="T2">i.</text:span></text:span></text:p>
      <text:p text:style-name="P1"><text:span text:style-name="Default_20_Paragraph_20_Font"><text:span text:style-name="T2">Stoici rotunda figura mundum constare dicunt , alii<text:line-break/>cono, alii ovo similem malunt. Epicu</text:span></text:span><text:span text:style-name="Default_20_Paragraph_20_Font"><text:span text:style-name="T7">r</text:span></text:span><text:span text:style-name="Default_20_Paragraph_20_Font"><text:span text:style-name="T2">us suscipere harum<text:line-break/>singulas. . .</text:span></text:span></text:p>
      <text:p text:style-name="Normal"><text:span text:style-name="Default_20_Paragraph_20_Font"><text:span text:style-name="T7">An mundu</text:span></text:span><text:span text:style-name="Default_20_Paragraph_20_Font"><text:span text:style-name="T2">s </text:span></text:span><text:span text:style-name="Default_20_Paragraph_20_Font"><text:span text:style-name="T7">sit an</text:span></text:span><text:span text:style-name="Default_20_Paragraph_20_Font"><text:span text:style-name="T2">im</text:span></text:span><text:span text:style-name="Default_20_Paragraph_20_Font"><text:span text:style-name="T7">a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s ?</text:span></text:span></text:p>
      <text:p text:style-name="P5"><text:span text:style-name="Default_20_Paragraph_20_Font"><text:span text:style-name="T2">Ceteri quidem omnes mundum esse animatum et pru-<text:line-break/>dentia gubernari. Democritus vero et Epicurus ac quot-<text:line-break/>quot atomos et vacuum introducunt horum neutrum con-<text:line-break/>cedunt, fed natura quadam bruta et rationis carente ad-<text:line-break/>ministrari. Aristoteles neque animatum esse totum per<text:line-break/>omnes partes dicit, neque sensu neque ratione neque pro-<text:line-break/>videntia praeditum esse mundum existimat; coelestia enim<text:line-break/>corpora haec omnia habere , orbes enim continere anima-<text:line-break/>tum et vivens. Terrestria vero horum nihil accipere et<text:line-break/>ordinem per accidens iis non per </text:span></text:span><text:span text:style-name="Default_20_Paragraph_20_Font"><text:span text:style-name="T7">t</text:span></text:span><text:span text:style-name="Default_20_Paragraph_20_Font"><text:span text:style-name="T2">e aut a causa ante-<text:line-break/>cedente contingere.<text:tab/>.</text:span></text:span></text:p>
      <text:p text:style-name="P3"><text:span text:style-name="Default_20_Paragraph_20_Font"><text:span text:style-name="T7">An mundus sit</text:span></text:span><text:span text:style-name="Default_20_Paragraph_20_Font"><text:span text:style-name="T2"> i</text:span></text:span><text:span text:style-name="Default_20_Paragraph_20_Font"><text:span text:style-name="T7">ncorrupt</text:span></text:span><text:span text:style-name="Default_20_Paragraph_20_Font"><text:span text:style-name="T2">i</text:span></text:span><text:span text:style-name="Default_20_Paragraph_20_Font"><text:span text:style-name="T7">b</text:span></text:span><text:span text:style-name="Default_20_Paragraph_20_Font"><text:span text:style-name="T2">i</text:span></text:span><text:span text:style-name="Default_20_Paragraph_20_Font"><text:span text:style-name="T7">lis</text:span></text:span><text:span text:style-name="Default_20_Paragraph_20_Font"><text:span text:style-name="T2"> P</text:span></text:span></text:p>
      <text:p text:style-name="P1"><text:span text:style-name="Default_20_Paragraph_20_Font"><text:span text:style-name="T2">Pythagoras et Plato et omnes qui eorum locuti stant<text:line-break/>opiniones, existimare fe mundum a deo factum dixerunt<text:line-break/>et esse natura fua corruptibilem , sensibilem, providentia<text:line-break/>tamen opificis non interiturum. Epicurea autem et Stoici<text:line-break/>mundum corruptibilem concedunt quoniam ortus fuit, ut<text:line-break/>animal , ut planta. Aristoteles autem mundi partem fub-<text:line-break/>lunarem et passivam et corruptibilem esse et in qua ter-<text:line-break/>restria corrumpuntur.</text:span></text:span></text:p>
      <text:p text:style-name="Normal"><text:span text:style-name="Default_20_Paragraph_20_Font"><text:span text:style-name="T2">U</text:span></text:span><text:span text:style-name="Default_20_Paragraph_20_Font"><text:span text:style-name="T7">nde mundu</text:span></text:span><text:span text:style-name="Default_20_Paragraph_20_Font"><text:span text:style-name="T2">s </text:span></text:span><text:span text:style-name="Default_20_Paragraph_20_Font"><text:span text:style-name="T7">alatur?</text:span></text:span></text:p>
      <text:p text:style-name="P1"><text:span text:style-name="Default_20_Paragraph_20_Font"><text:span text:style-name="T2">Aristoteles putat ipfum mundum si nutriatur inter-<text:line-break/>iturum. Horum vero neutrum mundo contingere. Plato<text:line-break/>dicit iis nutriri quae corrumpuntur secundum mutationem.<text:line-break/>Philolaus Pythagoricus duplicem esse interitum existitna-<text:line-break/>vit, unum igne coelesti defluente, alterum aqua lunari<text:line-break/>circa stellas superfusum. Atque horum exhalationes esse<text:line-break/>alimentum mundi.</text:span></text:span></text:p>
      <text:p text:style-name="P3"><text:span text:style-name="Default_20_Paragraph_20_Font"><text:span text:style-name="T7">A quo elemen</text:span></text:span><text:span text:style-name="Default_20_Paragraph_20_Font"><text:span text:style-name="T2">to </text:span></text:span><text:span text:style-name="Default_20_Paragraph_20_Font"><text:span text:style-name="T7">coepti det</text:span></text:span><text:span text:style-name="Default_20_Paragraph_20_Font"><text:span text:style-name="T2">is </text:span></text:span><text:span text:style-name="Default_20_Paragraph_20_Font"><text:span text:style-name="T7">mundum facere?</text:span></text:span></text:p>
      <text:p text:style-name="P1"><text:span text:style-name="Default_20_Paragraph_20_Font"><text:span text:style-name="T2">Physici a terra exordium sumpsisse ipsam dicunt tan-<text:line-break/>quam a centro. Pytbagoras autem ab igne. Empedocles<text:line-break/>dicit primum fuisse fecretum aetherem , fecundo ignem<text:line-break/>propter quem terra distincta est; postea aquam ex qua<text:line-break/>cum in vapores et exhalationes soluta fuerit, generatur<text:line-break/>aer; generari autem coelum ex aere, felem vero ex igne.<text:line-break/>Plato vero genitum fuisse mundum si generatur ad mundi<text:line-break/>intelligibilis exemplar; visibilis autem mundi prius qui-<text:line-break/>dem animam, postea vero speciem corporis. Pytbagoras<text:line-break/>corpora solidorum existimavit quae appellat mathematica,<text:line-break/>ex cubo enim terram factam fuisse dicit, ignem ex pyra-<text:line-break/>mide, ex octoedra aerem, ex icofaedra aquam, ex dodecae-<text:line-break/>dra universi sphaeram. Plato autem hac in parte Pytha-<text:line-break/>gorae consentit.</text:span></text:span></text:p>
      <text:p text:style-name="P3"><text:span text:style-name="Default_20_Paragraph_20_Font"><text:span text:style-name="T2">D</text:span></text:span><text:span text:style-name="Default_20_Paragraph_20_Font"><text:span text:style-name="T7">e ord</text:span></text:span><text:span text:style-name="Default_20_Paragraph_20_Font"><text:span text:style-name="T2">i</text:span></text:span><text:span text:style-name="Default_20_Paragraph_20_Font"><text:span text:style-name="T7">ne mundi.</text:span></text:span></text:p>
      <text:p text:style-name="P1"><text:span text:style-name="Default_20_Paragraph_20_Font"><text:span text:style-name="T2">Parmenides multas corollas esse inter fe complicatas<text:line-break/>unam ex raro, aliam ex flen</text:span></text:span><text:span text:style-name="Default_20_Paragraph_20_Font"><text:span text:style-name="T7">t</text:span></text:span><text:span text:style-name="Default_20_Paragraph_20_Font"><text:span text:style-name="T2">o, eas vero quae in medio<text:line-break/>sinit ex opaco et lucid</text:span></text:span><text:span text:style-name="Default_20_Paragraph_20_Font"><text:span text:style-name="T7">o</text:span></text:span><text:span text:style-name="Default_20_Paragraph_20_Font"><text:span text:style-name="T2"> mixtas : quae vero ceteras con-<text:line-break/>tinet instar muri solidam esse. Leucippus et Democritus<text:line-break/>tunicam et membranam quandam mundo circumponunt.<text:line-break/>Epicurus quorundam mundorum extremitates raras esse,<text:line-break/>quorundam vero densas et horum quasdam mobiles, quas-<text:line-break/>dam autem immobiles. Plato supremo in loco aethera<text:line-break/>collocat, tum ignem, postea aerem, deinde aquam, ultimo<text:line-break/>terram; interdum tamen igni conjungit aethera. Aristo-<text:line-break/>telas aethera primum collocat, quem immutabilem et quin-<text:line-break/>tum corpus facit, ab eo commutabilia disponit, ignem,<text:line-break/>aerem, aquam et infimo loco terram. His autem ita me-<text:line-break/>tum tribuit coelis circularem, iis vero quae in</text:span></text:span><text:span text:style-name="Default_20_Paragraph_20_Font"><text:span text:style-name="T7">t</text:span></text:span><text:span text:style-name="Default_20_Paragraph_20_Font"><text:span text:style-name="T2">ra coelos<text:line-break/>sunt levibus sursum , gravibus deorsum. Empedocles nec<text:line-break/>definita nec eadem loca semper habere senfit elementa:<text:line-break/>fed in alterius locum omnia succedere.</text:span></text:span></text:p>
      <text:p text:style-name="P3"><text:span text:style-name="Default_20_Paragraph_20_Font"><text:span text:style-name="T7">Quae causa inclinationi</text:span></text:span><text:span text:style-name="Default_20_Paragraph_20_Font"><text:span text:style-name="T2">s m</text:span></text:span><text:span text:style-name="Default_20_Paragraph_20_Font"><text:span text:style-name="T7">und</text:span></text:span><text:span text:style-name="Default_20_Paragraph_20_Font"><text:span text:style-name="T2">i?</text:span></text:span></text:p>
      <text:p text:style-name="P1"><text:span text:style-name="Default_20_Paragraph_20_Font"><text:span text:style-name="T2">Dlogenes et Anaxagoras post mundi constitutionem<text:line-break/>et animalium ex terra generationem sponte sua dicunt-<text:line-break/>mundum ad austrum inclinasse fortasse providentia divina,<text:line-break/>ut quaedam ejus pars sit inhabitabilis, quaedam habitabis<text:line-break/>lis propter frigus et calorem. Empedocles aere vi foliis .<text:line-break/>agitato ursas inclinatas et boreales plagas in altum sub-<text:line-break/>latas: australes vero depressas atque ita totum mundum<text:line-break/>inclinasse ait,.</text:span></text:span></text:p>
      <text:p text:style-name="Normal"><text:span text:style-name="Default_20_Paragraph_20_Font"><text:span text:style-name="T7">De eo qu</text:span></text:span><text:span text:style-name="Default_20_Paragraph_20_Font"><text:span text:style-name="T2">o</text:span></text:span><text:span text:style-name="Default_20_Paragraph_20_Font"><text:span text:style-name="T7">d est ex</text:span></text:span><text:span text:style-name="Default_20_Paragraph_20_Font"><text:span text:style-name="T2">t</text:span></text:span><text:span text:style-name="Default_20_Paragraph_20_Font"><text:span text:style-name="T7">ra mundum e</text:span></text:span><text:span text:style-name="Default_20_Paragraph_20_Font"><text:span text:style-name="T2">t </text:span></text:span><text:span text:style-name="Default_20_Paragraph_20_Font"><text:span text:style-name="T7">an si</text:span></text:span><text:span text:style-name="Default_20_Paragraph_20_Font"><text:span text:style-name="T2">t </text:span></text:span><text:span text:style-name="Default_20_Paragraph_20_Font"><text:span text:style-name="T7">vacuum.</text:span></text:span></text:p>
      <text:p text:style-name="P1"><text:span text:style-name="Default_20_Paragraph_20_Font"><text:span text:style-name="T2">.. Pythagorici extra mundum vacuum esse dixerunt in<text:line-break/>quod. et ex quo respiraret mundus. Stoici vacuum esse<text:line-break/>in quod mundus infinitus per conflagrationem resolvere-<text:line-break/>tur. Posidonius infinitum non facit, sed sutum tantum<text:line-break/>quantum ad mundi dissolutionem sufficit libro primo de<text:line-break/>vacuo. Plato et Aristoteles nec intra mundum nec extra<text:line-break/>vacuum ponunt.</text:span></text:span></text:p>
      <text:p text:style-name="P3"><text:span text:style-name="Default_20_Paragraph_20_Font"><text:span text:style-name="T7">Quaena</text:span></text:span><text:span text:style-name="Default_20_Paragraph_20_Font"><text:span text:style-name="T2">m </text:span></text:span><text:span text:style-name="Default_20_Paragraph_20_Font"><text:span text:style-name="T7">sit dex</text:span></text:span><text:span text:style-name="Default_20_Paragraph_20_Font"><text:span text:style-name="T2">t</text:span></text:span><text:span text:style-name="Default_20_Paragraph_20_Font"><text:span text:style-name="T7">ra par</text:span></text:span><text:span text:style-name="Default_20_Paragraph_20_Font"><text:span text:style-name="T2">s m</text:span></text:span><text:span text:style-name="Default_20_Paragraph_20_Font"><text:span text:style-name="T7">undi.</text:span></text:span></text:p>
      <text:p text:style-name="P1"><text:span text:style-name="Default_20_Paragraph_20_Font"><text:span text:style-name="T2">Pythagoras et Plato et Aristoteles orientalem partem<text:line-break/>esse dextram mundi dixerunt, a qua motus incipit, occi-<text:line-break/>dentalem vero sinistram. Empedocles autem dextram esse<text:line-break/>eam, quae circa solstitium aestivum, sinistram vero quae<text:line-break/>circa hiemale.</text:span></text:span></text:p>
      <text:p text:style-name="P1"><text:span text:style-name="Default_20_Paragraph_20_Font"><text:span text:style-name="T2"/></text:span></text:p>
      <text:h text:style-name="Heading_20_2" text:outline-level="2"><text:span text:style-name="Default_20_Paragraph_20_Font">caput X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D</text:span></text:span><text:span text:style-name="Default_20_Paragraph_20_Font"><text:span text:style-name="T7">e coe</text:span></text:span><text:span text:style-name="Default_20_Paragraph_20_Font"><text:span text:style-name="T2">lo </text:span></text:span><text:span text:style-name="Default_20_Paragraph_20_Font"><text:span text:style-name="T7">quae sit e</text:span></text:span><text:span text:style-name="Default_20_Paragraph_20_Font"><text:span text:style-name="T2">j</text:span></text:span><text:span text:style-name="Default_20_Paragraph_20_Font"><text:span text:style-name="T7">u</text:span></text:span><text:span text:style-name="Default_20_Paragraph_20_Font"><text:span text:style-name="T2">s </text:span></text:span><text:span text:style-name="Default_20_Paragraph_20_Font"><text:span text:style-name="T7">essent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Anaximenes extimam mundi circumferentiam terre-<text:line-break/>nam esse. Empedocles vero coelum folidum esse putavit<text:line-break/>et constare ex aere in morem crystalli ab igne durato et<text:line-break/>utroque hemisphaerio ignitam aeriamque naturam conti-<text:line-break/>nere. Aristoteles ex quinto corpore igneum esse coelum<text:line-break/>ex calore et frigore compactum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d</text:span></text:span><text:span text:style-name="Default_20_Paragraph_20_Font"><text:span text:style-name="T2">i</text:span></text:span><text:span text:style-name="Default_20_Paragraph_20_Font"><text:span text:style-name="T7">v</text:span></text:span><text:span text:style-name="Default_20_Paragraph_20_Font"><text:span text:style-name="T2">i</text:span></text:span><text:span text:style-name="Default_20_Paragraph_20_Font"><text:span text:style-name="T7">sione c</text:span></text:span><text:span text:style-name="Default_20_Paragraph_20_Font"><text:span text:style-name="T2">o</text:span></text:span><text:span text:style-name="Default_20_Paragraph_20_Font"><text:span text:style-name="T7">e</text:span></text:span><text:span text:style-name="Default_20_Paragraph_20_Font"><text:span text:style-name="T2">li.</text:span></text:span></text:p>
      <text:p text:style-name="P1"><text:span text:style-name="Default_20_Paragraph_20_Font"><text:span text:style-name="T2">Tholus, Pythagoras et qui ab iis manarunt, coelum<text:line-break/>in quinque circulos dividunt, quos sonas appellant: horum</text:span></text:span></text:p>
      <text:p text:style-name="P3"><text:span text:style-name="Default_20_Paragraph_20_Font"><text:span text:style-name="T2">arcticum unum appellari, qui nobis semper apparet, alium<text:line-break/>tropicum aestivum, alium tropicum hiemalem, alium me-<text:line-break/>ridianum , alium antarcticum, qui semper latet: obliquum<text:line-break/>vero circulum quem sodiacum appellant, tribus mediis<text:line-break/>substerni. Fertur Pythagoras obliquitatem hanc sodiaci<text:line-break/>circuli primus excogitasse, quam ut proprium iuventum<text:line-break/>sibi arrogat oenopides Chius.</text:span></text:span></text:p>
      <text:p text:style-name="Normal"><text:span text:style-name="Default_20_Paragraph_20_Font"><text:span text:style-name="T2"/></text:span></text:p>
      <text:h text:style-name="Heading_20_2" text:outline-level="2"><text:span text:style-name="Default_20_Paragraph_20_Font">Caput XI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<text:s/>De </text:span></text:span><text:span text:style-name="Default_20_Paragraph_20_Font"><text:span text:style-name="T7">ste</text:span></text:span><text:span text:style-name="Default_20_Paragraph_20_Font"><text:span text:style-name="T2">l</text:span></text:span><text:span text:style-name="Default_20_Paragraph_20_Font"><text:span text:style-name="T7">larum essent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Thales e terra quidem constare stellas existimat, igneas<text:line-break/>tamen esse. . E mp edones igneas fotum. Anaxagoras au—<text:line-break/>tem aethera circumfusum acrem inflammatum existimavit<text:line-break/>ac circumvolutionis impetu lapides e terra subripuisse<text:line-break/>ipfosque inflammatos fieri stellas. Diogenes dicit stellas<text:line-break/>esse pumiceas easque putat esse mundi exspirationem.<text:line-break/>Plato vero stellas rnajorr. ex parte igneas esse putat, ad-</text:span></text:span></text:p>
      <text:p text:style-name="P3"><text:span text:style-name="Default_20_Paragraph_20_Font"><text:span text:style-name="T2">haerentes tamen aliis elementis instar glutinis. Xeno-<text:line-break/>phanes e nubibus accensis constare stellas arbitratur eas-<text:line-break/>que singulis diebus restingui, noctu vero rutilis accendi<text:line-break/>putet quemadmodum carbones. ortum enim et occasum<text:line-break/>acceusiones et restructiones esse. Heraclides autem et<text:line-break/>Pythagorici unamquamque stellam mundum esse putant<text:line-break/>coelum et terram ambientem in aere infinito. Has autem<text:line-break/>opiniones in quibusdam hymnis orphei dicunt haberi,<text:line-break/>qui unamquamque stellam mundum faciunt: horum nihil<text:line-break/>inficiatur Epicurus, cum sint similia his quae contingunt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sigura stellaru</text:span></text:span><text:span text:style-name="Default_20_Paragraph_20_Font"><text:span text:style-name="T2">m.</text:span></text:span></text:p>
      <text:p text:style-name="P1"><text:span text:style-name="Default_20_Paragraph_20_Font"><text:span text:style-name="T2">Stoici stellas rotundas existimant ut et mundum et<text:line-break/>folem et lunam. Cleanthes coni figura. Anaximenes tan-<text:line-break/>quam clavos coelo crystallino- adactos. Quidam vero pu-<text:line-break/>tant stellas esse laminas igneas quemadmodum animalia<text:line-break/>depicta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ordine stellarum.</text:span></text:span></text:p>
      <text:p text:style-name="P1"><text:span text:style-name="Default_20_Paragraph_20_Font"><text:span text:style-name="T2">Xenophanes fecundum superficiem putat stellas moveri.<text:line-break/>Democritus fixas primas esse , deinde post ni</text:span></text:span><text:span text:style-name="Default_20_Paragraph_20_Font"><text:span text:style-name="T7">t</text:span></text:span><text:span text:style-name="Default_20_Paragraph_20_Font"><text:span text:style-name="T2">as planetas,<text:line-break/>in quibus fui. et luna. Plato post fixas Saturnum dicit<text:line-break/>primum apparere, deinde Iovem, postea Martem, quartam<text:line-break/>Luciferum stellam Veneris, quintam stellam Mercurii, fex-<text:line-break/>tam solis , septimam lunae. Mathematicorum quidam Pla-<text:line-break/>tonem sequuntur, quidam ver</text:span></text:span><text:span text:style-name="Default_20_Paragraph_20_Font"><text:span text:style-name="T7">o</text:span></text:span><text:span text:style-name="Default_20_Paragraph_20_Font"><text:span text:style-name="T2"> salem in medio horula<text:line-break/>constituunt. Anaximander et Metrodorus Chius atque<text:line-break/>Crates supremum locum foli deferunt, proximum lunae ;<text:line-break/>fissi his vero fixa et vaga sidera collocant.</text:span></text:span></text:p>
      <text:p text:style-name="Normal"><text:span text:style-name="Default_20_Paragraph_20_Font"><text:span text:style-name="T2">n</text:span></text:span><text:span text:style-name="Default_20_Paragraph_20_Font"><text:span text:style-name="T7">e</text:span></text:span><text:span text:style-name="Default_20_Paragraph_20_Font"><text:span text:style-name="T2"> m</text:span></text:span><text:span text:style-name="Default_20_Paragraph_20_Font"><text:span text:style-name="T7">otu ste</text:span></text:span><text:span text:style-name="Default_20_Paragraph_20_Font"><text:span text:style-name="T2">ll</text:span></text:span><text:span text:style-name="Default_20_Paragraph_20_Font"><text:span text:style-name="T7">arum.</text:span></text:span></text:p>
      <text:p text:style-name="P1"><text:span text:style-name="Default_20_Paragraph_20_Font"><text:span text:style-name="T2">Auaxagoras et Democritus et Cleanthes ah ortu ad<text:line-break/>occa</text:span></text:span><text:span text:style-name="Default_20_Paragraph_20_Font"><text:span text:style-name="T7">t</text:span></text:span><text:span text:style-name="Default_20_Paragraph_20_Font"><text:span text:style-name="T2">um ferri stellas existimant: Alcmaeou et mathematici</text:span></text:span></text:p>
      <text:p text:style-name="P3"><text:span text:style-name="Default_20_Paragraph_20_Font"><text:span text:style-name="T2">ex stellis planetas ab occa</text:span></text:span><text:span text:style-name="Default_20_Paragraph_20_Font"><text:span text:style-name="T7">ta</text:span></text:span><text:span text:style-name="Default_20_Paragraph_20_Font"><text:span text:style-name="T2"> ad ortum moveri. Anaxi-<text:line-break/>mander vehi stellas existimat ab iis circulis et orbibus<text:line-break/>quibus instant. Anaximenes eodem pacto sub terra quo<text:line-break/></text:span></text:span><text:span text:style-name="Default_20_Paragraph_20_Font"><text:span text:style-name="T7">t</text:span></text:span><text:span text:style-name="Default_20_Paragraph_20_Font"><text:span text:style-name="T2">upra moveri. Plato et mathematici folem, Venerem et<text:line-break/>Mercurium eodem modo moverim</text:span></text:span></text:p>
      <text:p text:style-name="Normal"><text:span text:style-name="Default_20_Paragraph_20_Font"><text:span text:style-name="T2">u</text:span></text:span><text:span text:style-name="Default_20_Paragraph_20_Font"><text:span text:style-name="T7">nde</text:span></text:span><text:span text:style-name="Default_20_Paragraph_20_Font"><text:span text:style-name="T2"> il</text:span></text:span><text:span text:style-name="Default_20_Paragraph_20_Font"><text:span text:style-name="T7">luminentur stellae.</text:span></text:span></text:p>
      <text:p text:style-name="P1"><text:span text:style-name="Default_20_Paragraph_20_Font"><text:span text:style-name="T2">Metrodorus omnes stellas fixas lumen a fele accipere<text:line-break/>putat. Heraclitus et Stoici nutriri stellas putant .vapori-<text:line-break/>bus sursum elevatis. Aristoteles non indigere nutrimento<text:line-break/>coelestia dicit, aeterna cum sint et corrumpi nequeant.<text:line-break/>Plato et Stoici ut mundo sic stellas a seipsis nutriri sentiti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Castore et</text:span></text:span><text:span text:style-name="Default_20_Paragraph_20_Font"><text:span text:style-name="T2"> P</text:span></text:span><text:span text:style-name="Default_20_Paragraph_20_Font"><text:span text:style-name="T7">o</text:span></text:span><text:span text:style-name="Default_20_Paragraph_20_Font"><text:span text:style-name="T2">l</text:span></text:span><text:span text:style-name="Default_20_Paragraph_20_Font"><text:span text:style-name="T7">luce.</text:span></text:span></text:p>
      <text:p text:style-name="P1"><text:span text:style-name="Default_20_Paragraph_20_Font"><text:span text:style-name="T2">Xenophanes stellas quae supra apparent nubem esse<text:line-break/>dicit, quae certo quodam motu agitata resplendet. Mea -</text:span></text:span></text:p>
      <text:p text:style-name="P3"><text:span text:style-name="Default_20_Paragraph_20_Font"><text:span text:style-name="T2">trodorus existimat esse </text:span></text:span><text:span text:style-name="Default_20_Paragraph_20_Font"><text:span text:style-name="T7">s</text:span></text:span><text:span text:style-name="Default_20_Paragraph_20_Font"><text:span text:style-name="T2">ulcationem ab oculis videntium<text:line-break/>propter metum et consternationem ortam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stellarum significa</text:span></text:span><text:span text:style-name="Default_20_Paragraph_20_Font"><text:span text:style-name="T2">ti</text:span></text:span><text:span text:style-name="Default_20_Paragraph_20_Font"><text:span text:style-name="T7">one.</text:span></text:span></text:p>
      <text:p text:style-name="P1"><text:span text:style-name="Default_20_Paragraph_20_Font"><text:span text:style-name="T2">Plato fidem, lunam et alias stellas tam vagas quam<text:line-break/>fixas occasu et ortu </text:span></text:span><text:span text:style-name="Default_20_Paragraph_20_Font"><text:span text:style-name="T7">t</text:span></text:span><text:span text:style-name="Default_20_Paragraph_20_Font"><text:span text:style-name="T2">uo tempestates quae aestate et bruma<text:line-break/>contingunt , significare putat. Anaximenes non ex aliis,<text:line-break/>fed tantum ex sole. Eudoxus et Aratus generatim ex<text:line-break/>stellis, dum dicit,</text:span></text:span></text:p>
      <text:p text:style-name="Normal"><text:span text:style-name="Default_20_Paragraph_20_Font"><text:span text:style-name="T7">Jpsu haec al</text:span></text:span><text:span text:style-name="Default_20_Paragraph_20_Font"><text:span text:style-name="T2">ti</text:span></text:span><text:span text:style-name="Default_20_Paragraph_20_Font"><text:span text:style-name="T7">tonans in ce</text:span></text:span><text:span text:style-name="Default_20_Paragraph_20_Font"><text:span text:style-name="T2">lsa i</text:span></text:span><text:span text:style-name="Default_20_Paragraph_20_Font"><text:span text:style-name="T7">nse</text:span></text:span><text:span text:style-name="Default_20_Paragraph_20_Font"><text:span text:style-name="T2">ri</text:span></text:span><text:span text:style-name="Default_20_Paragraph_20_Font"><text:span text:style-name="T7">t ol</text:span></text:span><text:span text:style-name="Default_20_Paragraph_20_Font"><text:span text:style-name="T2">y</text:span></text:span><text:span text:style-name="Default_20_Paragraph_20_Font"><text:span text:style-name="T7">mpo,<text:line-break/>Et to</text:span></text:span><text:span text:style-name="Default_20_Paragraph_20_Font"><text:span text:style-name="T2">t</text:span></text:span><text:span text:style-name="Default_20_Paragraph_20_Font"><text:span text:style-name="T7">um prudens d</text:span></text:span><text:span text:style-name="Default_20_Paragraph_20_Font"><text:span text:style-name="T2">isti</text:span></text:span><text:span text:style-name="Default_20_Paragraph_20_Font"><text:span text:style-name="T7">nxit signa per annum<text:line-break/>Exim</text:span></text:span><text:span text:style-name="Default_20_Paragraph_20_Font"><text:span text:style-name="T2">i</text:span></text:span><text:span text:style-name="Default_20_Paragraph_20_Font"><text:span text:style-name="T7">a, ut rebus de cert</text:span></text:span><text:span text:style-name="Default_20_Paragraph_20_Font"><text:span text:style-name="T2">i</text:span></text:span><text:span text:style-name="Default_20_Paragraph_20_Font"><text:span text:style-name="T7">s astra monerent.</text:span></text:span></text:p>
      <text:p text:style-name="Normal"><text:span text:style-name="Default_20_Paragraph_20_Font"><text:span text:style-name="T7"/></text:span></text:p>
      <text:h text:style-name="Heading_20_2" text:outline-level="2"><text:span text:style-name="Default_20_Paragraph_20_Font">caput XIV.</text:span></text:h>
      <text:p text:style-name="P25"><text:span text:style-name="Default_20_Paragraph_20_Font"><text:span text:style-name="T2"><text:line-break/> De </text:span></text:span><text:span text:style-name="Default_20_Paragraph_20_Font"><text:span text:style-name="T7">na</text:span></text:span><text:span text:style-name="Default_20_Paragraph_20_Font"><text:span text:style-name="T2">t</text:span></text:span><text:span text:style-name="Default_20_Paragraph_20_Font"><text:span text:style-name="T7">ura sali</text:span></text:span><text:span text:style-name="Default_20_Paragraph_20_Font"><text:span text:style-name="T2">s.</text:span></text:span></text:p>
      <text:p text:style-name="P1"><text:span text:style-name="Default_20_Paragraph_20_Font"><text:span text:style-name="T2">Anaximander orbem ejus esse putat octies vigesies<text:line-break/>terra majorem similemque rotae plaustri canthum haben-</text:span></text:span></text:p>
      <text:p text:style-name="P3"><text:span text:style-name="Default_20_Paragraph_20_Font"><text:span text:style-name="T2">tem , concavum et igne plenum , ac quadam ex parte<text:line-break/>ignem ad nos per orificium quasi per canalem emitti et<text:line-break/>bo</text:span></text:span><text:span text:style-name="Default_20_Paragraph_20_Font"><text:span text:style-name="T7">e</text:span></text:span><text:span text:style-name="Default_20_Paragraph_20_Font"><text:span text:style-name="T2"> esse selem. Xenophanes e siccis Saporibus igniculos<text:line-break/>quosdam convenire^ dicit, qui in unum corpus redacti<text:line-break/>solem constituant vel felem accen</text:span></text:span><text:span text:style-name="Default_20_Paragraph_20_Font"><text:span text:style-name="T7">t</text:span></text:span><text:span text:style-name="Default_20_Paragraph_20_Font"><text:span text:style-name="T2">am nubem. Stoici in-<text:line-break/>cendium mente praeditum ex mari genitum. Plato ex<text:line-break/>plurimo igne. Anaxagoras et Democritus et Metrodorus<text:line-break/>massam aut lapidem igne candentem. Aristoteles globum<text:line-break/>e quinto corpore. Pullulans Pythagoricus corpus vitro.<text:line-break/>simile quod lucem acceptam ab igne mundi eandem ad<text:line-break/>nos remittat: adeo ut tria. in sule distinguantur, ignis qui<text:line-break/>est in coelo, corpus quod ab ipfo igneo -perinde ac </text:span></text:span><text:span text:style-name="Default_20_Paragraph_20_Font"><text:span text:style-name="T7">t</text:span></text:span><text:span text:style-name="Default_20_Paragraph_20_Font"><text:span text:style-name="T2">pe-<text:line-break/>culum quoddam illustrari et ignescere potest: et tertium<text:line-break/>radium a speculo ad uos reflexum. Nam et hanc lucem<text:line-break/>salem appellamus tanquam simulacrum simulacri. Em-<text:line-break/>pedocles duos finies existimavit, unum praecipuum et. pri-<text:line-break/>mum, ignem qui est in opposito et hemisphaerio .mundi<text:line-break/>quod replet quique siemper ex adversi, </text:span></text:span><text:span text:style-name="Default_20_Paragraph_20_Font"><text:span text:style-name="T7">t</text:span></text:span><text:span text:style-name="Default_20_Paragraph_20_Font"><text:span text:style-name="T2">uae imaginis lu-</text:span></text:span></text:p>
      <text:p text:style-name="P3"><text:span text:style-name="Default_20_Paragraph_20_Font"><text:span text:style-name="T2">cedit; alterum eum quem spectamus solem qui repercussio<text:line-break/>est luminis ejus, quod est in altera dimidia mundi parte<text:line-break/>repleta aere, qui calorem habet admixtum et hunc splen-<text:line-break/>dorem a rotunditate terrae reflecti in solem qui est cry-<text:line-break/>statio similis et cum motu ignei elementi circumtrahi. Et<text:line-break/>ut multa breviter complectar, sol est repercussio ignis qui<text:line-break/>circa terram movetur. Epicnrus molem e terra compa-<text:line-break/>ctam pumici fpongiaeve similem putat, quam ignis ejus<text:line-break/>foramina permeans accendit. Heraclitus fulgorem qui in<text:line-break/>oriente accenditur, in occidente exstinguitur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magn</text:span></text:span><text:span text:style-name="Default_20_Paragraph_20_Font"><text:span text:style-name="T2">i</text:span></text:span><text:span text:style-name="Default_20_Paragraph_20_Font"><text:span text:style-name="T7">tud</text:span></text:span><text:span text:style-name="Default_20_Paragraph_20_Font"><text:span text:style-name="T2">i</text:span></text:span><text:span text:style-name="Default_20_Paragraph_20_Font"><text:span text:style-name="T7">ne soli</text:span></text:span><text:span text:style-name="Default_20_Paragraph_20_Font"><text:span text:style-name="T2">s.</text:span></text:span></text:p>
      <text:p text:style-name="P1"><text:span text:style-name="Default_20_Paragraph_20_Font"><text:span text:style-name="T2">Anaximander solem quidem terrae putat aequalem,<text:line-break/>orbem autem a quo respirat et in quo fertur septies vi-<text:line-break/>gestes terra majorem. Anaxagoras multoties Peloponneso<text:line-break/>majorem. Heraclitus quanta est humani pedis longitudo.<text:line-break/>Epicnrus talem esse qualis apparet ac paulo aut majorem<text:line-break/>aut minorem esse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figura fal</text:span></text:span><text:span text:style-name="Default_20_Paragraph_20_Font"><text:span text:style-name="T2">is.</text:span></text:span></text:p>
      <text:p text:style-name="P1"><text:span text:style-name="Default_20_Paragraph_20_Font"><text:span text:style-name="T2">Anaximenes latum esse solem ut folium existimatu<text:line-break/>Heraclitus scaphae instar fubeurvum. Stoici globosum ut<text:line-break/>coelum est et stellae. Epicurus ipium posse his omnibus<text:line-break/>esse figuris </text:span></text:span><text:span text:style-name="Default_20_Paragraph_20_Font"><text:span text:style-name="T7">ad</text:span></text:span><text:span text:style-name="Default_20_Paragraph_20_Font"><text:span text:style-name="T2">m</text:span></text:span><text:span text:style-name="Default_20_Paragraph_20_Font"><text:span text:style-name="T7">i</text:span></text:span><text:span text:style-name="Default_20_Paragraph_20_Font"><text:span text:style-name="T2">tt</text:span></text:span><text:span text:style-name="Default_20_Paragraph_20_Font"><text:span text:style-name="T7">it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conversionibu</text:span></text:span><text:span text:style-name="Default_20_Paragraph_20_Font"><text:span text:style-name="T2">s </text:span></text:span><text:span text:style-name="Default_20_Paragraph_20_Font"><text:span text:style-name="T7">sali</text:span></text:span><text:span text:style-name="Default_20_Paragraph_20_Font"><text:span text:style-name="T2">s.</text:span></text:span></text:p>
      <text:p text:style-name="P1"><text:span text:style-name="Default_20_Paragraph_20_Font"><text:span text:style-name="T2">Anaximenes ab aere densato et obnitenti stellas exi-<text:line-break/>firmati impelli. Anaxagoras ab aeris qui feptentrioni fubest<text:line-break/>densatione , quem sini compingens reddit valentiorem. Em-<text:line-break/>pedocles ab orbe qui ipsum continet et Tropicis impediri,<text:line-break/>ne recta ad polos progrediatur. Diogenes .quia </text:span></text:span><text:span text:style-name="Default_20_Paragraph_20_Font"><text:span text:style-name="T7">t</text:span></text:span><text:span text:style-name="Default_20_Paragraph_20_Font"><text:span text:style-name="T2">ol exstin-<text:line-break/>gueretur a frigore calorem oppugnante. Stoici juxta in-<text:line-break/>tervallum alimenti fubjecti solem progredi. oceanum au-<text:line-break/>tem et cetera maria alimentum soli ministrare eam quam<text:line-break/>in fe habent humiditatem et terream exhalationem. Plato,</text:span></text:span></text:p>
      <text:p text:style-name="P3"><text:span text:style-name="Default_20_Paragraph_20_Font"><text:span text:style-name="T2">Pythagoras, Aristoteles ob zodiaci circuli obliquitatem,<text:line-break/>qua fol oblique meare cogitur et fecundum. circulos tro-<text:line-break/>picos. Haec autem omnia sphaera demonstra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fel</text:span></text:span><text:span text:style-name="Default_20_Paragraph_20_Font"><text:span text:style-name="T2">is </text:span></text:span><text:span text:style-name="Default_20_Paragraph_20_Font"><text:span text:style-name="T7">desecta scu ecl</text:span></text:span><text:span text:style-name="Default_20_Paragraph_20_Font"><text:span text:style-name="T2">i</text:span></text:span><text:span text:style-name="Default_20_Paragraph_20_Font"><text:span text:style-name="T7">psi. .</text:span></text:span></text:p>
      <text:p text:style-name="P1"><text:span text:style-name="Default_20_Paragraph_20_Font"><text:span text:style-name="T2">Thales primus dixit felem deficere propter lunam,<text:line-break/>quae tota terrestris est , ei ad perpendiculum suppositam<text:line-break/>idque ex supposito soli speculo facile discerni. Anaxitnan-<text:line-break/>der clausio foramine per quod ignis exspirat. Heraclitus<text:line-break/>conversione partis convexae furium-, gibbae vero deorsum<text:line-break/>ad nostrum visium obvertatur. Xenophanes per exstinctio-<text:line-break/>nem solis eclipsim. fieri; rutilis autem ver</text:span></text:span><text:span text:style-name="Default_20_Paragraph_20_Font"><text:span text:style-name="T7">t</text:span></text:span><text:span text:style-name="Default_20_Paragraph_20_Font"><text:span text:style-name="T2">us orientem<text:line-break/>alterum accendi. Narrat etiam felem aliquando integro<text:line-break/>men</text:span></text:span><text:span text:style-name="Default_20_Paragraph_20_Font"><text:span text:style-name="T7">t</text:span></text:span><text:span text:style-name="Default_20_Paragraph_20_Font"><text:span text:style-name="T2">e defecisse et </text:span></text:span><text:span text:style-name="Default_20_Paragraph_20_Font"><text:span text:style-name="T7">c</text:span></text:span><text:span text:style-name="Default_20_Paragraph_20_Font"><text:span text:style-name="T2">ur</text:span></text:span><text:span text:style-name="Default_20_Paragraph_20_Font"><text:span text:style-name="T7">t</text:span></text:span><text:span text:style-name="Default_20_Paragraph_20_Font"><text:span text:style-name="T2">us alio tempore sic ex toto defe-<text:line-break/>cisse, ut dies -non appareret. Aristarchus propter terram<text:line-break/>orbem fotis dixit inumbra</text:span></text:span><text:span text:style-name="Default_20_Paragraph_20_Font"><text:span text:style-name="T7">t</text:span></text:span><text:span text:style-name="Default_20_Paragraph_20_Font"><text:span text:style-name="T2">i. Xenophanes multos este fo-<text:line-break/>les , multas lunas fecundum terrae climata, segmenta ac<text:line-break/>sonas: quodam autem tempore fotis difcum incidere in</text:span></text:span></text:p>
      <text:p text:style-name="P3"><text:span text:style-name="Default_20_Paragraph_20_Font"><text:span text:style-name="T2">quandam terrae portionem a nobis non habitatam et sic<text:line-break/>tanquam in vacuum delatum deliquium occidere. Idem<text:line-break/>siolem in infinitum progredi, nobis autem videri quod<text:line-break/>rotetur ob distantiam. Sunt qui nubium condensationem<text:line-break/>can</text:span></text:span><text:span text:style-name="Default_20_Paragraph_20_Font"><text:span text:style-name="T7">t</text:span></text:span><text:span text:style-name="Default_20_Paragraph_20_Font"><text:span text:style-name="T2">entur, quae ri</text:span></text:span><text:span text:style-name="Default_20_Paragraph_20_Font"><text:span text:style-name="T7">t</text:span></text:span><text:span text:style-name="Default_20_Paragraph_20_Font"><text:span text:style-name="T2">u non cernente disco stolis obducantur.<text:line-break/>Aristarchus solem fixis stellis adjunxit, lunam autem tuo.<text:line-break/>veri circum solis orbem et </text:span></text:span><text:span text:style-name="Default_20_Paragraph_20_Font"><text:span text:style-name="T7">t</text:span></text:span><text:span text:style-name="Default_20_Paragraph_20_Font"><text:span text:style-name="T2">uis inclinationibus umbram<text:line-break/>difco inferre.</text:span></text:span></text:p>
      <text:p text:style-name="Normal"><text:span text:style-name="Default_20_Paragraph_20_Font"><text:span text:style-name="T2"/></text:span></text:p>
      <text:h text:style-name="Heading_20_2" text:outline-level="2"><text:span text:style-name="Default_20_Paragraph_20_Font">Caput XV.</text:span></text:h>
      <text:p text:style-name="P26"><text:span text:style-name="Default_20_Paragraph_20_Font"><text:span text:style-name="T2"><text:line-break/> De </text:span></text:span><text:span text:style-name="Default_20_Paragraph_20_Font"><text:span text:style-name="T7">lunae natura.</text:span></text:span></text:p>
      <text:p text:style-name="P1"><text:span text:style-name="Default_20_Paragraph_20_Font"><text:span text:style-name="T2">Anaximander decies novies lunae orbem terra majo-<text:line-break/>rem existimat. Xenophanes autem esse nubem constipatam.<text:line-break/>Stoici mixtam ex igne et terra lunam existimant. Plato<text:line-break/>ex multo igne. Anaxagoras et Democritus firmamentum<text:line-break/>igneum, habens in feipfo campos, montes et valles. He-<text:line-break/>caelitus terram caliginosa nube contentam. Pythagoras<text:line-break/>corpus lunae igneanr sequi naturam.</text:span></text:span></text:p>
      <text:p text:style-name="P3"><text:span text:style-name="Default_20_Paragraph_20_Font"><text:span text:style-name="T2">D</text:span></text:span><text:span text:style-name="Default_20_Paragraph_20_Font"><text:span text:style-name="T7">e</text:span></text:span><text:span text:style-name="Default_20_Paragraph_20_Font"><text:span text:style-name="T2"> m</text:span></text:span><text:span text:style-name="Default_20_Paragraph_20_Font"><text:span text:style-name="T7">agn</text:span></text:span><text:span text:style-name="Default_20_Paragraph_20_Font"><text:span text:style-name="T2">it</text:span></text:span><text:span text:style-name="Default_20_Paragraph_20_Font"><text:span text:style-name="T7">udin</text:span></text:span><text:span text:style-name="Default_20_Paragraph_20_Font"><text:span text:style-name="T2">e </text:span></text:span><text:span text:style-name="Default_20_Paragraph_20_Font"><text:span text:style-name="T7">lunae.</text:span></text:span></text:p>
      <text:p text:style-name="P1"><text:span text:style-name="Default_20_Paragraph_20_Font"><text:span text:style-name="T2">Stoici lunam putant terra esse majorem ut et felem.<text:line-break/>Parmenides aequalem loli et ab ipfo illuminari.</text:span></text:span></text:p>
      <text:p text:style-name="Normal"><text:span text:style-name="Default_20_Paragraph_20_Font"><text:span text:style-name="T7">fle sigura lunae.</text:span></text:span></text:p>
      <text:p text:style-name="P1"><text:span text:style-name="Default_20_Paragraph_20_Font"><text:span text:style-name="T2">Stoici rotundam esse lunam ut Polum existimant.<text:line-break/>Heraclitus scaphae , Empedocles illico similem, alii instar<text:line-break/>cylindri. Figuram autem septem modis assumit luna ;<text:line-break/>quando enim nascitur videtur apparere cornuta; tum fie-<text:line-break/>rniplena; mox plusquam dimidia; pestes plena. Rursus<text:line-break/>cum revertitur statim apparet gibbosa; mox semiplena; et<text:line-break/>iterum cornuta. . Postea- latet donec </text:span></text:span><text:span text:style-name="Default_20_Paragraph_20_Font"><text:span text:style-name="T7">omn</text:span></text:span><text:span text:style-name="Default_20_Paragraph_20_Font"><text:span text:style-name="T2">i</text:span></text:span><text:span text:style-name="Default_20_Paragraph_20_Font"><text:span text:style-name="T7">no</text:span></text:span><text:span text:style-name="Default_20_Paragraph_20_Font"><text:span text:style-name="T2"> renovetur.<text:line-break/>De ea multa dicuntur. Quidam hoc modo figurari dicunt,<text:line-break/>nimirum umbra terrae primum secundum aliquam siti<text:line-break/>ipsius partem , aliquando fecundum fe totam confugiente<text:line-break/>luna in centrum terrae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2">ill</text:span></text:span><text:span text:style-name="Default_20_Paragraph_20_Font"><text:span text:style-name="T7">um</text:span></text:span><text:span text:style-name="Default_20_Paragraph_20_Font"><text:span text:style-name="T2">i</text:span></text:span><text:span text:style-name="Default_20_Paragraph_20_Font"><text:span text:style-name="T7">nati</text:span></text:span><text:span text:style-name="Default_20_Paragraph_20_Font"><text:span text:style-name="T2">o</text:span></text:span><text:span text:style-name="Default_20_Paragraph_20_Font"><text:span text:style-name="T7">ne lunae.</text:span></text:span></text:p>
      <text:p text:style-name="P1"><text:span text:style-name="Default_20_Paragraph_20_Font"><text:span text:style-name="T2">Anaximander ipsam peculiarem lucem habere dicit,<text:line-break/>rariorem tamen. Antipbo proprio lunam splendore fui-<text:line-break/>gere docet : quod si paulatim abscondatur , id illi contin-<text:line-break/>gere </text:span></text:span><text:span text:style-name="Default_20_Paragraph_20_Font"><text:span text:style-name="T7">t</text:span></text:span><text:span text:style-name="Default_20_Paragraph_20_Font"><text:span text:style-name="T2">elis vicinitate: sic enim a natura comparatum ut<text:line-break/>majoris accessu lux minor obruatur; quod etiam reliquis<text:line-break/>stellis evenit. Thales et qui ip</text:span></text:span><text:span text:style-name="Default_20_Paragraph_20_Font"><text:span text:style-name="T7">t</text:span></text:span><text:span text:style-name="Default_20_Paragraph_20_Font"><text:span text:style-name="T2">um sequuti sunt a sole .<text:line-break/>lunam dixerunt illuminari. Heraclitus idem lunae quod<text:line-break/>soli contingere defendit. Stellae enim quoniam concavae<text:line-break/>sunt et vapores excipiunt lucere videntur, ac fui quidem<text:line-break/>splendidius cum in puriori aere , luna autem obscurari<text:line-break/>videtur quod in aere . turbidior: seratur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lunae de</text:span></text:span><text:span text:style-name="Default_20_Paragraph_20_Font"><text:span text:style-name="T2">f</text:span></text:span><text:span text:style-name="Default_20_Paragraph_20_Font"><text:span text:style-name="T7">ectu seu ecl</text:span></text:span><text:span text:style-name="Default_20_Paragraph_20_Font"><text:span text:style-name="T2">i</text:span></text:span><text:span text:style-name="Default_20_Paragraph_20_Font"><text:span text:style-name="T7">psi.</text:span></text:span></text:p>
      <text:p text:style-name="P1"><text:span text:style-name="Default_20_Paragraph_20_Font"><text:span text:style-name="T2">Anaximander coniecit lunam deficere qunm osculum<text:line-break/>quod circum rotam est obturatur, Berossus ex obversione<text:line-break/>lu nos facta restinctae partis. Heraclitus ex gibbae per—</text:span></text:span></text:p>
      <text:p text:style-name="P3"><text:span text:style-name="Default_20_Paragraph_20_Font"><text:span text:style-name="T2">tis conversione. Pythagoreorum aliqui per reflexionem et<text:line-break/>obturationem terrae tum nostrae tum oppositae. Plato<text:line-break/>autem, Aristoteles, Stoici et mathematici menstruales oc-<text:line-break/>culi at tones ipsam efficere, quando cum siste congreditur<text:line-break/>et ejus radiis obruitur ac undique illustratur, deficere<text:line-break/>vero quando obumbratur a terra utriusque sideris in me-<text:line-break/>dio constituta aut potius cum ejus illumi</text:span></text:span><text:span text:style-name="Default_20_Paragraph_20_Font"><text:span text:style-name="T7">n</text:span></text:span><text:span text:style-name="Default_20_Paragraph_20_Font"><text:span text:style-name="T2">ationi afficitur<text:line-break/>a terra,</text:span></text:span></text:p>
      <text:p text:style-name="Normal"><text:span text:style-name="Default_20_Paragraph_20_Font"><text:span text:style-name="T7">Qui luna terrestris appareat.</text:span></text:span></text:p>
      <text:p text:style-name="P1"><text:span text:style-name="Default_20_Paragraph_20_Font"><text:span text:style-name="T2">Lunam ideo terrestrem existimant Pythagorici, quod<text:line-break/>ipsam incolant </text:span></text:span><text:span text:style-name="Default_20_Paragraph_20_Font"><text:span text:style-name="T7">pr</text:span></text:span><text:span text:style-name="Default_20_Paragraph_20_Font"><text:span text:style-name="T2">o</text:span></text:span><text:span text:style-name="Default_20_Paragraph_20_Font"><text:span text:style-name="T7">cer</text:span></text:span><text:span text:style-name="Default_20_Paragraph_20_Font"><text:span text:style-name="T2">io</text:span></text:span><text:span text:style-name="Default_20_Paragraph_20_Font"><text:span text:style-name="T7">re</text:span></text:span><text:span text:style-name="Default_20_Paragraph_20_Font"><text:span text:style-name="T2">s arbores et animalia majora at-<text:line-break/>que praestantiora quam hic apud nos. Esse vero decies<text:line-break/>quinquies quae circa ipfam fiunt animalia illa nostris ro-<text:line-break/>hustiora nihilque excremeuti communis emittentia ac tanto<text:line-break/>diem esse nostro longiorem. Anaxagoras. ejus inaequali-<text:line-break/>tatem fieri a concretione frigidi et terrestris quae simul<text:line-break/>miscentur, misceri autem igneo caliginosum stellamque lu-</text:span></text:span></text:p>
      <text:p text:style-name="P3"><text:span text:style-name="Default_20_Paragraph_20_Font"><text:span text:style-name="T2">cis ementitiae lunam ideo nuncupari. Stoici quoque ne-<text:line-break/>gant propter diversas facies ejus substantiae compagem esse<text:line-break/>insolubilem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lunae d</text:span></text:span><text:span text:style-name="Default_20_Paragraph_20_Font"><text:span text:style-name="T2">i</text:span></text:span><text:span text:style-name="Default_20_Paragraph_20_Font"><text:span text:style-name="T7">stan</text:span></text:span><text:span text:style-name="Default_20_Paragraph_20_Font"><text:span text:style-name="T2">ti</text:span></text:span><text:span text:style-name="Default_20_Paragraph_20_Font"><text:span text:style-name="T7">a.</text:span></text:span></text:p>
      <text:p text:style-name="P1"><text:span text:style-name="Default_20_Paragraph_20_Font"><text:span text:style-name="T2">Empedocles plus duplo lunam dissere putat a fele<text:line-break/>quam a terra. Mathematici decies octies. Eratosthenes<text:line-break/>Idem a terra distare quadringentis et octo myriadihus. Lu-<text:line-break/>uam vero a terra distare septuaginta octo millibus stadiorum.</text:span></text:span></text:p>
      <text:p text:style-name="Normal"><text:span text:style-name="Default_20_Paragraph_20_Font"><text:span text:style-name="T2"/></text:span></text:p>
      <text:h text:style-name="Heading_20_2" text:outline-level="2"><text:span text:style-name="Default_20_Paragraph_20_Font">Caput XV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D</text:span></text:span><text:span text:style-name="Default_20_Paragraph_20_Font"><text:span text:style-name="T7">e anno quantu</text:span></text:span><text:span text:style-name="Default_20_Paragraph_20_Font"><text:span text:style-name="T2">s </text:span></text:span><text:span text:style-name="Default_20_Paragraph_20_Font"><text:span text:style-name="T7">cu</text:span></text:span><text:span text:style-name="Default_20_Paragraph_20_Font"><text:span text:style-name="T2">j</text:span></text:span><text:span text:style-name="Default_20_Paragraph_20_Font"><text:span text:style-name="T7">u</text:span></text:span><text:span text:style-name="Default_20_Paragraph_20_Font"><text:span text:style-name="T2">s</text:span></text:span><text:span text:style-name="Default_20_Paragraph_20_Font"><text:span text:style-name="T7">que plane</text:span></text:span><text:span text:style-name="Default_20_Paragraph_20_Font"><text:span text:style-name="T2">t</text:span></text:span><text:span text:style-name="Default_20_Paragraph_20_Font"><text:span text:style-name="T7">aru</text:span></text:span><text:span text:style-name="Default_20_Paragraph_20_Font"><text:span text:style-name="T2">m sit </text:span></text:span><text:span text:style-name="Default_20_Paragraph_20_Font"><text:span text:style-name="T7">magnu</text:span></text:span><text:span text:style-name="Default_20_Paragraph_20_Font"><text:span text:style-name="T2">s </text:span></text:span><text:span text:style-name="Default_20_Paragraph_20_Font"><text:span text:style-name="T7">annu</text:span></text:span><text:span text:style-name="Default_20_Paragraph_20_Font"><text:span text:style-name="T2">s.</text:span></text:span></text:p>
      <text:p text:style-name="P1"><text:span text:style-name="Default_20_Paragraph_20_Font"><text:span text:style-name="T2">Annus Saturni annorum est triginta ; Iovis duodecim;<text:line-break/>Martis duorum ; solis mensium duodecim ; Veneris et Mer-<text:line-break/>curii- totidem , nam aequales his curius , lunae triginta<text:line-break/>dicium , tot enim diebus mensis absolvitur ab. apparitione</text:span></text:span></text:p>
      <text:p text:style-name="P3"><text:span text:style-name="Default_20_Paragraph_20_Font"><text:span text:style-name="T2">lunae ad ejns cum sole congressum. Annum quem ma-<text:line-break/>gnum appellant quidam octavo quoque anno compleri di-<text:line-break/>eunt, alii decimo nono, quidam sexagesimo primo. Hera-<text:line-break/>alitus decem et octo millibus annorum solarium. Dione-<text:line-break/>nes trecentis sexaginta quinque annis, tantus quantus est<text:line-break/>unus annus Heraclito. Nonnulli . septem millibus septin-<text:line-break/>gentis septuaginta </text:span></text:span><text:span text:style-name="Default_20_Paragraph_20_Font"><text:span text:style-name="T7">t</text:span></text:span><text:span text:style-name="Default_20_Paragraph_20_Font"><text:span text:style-name="T2">eptem.</text:span></text:span></text:p>
      <text:h text:style-name="Heading_20_2" text:outline-level="2"><text:span text:style-name="Default_20_Paragraph_20_Font">Caput XVII.</text:span></text:h>
      <text:p text:style-name="Normal"><text:span text:style-name="Default_20_Paragraph_20_Font"><text:span text:style-name="T2">D</text:span></text:span><text:span text:style-name="Default_20_Paragraph_20_Font"><text:span text:style-name="T7">e c</text:span></text:span><text:span text:style-name="Default_20_Paragraph_20_Font"><text:span text:style-name="T2">i</text:span></text:span><text:span text:style-name="Default_20_Paragraph_20_Font"><text:span text:style-name="T7">rcu</text:span></text:span><text:span text:style-name="Default_20_Paragraph_20_Font"><text:span text:style-name="T2">l</text:span></text:span><text:span text:style-name="Default_20_Paragraph_20_Font"><text:span text:style-name="T7">o lacte</text:span></text:span><text:span text:style-name="Default_20_Paragraph_20_Font"><text:span text:style-name="T2">o.</text:span></text:span></text:p>
      <text:p text:style-name="P1"><text:span text:style-name="Default_20_Paragraph_20_Font"><text:span text:style-name="T2">Circulus lacteus nebulosus lest in aere semper appa-<text:line-break/>rens lacteusque est a suo colore nuncupatus. Pythagoreo-<text:line-break/>rutu aliqui crediderunt ipfum esse stellae cuiusdam incen-<text:line-break/>dium quae suis sedibus excidit et locum per quem cir-<text:line-break/>cumvoluta est exussit, eo tempore quo Phaethontis incen-<text:line-break/>dinm per illam viam grassabatur: alii .dicunt ah initio<text:line-break/>solem illac iter suum peregisse : quidam volunt hoc eri-<text:line-break/>guam esse apparitionem plurimi caelestis ignis cujus splen-</text:span></text:span></text:p>
      <text:p text:style-name="P3"><text:span text:style-name="Default_20_Paragraph_20_Font"><text:span text:style-name="T2">dor ad coelum reflectitur; id quod arcus coelestis nubes<text:line-break/>facere consueverunt. Metrodorus propter transitum </text:span></text:span><text:span text:style-name="Default_20_Paragraph_20_Font"><text:span text:style-name="T7">t</text:span></text:span><text:span text:style-name="Default_20_Paragraph_20_Font"><text:span text:style-name="T2">olle,<text:line-break/>illum enim esse circulum solis existimat. Parmenides ra-.<text:line-break/>rum denso commistum lacteum colorem conficere putat.<text:line-break/>Anaxagoras terrae putat umbram esse et aliquam coeli<text:line-break/>partem occupare, quia cum sol terrae flabelli non illumi-<text:line-break/>nat omnia. Democritus esse splendorem multarum exi-<text:line-break/>gnarum et cohaerentium stellarum </text:span></text:span><text:span text:style-name="Default_20_Paragraph_20_Font"><text:span text:style-name="T7">t</text:span></text:span><text:span text:style-name="Default_20_Paragraph_20_Font"><text:span text:style-name="T2">e invicem collustran-<text:line-break/>tium. Aristoteles siccae exhalationis incendium quae ju-<text:line-break/>giter et abunde succedit ac eodem modo fieri crinitum<text:line-break/>ignem infra aerem fissi planetis. Stoici ignis aetherei ra-<text:line-break/>ritatem ipfumque superiorem planetis. Posidonius ignis acer-<text:line-break/>vum stella clariorem, splendore vero </text:span></text:span><text:span text:style-name="Default_20_Paragraph_20_Font"><text:span text:style-name="T7">obscur</text:span></text:span><text:span text:style-name="Default_20_Paragraph_20_Font"><text:span text:style-name="T2">i</text:span></text:span><text:span text:style-name="Default_20_Paragraph_20_Font"><text:span text:style-name="T7">orem</text:span></text:span><text:span text:style-name="Default_20_Paragraph_20_Font"><text:span text:style-name="T2">, densiorem.</text:span></text:span></text:p>
      <text:h text:style-name="Heading_20_2" text:outline-level="2"><text:span text:style-name="Default_20_Paragraph_20_Font">Caput XVI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<text:s/>De </text:span></text:span><text:span text:style-name="Default_20_Paragraph_20_Font"><text:span text:style-name="T7">come</text:span></text:span><text:span text:style-name="Default_20_Paragraph_20_Font"><text:span text:style-name="T2">t</text:span></text:span><text:span text:style-name="Default_20_Paragraph_20_Font"><text:span text:style-name="T7">a, stell</text:span></text:span><text:span text:style-name="Default_20_Paragraph_20_Font"><text:span text:style-name="T2">is </text:span></text:span><text:span text:style-name="Default_20_Paragraph_20_Font"><text:span text:style-name="T7">d</text:span></text:span><text:span text:style-name="Default_20_Paragraph_20_Font"><text:span text:style-name="T2">i</text:span></text:span><text:span text:style-name="Default_20_Paragraph_20_Font"><text:span text:style-name="T7">scurren</text:span></text:span><text:span text:style-name="Default_20_Paragraph_20_Font"><text:span text:style-name="T2">ti</text:span></text:span><text:span text:style-name="Default_20_Paragraph_20_Font"><text:span text:style-name="T7">bu</text:span></text:span><text:span text:style-name="Default_20_Paragraph_20_Font"><text:span text:style-name="T2">s </text:span></text:span><text:span text:style-name="Default_20_Paragraph_20_Font"><text:span text:style-name="T7">et trabibu</text:span></text:span><text:span text:style-name="Default_20_Paragraph_20_Font"><text:span text:style-name="T2">s.</text:span></text:span></text:p>
      <text:p text:style-name="P1"><text:span text:style-name="Default_20_Paragraph_20_Font"><text:span text:style-name="T2">Pylbagoreorum aliqui cometas dicunt esse stella- quae<text:line-break/>non. femper apparent, sied certis quibusdam temporibus</text:span></text:span></text:p>
      <text:p text:style-name="P3"><text:span text:style-name="Default_20_Paragraph_20_Font"><text:span text:style-name="T2">sina revolutione oriuntur: alii repercussionem vi</text:span></text:span><text:span text:style-name="Default_20_Paragraph_20_Font"><text:span text:style-name="T7">t</text:span></text:span><text:span text:style-name="Default_20_Paragraph_20_Font"><text:span text:style-name="T2">us nostri<text:line-break/>ad efolem similem imaginibus quae in speculis cernuntur.<text:line-break/>Anaxagoras et Democritus concursura duarum aut plo-<text:line-break/>rium stellarum fe</text:span></text:span><text:span text:style-name="Default_20_Paragraph_20_Font"><text:span text:style-name="T7">t</text:span></text:span><text:span text:style-name="Default_20_Paragraph_20_Font"><text:span text:style-name="T2">e illustrantium. Aristoteles siccae casia-<text:line-break/>lationis congeriem accenfam. Strato sideris alicujus lucem<text:line-break/>densa nube comprehensam , id quod et latentis evenit.<text:line-break/>Heraclides Ponticus nubem praealtam illic a luce superna<text:line-break/>illuminatam: eandem hic barbatis,^ areis, trabibus, colum-<text:line-break/>nis et id Egenus aliis causam assignat; ut omnes peripate-.<text:line-break/>tici qui ex accensis vaporibus species lusce fieri dicunt.<text:line-break/>Epigenes vaporem terrae commistum, in. altum elevatum<text:line-break/>inique accensum. Boethus ardentis aeris id speciem esse<text:line-break/>credidit. Diogenes stellas esse cometas putat. Anaxagoras<text:line-break/>quas discurrentes stellas vocant, perinde atque scintillas<text:line-break/>ex aethereo igne cadere putat et ideo statim quoque ex-<text:line-break/>stingui. Metrodorus ex foliis radiis violenter in nubem,<text:line-break/>ut sagitta solet irruentibus discurrentis stellae speciem</text:span></text:span></text:p>
      <text:p text:style-name="P3"><text:span text:style-name="Default_20_Paragraph_20_Font"><text:span text:style-name="T2">excitari. Xenophanes id genus omnia nubium- accensarum<text:line-break/>constitutiones vel incursiones existimat.</text:span></text:span></text:p>
      <text:h text:style-name="Heading_20_2" text:outline-level="2"><text:span text:style-name="Default_20_Paragraph_20_Font">Caput XIX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<text:s/>De </text:span></text:span><text:span text:style-name="Default_20_Paragraph_20_Font"><text:span text:style-name="T2">t</text:span></text:span><text:span text:style-name="Default_20_Paragraph_20_Font"><text:span text:style-name="T7">on</text:span></text:span><text:span text:style-name="Default_20_Paragraph_20_Font"><text:span text:style-name="T2">it</text:span></text:span><text:span text:style-name="Default_20_Paragraph_20_Font"><text:span text:style-name="T7">ru</text:span></text:span><text:span text:style-name="Default_20_Paragraph_20_Font"><text:span text:style-name="T2">is, </text:span></text:span><text:span text:style-name="Default_20_Paragraph_20_Font"><text:span text:style-name="T7">c</text:span></text:span><text:span text:style-name="Default_20_Paragraph_20_Font"><text:span text:style-name="T2">o</text:span></text:span><text:span text:style-name="Default_20_Paragraph_20_Font"><text:span text:style-name="T7">ruscat</text:span></text:span><text:span text:style-name="Default_20_Paragraph_20_Font"><text:span text:style-name="T2">io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, </text:span></text:span><text:span text:style-name="Default_20_Paragraph_20_Font"><text:span text:style-name="T7">turb</text:span></text:span><text:span text:style-name="Default_20_Paragraph_20_Font"><text:span text:style-name="T2">i</text:span></text:span><text:span text:style-name="Default_20_Paragraph_20_Font"><text:span text:style-name="T7">nibu</text:span></text:span><text:span text:style-name="Default_20_Paragraph_20_Font"><text:span text:style-name="T2">s </text:span></text:span><text:span text:style-name="Default_20_Paragraph_20_Font"><text:span text:style-name="T7">et convolut</text:span></text:span><text:span text:style-name="Default_20_Paragraph_20_Font"><text:span text:style-name="T2">io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.</text:span></text:span></text:p>
      <text:p text:style-name="P1"><text:span text:style-name="Default_20_Paragraph_20_Font"><text:span text:style-name="T2">Anaximander a statu subeunle haec omnia fieri pu-<text:line-break/>tat , quando inclusus densa nube nititur erumpere qua<text:line-break/>parte tenuior est et levior; ipsa ruptio sonum edit, ipsa<text:line-break/>autem divulsio juxta nigredinem nubis coruscationem.<text:line-break/>Metrodorus cum in nubem densitate compactam flatus ir-<text:line-break/>ruit, disruptione focum facit, percussione et divulsione<text:line-break/>micat; velocitate autem motus a sule calorem accipiens<text:line-break/>fulminat: fulminis autem imbecillitas in turbinem dege-<text:line-break/>nerat. Anaxagoras quando calidum in frigidum incidit,<text:line-break/>hoc est cum aetherea pars aereae miscetur, coruscationem<text:line-break/>facit; colore vero qui est ad nigredinem nebulosae partis</text:span></text:span></text:p>
      <text:p text:style-name="P6"><text:span text:style-name="Default_20_Paragraph_20_Font"><text:span text:style-name="T2">fulgur; multitudine et magnitudine lucis fulmen; cum<text:line-break/>magis in corpus cogitur ignis vorticem ; cum est nubilis-<text:line-break/>fior,- turbinem. Stoici nubium concursum tonitru definiunt;<text:line-break/>coruscationem earumdem inflammationem attritu excita-<text:line-break/>tam; fulmen vehementer actae nubis incensionem; turbi-<text:line-break/>nem segni</text:span></text:span><text:span text:style-name="Default_20_Paragraph_20_Font"><text:span text:style-name="T7">o</text:span></text:span><text:span text:style-name="Default_20_Paragraph_20_Font"><text:span text:style-name="T2">rem. Aristoteles autem haec omnia fieri putat<text:line-break/>a siccis exhalationibus , quae . cum inciderint in humida,<text:line-break/>c</text:span></text:span><text:span text:style-name="Default_20_Paragraph_20_Font"><text:span text:style-name="T7">o</text:span></text:span><text:span text:style-name="Default_20_Paragraph_20_Font"><text:span text:style-name="T2">nantur erumpere, dum igitur impellunt sicca atque di-<text:line-break/>fcindunt humida, tonitru </text:span></text:span><text:span text:style-name="Default_20_Paragraph_20_Font"><text:span text:style-name="T7">t</text:span></text:span><text:span text:style-name="Default_20_Paragraph_20_Font"><text:span text:style-name="T2">onus excitatur, accensione sic-<text:line-break/>citatis fit fulgur , turbinem et vorticem materiae quam<text:line-break/>uterque trahit copia generat, calidior tamen turbo, densior<text:line-break/>autem est vortex.<text:tab/>,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nubibu</text:span></text:span><text:span text:style-name="Default_20_Paragraph_20_Font"><text:span text:style-name="T2">s, </text:span></text:span><text:span text:style-name="Default_20_Paragraph_20_Font"><text:span text:style-name="T7">pluvii</text:span></text:span><text:span text:style-name="Default_20_Paragraph_20_Font"><text:span text:style-name="T2">s, </text:span></text:span><text:span text:style-name="Default_20_Paragraph_20_Font"><text:span text:style-name="T7">niv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 </text:span></text:span><text:span text:style-name="Default_20_Paragraph_20_Font"><text:span text:style-name="T7">et grandinibu</text:span></text:span><text:span text:style-name="Default_20_Paragraph_20_Font"><text:span text:style-name="T2">s.</text:span></text:span></text:p>
      <text:p text:style-name="P1"><text:span text:style-name="Default_20_Paragraph_20_Font"><text:span text:style-name="T2">Anaximenes dicit fieri nubes ex aere plurimum den-<text:line-break/>fato ; et ex ipfo magis coacto exprimi pluviam ; nivem<text:line-break/>autem fieri quando aqua fur</text:span></text:span><text:span text:style-name="Default_20_Paragraph_20_Font"><text:span text:style-name="T7">t</text:span></text:span><text:span text:style-name="Default_20_Paragraph_20_Font"><text:span text:style-name="T2">um elevata condensatur a</text:span></text:span></text:p>
      <text:p text:style-name="P3"><text:span text:style-name="Default_20_Paragraph_20_Font"><text:span text:style-name="T2">frigore; grandinem vero quum a vento comprehenditur<text:line-break/>humido-. Et Metrodorus e vaporibus aquosis furium ela-<text:line-break/>tis -nubes coalescere putat ; -Epicurus ex atomis, rotundam<text:line-break/>vero reddi grandinem et pluviam fieri cum A longiori<text:line-break/>delatione per - aerem repercuti . contingit.</text:span></text:span></text:p>
      <text:p text:style-name="Normal"><text:span text:style-name="Default_20_Paragraph_20_Font"><text:span text:style-name="T2">.n</text:span></text:span><text:span text:style-name="Default_20_Paragraph_20_Font"><text:span text:style-name="T7">e</text:span></text:span><text:span text:style-name="Default_20_Paragraph_20_Font"><text:span text:style-name="T2"> i</text:span></text:span><text:span text:style-name="Default_20_Paragraph_20_Font"><text:span text:style-name="T7">r</text:span></text:span><text:span text:style-name="Default_20_Paragraph_20_Font"><text:span text:style-name="T2">i</text:span></text:span><text:span text:style-name="Default_20_Paragraph_20_Font"><text:span text:style-name="T7">de suu a</text:span></text:span><text:span text:style-name="Default_20_Paragraph_20_Font"><text:span text:style-name="T2">r</text:span></text:span><text:span text:style-name="Default_20_Paragraph_20_Font"><text:span text:style-name="T7">cu c</text:span></text:span><text:span text:style-name="Default_20_Paragraph_20_Font"><text:span text:style-name="T2">o</text:span></text:span><text:span text:style-name="Default_20_Paragraph_20_Font"><text:span text:style-name="T7">elest</text:span></text:span><text:span text:style-name="Default_20_Paragraph_20_Font"><text:span text:style-name="T2">i.</text:span></text:span></text:p>
      <text:p text:style-name="P1"><text:span text:style-name="Default_20_Paragraph_20_Font"><text:span text:style-name="T2">Eorum quae in sublimi fiunt quaedam revera fubsi-<text:line-break/>stunt , ut imber et grando, quaedam sunt merum fubstan-<text:line-break/>riae simulacrum propriam non habentia subsistentiam . eo-<text:line-break/>modo quo moveri terra nobis. enavigantibus ridetur. Est<text:line-break/>autem ereus coelestis tantum species apparens, de quo sii—<text:line-break/>cemos, si prius docuerimus quomodo ipsum videamus.<text:line-break/>Videmus autem lineis ver</text:span></text:span><text:span text:style-name="Default_20_Paragraph_20_Font"><text:span text:style-name="T7">t</text:span></text:span><text:span text:style-name="Default_20_Paragraph_20_Font"><text:span text:style-name="T2">e</text:span></text:span><text:span text:style-name="Default_20_Paragraph_20_Font"><text:span text:style-name="T7">n</text:span></text:span><text:span text:style-name="Default_20_Paragraph_20_Font"><text:span text:style-name="T2">tis vel curvis .vel fractis, ob-.<text:line-break/>scutis et quae fiala ratione spectati possint . incorporeis.<text:line-break/>Rectis autem lineis videmus ea quae in aere; </text:span></text:span><text:span text:style-name="Default_20_Paragraph_20_Font"><text:span text:style-name="T7">t</text:span></text:span><text:span text:style-name="Default_20_Paragraph_20_Font"><text:span text:style-name="T2">unt quae-.<text:line-break/>que per lapides: pellucidos et .per. cornua; omnia enim<text:line-break/>haec tenuium sunt partium. Curvis autem llueis alpici-i</text:span></text:span></text:p>
      <text:p text:style-name="P3"><text:span text:style-name="Default_20_Paragraph_20_Font"><text:span text:style-name="T2">mus quae in aquis, visus enim vi propter crassitiem ma-<text:line-break/>terrae ipsius aquae incurvatur, ideo remos in mari fractos<text:line-break/>eminus videmus. . -Tertius modus videndi refracta est in<text:line-break/>fpeculis. Ejusmodi autem arcus coelestis. est fpecies. opor-<text:line-break/>tet enim concipere humidam exhalationem in nubem mu-<text:line-break/>tari, tum statim roris instar ex ipfa minutas guttas ma-<text:line-break/>nare: cum igitur sol in.occafu fuerit,. necesse est enim<text:line-break/>omnem arcum coelestem ex adversio fotis apparere, cum<text:line-break/>vi</text:span></text:span><text:span text:style-name="Default_20_Paragraph_20_Font"><text:span text:style-name="T7">t</text:span></text:span><text:span text:style-name="Default_20_Paragraph_20_Font"><text:span text:style-name="T2">us in guttulas incidens refrangitur,- ut arcus caelestis<text:line-break/>fiat, non sunt autem guttae fpecies figurae fed colores<text:line-break/>ridentur : tres autem colores habet arcus coelestis, primum<text:line-break/>puniceum , fecundum vlolaceum feu purpureum ; tertium<text:line-break/>caeruleum et viridem.. Nonnunquam igitur puniceum qui-<text:line-break/>dam. splendor foliis occurrens fulgorque integer refractus<text:line-break/>rubrum ac puniceum parit colorem: secunda autem pars<text:line-break/>turbidior splendore a guttis dissoluto purpureum qui ru-<text:line-break/>bri coloris est imminutio ; cum adhuc turbidior nubes ro-</text:span></text:span></text:p>
      <text:p text:style-name="P3"><text:span text:style-name="Default_20_Paragraph_20_Font"><text:span text:style-name="T2">rem fundens in viridem transit. Id exemplis comprobare<text:line-break/>licet. Si quis e regione radiorum fotis aquam accipiat et<text:line-break/>exfpuat, guttae autem a sule refractionem suscipiant, in-<text:line-break/>veniet factum arcum coelestem et qui ophthalmia laborant<text:line-break/>idem patiuntur, si ad lucernam respiciant. Anaximenes<text:line-break/>arcum coelestem fieri putat a splendore solis in nube densa,<text:line-break/>crassa et nigra, quod non possit ejus superficiem penetrare<text:line-break/></text:span></text:span><text:span text:style-name="Default_20_Paragraph_20_Font"><text:span text:style-name="T7">t</text:span></text:span><text:span text:style-name="Default_20_Paragraph_20_Font"><text:span text:style-name="T2">ed in ea consistat. Anaxagoras re</text:span></text:span><text:span text:style-name="Default_20_Paragraph_20_Font"><text:span text:style-name="T7">t</text:span></text:span><text:span text:style-name="Default_20_Paragraph_20_Font"><text:span text:style-name="T2">ractionem lucis solaris<text:line-break/>esse a nube crassa, quae semper ex adversis parte solis est,<text:line-break/>qui in ea tanquam in speculo apparet : eam quoque can-<text:line-break/>fiam affert cur duo soles frequenter in ponto contingant.<text:line-break/>Metrodorus quando in .nube fel fulget , nubem caeruleam<text:line-break/>fieri alt, fulgorem vero rubrum.</text:span></text:span></text:p>
      <text:p text:style-name="Normal"><text:span text:style-name="Default_20_Paragraph_20_Font"><text:span text:style-name="T8">D</text:span></text:span><text:span text:style-name="Default_20_Paragraph_20_Font"><text:span text:style-name="T7">e virg</text:span></text:span><text:span text:style-name="Default_20_Paragraph_20_Font"><text:span text:style-name="T2">is.</text:span></text:span></text:p>
      <text:p text:style-name="P1"><text:span text:style-name="Default_20_Paragraph_20_Font"><text:span text:style-name="T2">Quae circa virgas et feles oppositos contingunt mix-<text:line-break/>liene subsistentiae et apparitionis fieri putant, cum nubes</text:span></text:span></text:p>
      <text:p text:style-name="P3"><text:span text:style-name="Default_20_Paragraph_20_Font"><text:span text:style-name="T2">videantur non tamen proprio colore, sed alieno, qui nisui<text:line-break/>exhibetur. In his autem omnibus tam qui secundum na-<text:line-break/>tutam quam qui fecundum adumbrationem similes conti</text:span></text:span><text:span text:style-name="Default_20_Paragraph_20_Font"><text:span text:style-name="T7">a-<text:line-break/></text:span></text:span><text:span text:style-name="Default_20_Paragraph_20_Font"><text:span text:style-name="T2">gunt allectus.</text:span></text:span></text:p>
      <text:p text:style-name="Normal"><text:span text:style-name="Default_20_Paragraph_20_Font"><text:span text:style-name="T2"/></text:span></text:p>
      <text:h text:style-name="Heading_20_2" text:outline-level="2"><text:span text:style-name="Default_20_Paragraph_20_Font">Caput XX.</text:span></text:h>
      <text:p text:style-name="Normal"><text:span text:style-name="Default_20_Paragraph_20_Font"><text:span text:style-name="T8">D</text:span></text:span><text:span text:style-name="Default_20_Paragraph_20_Font"><text:span text:style-name="T7">e ven</text:span></text:span><text:span text:style-name="Default_20_Paragraph_20_Font"><text:span text:style-name="T2">tis.</text:span></text:span></text:p>
      <text:p text:style-name="P1"><text:span text:style-name="Default_20_Paragraph_20_Font"><text:span text:style-name="T2">Anaximander ventum existimat fluxum aeris esse,<text:line-break/>motis aut colliquatis a sole quae in eo sunt partibus te-<text:line-break/>nuissimis et humidissimis. Stoici dicunt esse spicium ae-<text:line-break/>ris arbitran torque pro locorum diversitate varias appella-<text:line-break/>tiones sortiri , nam et ventum qui ab </text:span></text:span><text:span text:style-name="Default_20_Paragraph_20_Font"><text:span text:style-name="T7">c</text:span></text:span><text:span text:style-name="Default_20_Paragraph_20_Font"><text:span text:style-name="T2">ena</text:span></text:span><text:span text:style-name="Default_20_Paragraph_20_Font"><text:span text:style-name="T7">t</text:span></text:span><text:span text:style-name="Default_20_Paragraph_20_Font"><text:span text:style-name="T2">u spirat favo-<text:line-break/>nium appellarunt, qui ab ortu solis subsolanum, a scpten-<text:line-break/>trione aquilonem, a meridie austrum. Metrodorus autem<text:line-break/>aqueam exhalationem propter solis aestum fieri ventorum<text:line-break/>impetum. Etesias autem spirare densato aere, qui ad se-<text:line-break/>ptentrionem est et </text:span></text:span><text:span text:style-name="Default_20_Paragraph_20_Font"><text:span text:style-name="T7">t</text:span></text:span><text:span text:style-name="Default_20_Paragraph_20_Font"><text:span text:style-name="T2">ole a nobis recedente solstitio aestivo.</text:span></text:span></text:p>
      <text:p text:style-name="P3"><text:span text:style-name="Default_20_Paragraph_20_Font"><text:span text:style-name="T2"><text:s/>De </text:span></text:span><text:span text:style-name="Default_20_Paragraph_20_Font"><text:span text:style-name="T7">hieme e</text:span></text:span><text:span text:style-name="Default_20_Paragraph_20_Font"><text:span text:style-name="T2">t </text:span></text:span><text:span text:style-name="Default_20_Paragraph_20_Font"><text:span text:style-name="T7">aestate..</text:span></text:span></text:p>
      <text:p text:style-name="P1"><text:span text:style-name="Default_20_Paragraph_20_Font"><text:span text:style-name="T2">Empedocles et Stoici hiemem fieri- dicunt aere prae-<text:line-break/>valente sursunrque sua </text:span></text:span><text:span text:style-name="Default_20_Paragraph_20_Font"><text:span text:style-name="T7">t</text:span></text:span><text:span text:style-name="Default_20_Paragraph_20_Font"><text:span text:style-name="T2">e densitate protrudente: aestatem<text:line-break/>autem contra igne superante ac fe deorfum ad nos agente.</text:span></text:span></text:p>
      <text:p text:style-name="P1"><text:span text:style-name="Default_20_Paragraph_20_Font"><text:span text:style-name="T2"/></text:span></text:p>
      <text:h text:style-name="Heading_20_2" text:outline-level="2"><text:span text:style-name="Default_20_Paragraph_20_Font">Ca p n t XXI.</text:span></text:h>
      <text:p text:style-name="Normal"><text:span text:style-name="Default_20_Paragraph_20_Font"><text:span text:style-name="T2"/></text:span></text:p>
      <text:p text:style-name="P7"><text:span text:style-name="Default_20_Paragraph_20_Font"><text:span text:style-name="T8">D</text:span></text:span><text:span text:style-name="Default_20_Paragraph_20_Font"><text:span text:style-name="T7">e terra.</text:span></text:span></text:p>
      <text:p text:style-name="P1"><text:span text:style-name="Default_20_Paragraph_20_Font"><text:span text:style-name="T2">Thales et qui ipsum secuti sunt unicam esse terram<text:line-break/>existimant. Pythagoreorum aliqui et hanc esse et aliam<text:line-break/>huic oppositam dicunt. . Stoici autem dicunt unam esse<text:line-break/>terram- eamque finitam. Metrodorus terram esse fedimen-<text:line-break/>tum et tanquam. faecem aquae putat ut folem aeris.</text:span></text:span></text:p>
      <text:p text:style-name="Normal"><text:span text:style-name="Default_20_Paragraph_20_Font"><text:span text:style-name="T2"><text:s/>De </text:span></text:span><text:span text:style-name="Default_20_Paragraph_20_Font"><text:span text:style-name="T7">sigu</text:span></text:span><text:span text:style-name="Default_20_Paragraph_20_Font"><text:span text:style-name="T2">ris t</text:span></text:span><text:span text:style-name="Default_20_Paragraph_20_Font"><text:span text:style-name="T7">errae.</text:span></text:span></text:p>
      <text:p text:style-name="P1"><text:span text:style-name="Default_20_Paragraph_20_Font"><text:span text:style-name="T2">Thales et qui eum secuti sunt rotundam terram exr—<text:line-break/>diruant. . Anaximander autem terram lapideae columnae</text:span></text:span></text:p>
      <text:p text:style-name="P3"><text:span text:style-name="Default_20_Paragraph_20_Font"><text:span text:style-name="T2">plantae similem. Anaximenes mensae figuram obtinere,<text:line-break/>Leucippus tympani, Democritus difco quidem similem lo-<text:line-break/>titudine, verum in medio concavam putant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si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 t</text:span></text:span><text:span text:style-name="Default_20_Paragraph_20_Font"><text:span text:style-name="T7">errae.</text:span></text:span></text:p>
      <text:p text:style-name="P1"><text:span text:style-name="Default_20_Paragraph_20_Font"><text:span text:style-name="T2">Qui Thaletem secuti fiunt terram in medio positam<text:line-break/>existimant. Xenophanes primam .docuit terram in influi-<text:line-break/>tam profunditatem radices mittere ex inferiori parte,<text:line-break/>compactam vero ex aere et igne, Philolaus Pythagoricus<text:line-break/>ignem esse in medio, ipsum enim esse quasi focum universi.<text:line-break/>Secundum </text:span></text:span><text:span text:style-name="Default_20_Paragraph_20_Font"><text:span text:style-name="T7">ab</text:span></text:span><text:span text:style-name="Default_20_Paragraph_20_Font"><text:span text:style-name="T2"> i</text:span></text:span><text:span text:style-name="Default_20_Paragraph_20_Font"><text:span text:style-name="T7">pso terram</text:span></text:span><text:span text:style-name="Default_20_Paragraph_20_Font"><text:span text:style-name="T2"> primae oppositam, tertiam vero<text:line-break/>habitabilem ex adversio positam et cfrcumduetam terrae<text:line-break/>antipodum. Parmenides primus definivit ea loca quae ha-<text:line-break/>hitantur sub duobus tropicis circulis esse terram.</text:span></text:span></text:p>
      <text:p text:style-name="Normal"><text:span text:style-name="Default_20_Paragraph_20_Font"><text:span text:style-name="T8">D</text:span></text:span><text:span text:style-name="Default_20_Paragraph_20_Font"><text:span text:style-name="T7">e</text:span></text:span><text:span text:style-name="Default_20_Paragraph_20_Font"><text:span text:style-name="T2"> i</text:span></text:span><text:span text:style-name="Default_20_Paragraph_20_Font"><text:span text:style-name="T7">nc</text:span></text:span><text:span text:style-name="Default_20_Paragraph_20_Font"><text:span text:style-name="T2">l</text:span></text:span><text:span text:style-name="Default_20_Paragraph_20_Font"><text:span text:style-name="T7">ina</text:span></text:span><text:span text:style-name="Default_20_Paragraph_20_Font"><text:span text:style-name="T2">t</text:span></text:span><text:span text:style-name="Default_20_Paragraph_20_Font"><text:span text:style-name="T7">ione terrae.</text:span></text:span></text:p>
      <text:p text:style-name="P1"><text:span text:style-name="Default_20_Paragraph_20_Font"><text:span text:style-name="T2">Leucippus terram in partes austrinas propendere pu-<text:line-break/>tat ob raritatem quae inest illis partibus, compacta ni-</text:span></text:span></text:p>
      <text:p text:style-name="P3"><text:span text:style-name="Default_20_Paragraph_20_Font"><text:span text:style-name="T2">mirum frigere. septentrionali plaga et opposita combusta.<text:line-break/>Democritus quod imbecillior sit pars austrina ambitus, ideo<text:line-break/>terram mole auctam eo inclinare. Partes enim feuten-<text:line-break/>trionales sunt, intemperatae, meridionales vero temperatae.<text:line-break/>Unde terra eo deprimitur ubi fructibus abundat et in-<text:line-break/>cremento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motu</text:span></text:span><text:span text:style-name="Default_20_Paragraph_20_Font"><text:span text:style-name="T2"> t</text:span></text:span><text:span text:style-name="Default_20_Paragraph_20_Font"><text:span text:style-name="T7">errae.</text:span></text:span></text:p>
      <text:p text:style-name="P1"><text:span text:style-name="Default_20_Paragraph_20_Font"><text:span text:style-name="T2">Alii quidem immotam manere. terram existimanti Phi-<text:line-break/>Iolaus autem Pythagoricus circulariter moveri circum<text:line-break/>ignem per obliquum circulum eo modo quo fol et luna.<text:line-break/>Heraclides autem Ponticus et Ecphantus Pythagoricus ato-<text:line-break/>bilem terram non ut </text:span></text:span><text:span text:style-name="Default_20_Paragraph_20_Font"><text:span text:style-name="T7">t</text:span></text:span><text:span text:style-name="Default_20_Paragraph_20_Font"><text:span text:style-name="T2">uum locum transiliat, fed rotae in-.<text:line-break/>dar circumferatur ab occa</text:span></text:span><text:span text:style-name="Default_20_Paragraph_20_Font"><text:span text:style-name="T7">to</text:span></text:span><text:span text:style-name="Default_20_Paragraph_20_Font"><text:span text:style-name="T2"> ad ortum circa proprium<text:line-break/></text:span></text:span><text:span text:style-name="Default_20_Paragraph_20_Font"><text:span text:style-name="T7">t</text:span></text:span><text:span text:style-name="Default_20_Paragraph_20_Font"><text:span text:style-name="T2">uum centrum. Democritus initio terram ob tenuitatem<text:line-break/>et levitatem errasse dicit, verum procedente tempore den-<text:line-break/>siorem et gravlorem factam constitisse.</text:span></text:span></text:p>
      <text:p text:style-name="P3"><text:span text:style-name="Default_20_Paragraph_20_Font"><text:span text:style-name="T8">D</text:span></text:span><text:span text:style-name="Default_20_Paragraph_20_Font"><text:span text:style-name="T7">e divisione terrae.</text:span></text:span></text:p>
      <text:p text:style-name="P1"><text:span text:style-name="Default_20_Paragraph_20_Font"><text:span text:style-name="T2">Quidam e Pythagoreis. terram eadem proportione<text:line-break/>qua totius coeli globus divisus est, dividunt in quinque<text:line-break/>circulos , septentrionalem , meridionalem, solstiti</text:span></text:span><text:span text:style-name="Default_20_Paragraph_20_Font"><text:span text:style-name="T7">alem</text:span></text:span><text:span text:style-name="Default_20_Paragraph_20_Font"><text:span text:style-name="T2"> ae-<text:line-break/>stivam et hibernum atque aequinoctialem; horum medius<text:line-break/>medium terrae torridae definit, atque habitabilis est sona<text:line-break/>illa quae media est inter circulum aestivum et hibernum;<text:line-break/>quod sit temperata.</text:span></text:span></text:p>
      <text:p text:style-name="P1"><text:span text:style-name="Default_20_Paragraph_20_Font"><text:span text:style-name="T14">D</text:span></text:span><text:span text:style-name="Default_20_Paragraph_20_Font"><text:span text:style-name="T7">e terrae m</text:span></text:span><text:span text:style-name="Default_20_Paragraph_20_Font"><text:span text:style-name="T2">ot</text:span></text:span><text:span text:style-name="Default_20_Paragraph_20_Font"><text:span text:style-name="T7">ibu</text:span></text:span><text:span text:style-name="Default_20_Paragraph_20_Font"><text:span text:style-name="T2">s </text:span></text:span><text:span text:style-name="Default_20_Paragraph_20_Font"><text:span text:style-name="T7">seu c</text:span></text:span><text:span text:style-name="Default_20_Paragraph_20_Font"><text:span text:style-name="T2">o</text:span></text:span><text:span text:style-name="Default_20_Paragraph_20_Font"><text:span text:style-name="T7">ncussionibu</text:span></text:span><text:span text:style-name="Default_20_Paragraph_20_Font"><text:span text:style-name="T2">s.</text:span></text:span></text:p>
      <text:p text:style-name="P1"><text:span text:style-name="Default_20_Paragraph_20_Font"><text:span text:style-name="T2">Phalas et Democritus aquae terrae motus causam tri-<text:line-break/>bount. At Stoici dicunt terrae concussionem esse humidi<text:line-break/>vaporis e terra .in aerem .descendentis ac erumpentis. i</text:span></text:span><text:span text:style-name="Default_20_Paragraph_20_Font"><text:span text:style-name="T7">m-<text:line-break/>po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m. Anaximenes terrae siccitatem et humiditatem con-.<text:line-break/>- cultionis </text:span></text:span><text:span text:style-name="Default_20_Paragraph_20_Font"><text:span text:style-name="T7">hu</text:span></text:span><text:span text:style-name="Default_20_Paragraph_20_Font"><text:span text:style-name="T2">j</text:span></text:span><text:span text:style-name="Default_20_Paragraph_20_Font"><text:span text:style-name="T7">u</text:span></text:span><text:span text:style-name="Default_20_Paragraph_20_Font"><text:span text:style-name="T2">s pansam </text:span></text:span><text:span text:style-name="Default_20_Paragraph_20_Font"><text:span text:style-name="T7">assignat</text:span></text:span><text:span text:style-name="Default_20_Paragraph_20_Font"><text:span text:style-name="T2">, quarum illam quidem ar-<text:line-break/>flores, hanc vero pluviae gignant. Anaxagoras terrae mo-<text:line-break/>tum fieri excussione aeris, qui quum in densitatem super-<text:line-break/>fiere</text:span></text:span><text:span text:style-name="Default_20_Paragraph_20_Font"><text:span text:style-name="T7">t</text:span></text:span><text:span text:style-name="Default_20_Paragraph_20_Font"><text:span text:style-name="T2"> terrae irrumpat nec expulsionem pati valeat, ambien-<text:line-break/>tem </text:span></text:span><text:span text:style-name="Default_20_Paragraph_20_Font"><text:span text:style-name="T7">l</text:span></text:span><text:span text:style-name="Default_20_Paragraph_20_Font"><text:span text:style-name="T2">o</text:span></text:span><text:span text:style-name="Default_20_Paragraph_20_Font"><text:span text:style-name="T7">cum</text:span></text:span><text:span text:style-name="Default_20_Paragraph_20_Font"><text:span text:style-name="T2"> tremore concutit. Aristoteles autem fletum</text:span></text:span></text:p>
      <text:p text:style-name="P3"><text:span text:style-name="Default_20_Paragraph_20_Font"><text:span text:style-name="T2">motionis qui quum intro fluit, extra exhalat ob ambien-<text:line-break/>tem undique frigoris antiperistasin </text:span></text:span><text:span text:style-name="Default_20_Paragraph_20_Font"><text:span text:style-name="T7">t</text:span></text:span><text:span text:style-name="Default_20_Paragraph_20_Font"><text:span text:style-name="T2">or</text:span></text:span><text:span text:style-name="Default_20_Paragraph_20_Font"><text:span text:style-name="T7">t</text:span></text:span><text:span text:style-name="Default_20_Paragraph_20_Font"><text:span text:style-name="T2">um deorfumque ipsi,<text:line-break/>circumstante. Nam calidum superius fieri properat, quum<text:line-break/>leve sit , ob idque interceptione facta humidae exhalatio-<text:line-break/>nis revulfionibus adacti cunei instar oppositisque convo-<text:line-break/>lotionibus terrae concussiones. creari. Metrodorus nullum<text:line-break/>in proprio loco corpus moveri, nisi quis impellat aut actu<text:line-break/>detrahat. Quamobrem .erram quoque </text:span></text:span><text:span text:style-name="Default_20_Paragraph_20_Font"><text:span text:style-name="T7">t</text:span></text:span><text:span text:style-name="Default_20_Paragraph_20_Font"><text:span text:style-name="T2">ua in fede moran-<text:line-break/>tem naturaliter moveri- non posse, quaedam tamen ipsius<text:line-break/>loca alio tendere. Parmenides et Democritus terram ae-<text:line-break/>qualiter undique recessisse, aequaliter quoque protendere<text:line-break/>dicunt, nec habere cau</text:span></text:span><text:span text:style-name="Default_20_Paragraph_20_Font"><text:span text:style-name="T7">t</text:span></text:span><text:span text:style-name="Default_20_Paragraph_20_Font"><text:span text:style-name="T2">am, ob quam huc potius quam illuc<text:line-break/>vergat proindeque concuti tantum, non moveri. Anaxi-<text:line-break/>menes terrae planitiem aeti insidere; alii vero aquis m-<text:line-break/>natare instar foliorum platani.aut asserum, ideoque moveri.<text:line-break/>Plato omnis motus fax. circumstantias enumerat; furium,<text:line-break/>deorsum, dextr</text:span></text:span><text:span text:style-name="Default_20_Paragraph_20_Font"><text:span text:style-name="T7">a</text:span></text:span><text:span text:style-name="Default_20_Paragraph_20_Font"><text:span text:style-name="T2">rium, .sinistrorsum, antrorsum, reti</text:span></text:span><text:span text:style-name="Default_20_Paragraph_20_Font"><text:span text:style-name="T7">a</text:span></text:span><text:span text:style-name="Default_20_Paragraph_20_Font"><text:span text:style-name="T2">rium;</text:span></text:span></text:p>
      <text:p text:style-name="P3"><text:span text:style-name="Default_20_Paragraph_20_Font"><text:span text:style-name="T2">horum vero nullum posse terrae accidere, quum undique<text:line-break/>ima sit maneatque immota. Epicurua fieri posse ut terra<text:line-break/>aeris fubjecti qui aquosirs est, crassitie impulsa ac quasi<text:line-break/>succussa moveatur, fieri etiam posse ut infimis Inis parti-<text:line-break/>bus cavernosa cum sit, spiritu qui per eam dispergitur, </text:span></text:span><text:span text:style-name="Default_20_Paragraph_20_Font"><text:span text:style-name="T7">i</text:span></text:span><text:span text:style-name="Default_20_Paragraph_20_Font"><text:span text:style-name="T2">n<text:line-break/>cavernas antrorum similes incidente quassetur.</text:span></text:span></text:p>
      <text:h text:style-name="Heading_20_2" text:outline-level="2"><text:span text:style-name="Default_20_Paragraph_20_Font">caput XX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D</text:span></text:span><text:span text:style-name="Default_20_Paragraph_20_Font"><text:span text:style-name="T7">e</text:span></text:span><text:span text:style-name="Default_20_Paragraph_20_Font"><text:span text:style-name="T2"> m</text:span></text:span><text:span text:style-name="Default_20_Paragraph_20_Font"><text:span text:style-name="T7">ar</text:span></text:span><text:span text:style-name="Default_20_Paragraph_20_Font"><text:span text:style-name="T2">i </text:span></text:span><text:span text:style-name="Default_20_Paragraph_20_Font"><text:span text:style-name="T7">et cur falsu</text:span></text:span><text:span text:style-name="Default_20_Paragraph_20_Font"><text:span text:style-name="T2">m sit.</text:span></text:span></text:p>
      <text:p text:style-name="P1"><text:span text:style-name="Default_20_Paragraph_20_Font"><text:span text:style-name="T2">Anaximander esse dicit mare prioris humoris reli-<text:line-break/>quum, cujus calorem portionem ignis exsiccavit, residuum<text:line-break/>vero propter exustionem transmutavit. Anaxagoras cum<text:line-break/>humor per initia stagnans a solari circumventione esset<text:line-break/>adustus exhalassetque pars pinguis, reliquum salsuginem et<text:line-break/>ama</text:span></text:span><text:span text:style-name="Default_20_Paragraph_20_Font"><text:span text:style-name="T7">t</text:span></text:span><text:span text:style-name="Default_20_Paragraph_20_Font"><text:span text:style-name="T2">orem subiisse. Empedocles terrae sudorem a side</text:span></text:span></text:p>
      <text:p text:style-name="P8"><text:span text:style-name="Default_20_Paragraph_20_Font"><text:span text:style-name="T2">ustae. Antiphon fusiorem calidi a quo excretum est, quod<text:line-break/>supererat humidi elixando in salsuginem conversum, quod<text:line-break/>in quovis fit sudore. Metrodorus quia mare sit percole-<text:line-break/>- tum per terram, ideo crassitiem ejus participasse: sicut<text:line-break/>evenit iis quae per cinerem colantur. Platonici. aquae<text:line-break/>elementaris partem aliam ex aere frigore coactam exstitisse<text:line-break/>dulcem, allatu . quae a terra ex ardore et incendio exha-<text:line-break/>lasset falsam.</text:span></text:span></text:p>
      <text:p text:style-name="P1"><text:span text:style-name="Default_20_Paragraph_20_Font"><text:span text:style-name="T7">t</text:span></text:span><text:span text:style-name="Default_20_Paragraph_20_Font"><text:span text:style-name="T2">ali </text:span></text:span><text:span text:style-name="Default_20_Paragraph_20_Font"><text:span text:style-name="T7">stant aestu</text:span></text:span><text:span text:style-name="Default_20_Paragraph_20_Font"><text:span text:style-name="T2">s </text:span></text:span><text:span text:style-name="Default_20_Paragraph_20_Font"><text:span text:style-name="T7">accedente</text:span></text:span><text:span text:style-name="Default_20_Paragraph_20_Font"><text:span text:style-name="T2">s </text:span></text:span><text:span text:style-name="Default_20_Paragraph_20_Font"><text:span text:style-name="T7">et receden</text:span></text:span><text:span text:style-name="Default_20_Paragraph_20_Font"><text:span text:style-name="T2">t</text:span></text:span><text:span text:style-name="Default_20_Paragraph_20_Font"><text:span text:style-name="T7">e</text:span></text:span><text:span text:style-name="Default_20_Paragraph_20_Font"><text:span text:style-name="T2">s </text:span></text:span><text:span text:style-name="Default_20_Paragraph_20_Font"><text:span text:style-name="T7">mari</text:span></text:span><text:span text:style-name="Default_20_Paragraph_20_Font"><text:span text:style-name="T2">s.</text:span></text:span></text:p>
      <text:p text:style-name="P1"><text:span text:style-name="Default_20_Paragraph_20_Font"><text:span text:style-name="T2">Aristoteles plures ventos a fele moveri et ciccbm-<text:line-break/>duci putat iisque ingruentibus Atlanticum mare intume-<text:line-break/>Icere aestusque effici recedentes, cessantibus vero illud re-<text:line-break/>trahi ac subsidere idque esse aestus accedentes. Pytheas<text:line-break/>Massiliensis lunae incremento mare increscere, decremento<text:line-break/>vero decrescere. Timaeus plures fluvios descendentes in<text:line-break/>Atlanticum mare per montes Celticos cau</text:span></text:span><text:span text:style-name="Default_20_Paragraph_20_Font"><text:span text:style-name="T7">t</text:span></text:span><text:span text:style-name="Default_20_Paragraph_20_Font"><text:span text:style-name="T2">am esse dicit,</text:span></text:span></text:p>
      <text:p text:style-name="P2"><text:span text:style-name="Default_20_Paragraph_20_Font"><text:span text:style-name="T2">qui iter suum promoventes maris recessum faciunt, cum<text:line-break/>vero desinunt, maris accessum fieri.</text:span></text:span></text:p>
      <text:h text:style-name="Heading_20_2" text:outline-level="2"><text:span text:style-name="Default_20_Paragraph_20_Font">Caput XXI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9">D</text:span></text:span><text:span text:style-name="Default_20_Paragraph_20_Font"><text:span text:style-name="T7">e</text:span></text:span><text:span text:style-name="Default_20_Paragraph_20_Font"><text:span text:style-name="T2"> i</text:span></text:span><text:span text:style-name="Default_20_Paragraph_20_Font"><text:span text:style-name="T7">ncre</text:span></text:span><text:span text:style-name="Default_20_Paragraph_20_Font"><text:span text:style-name="T2">m</text:span></text:span><text:span text:style-name="Default_20_Paragraph_20_Font"><text:span text:style-name="T7">en</text:span></text:span><text:span text:style-name="Default_20_Paragraph_20_Font"><text:span text:style-name="T2">to N</text:span></text:span><text:span text:style-name="Default_20_Paragraph_20_Font"><text:span text:style-name="T7">ili.</text:span></text:span></text:p>
      <text:p text:style-name="P1"><text:span text:style-name="Default_20_Paragraph_20_Font"><text:span text:style-name="T2">Thales Etesias ventos adverfus .Aegyptum flantes Nili<text:line-break/>aquas attollere putat, quod ostia ipsius quibus fe exonerat<text:line-break/>maris obtrusi influxu obturentur. Euthymeues Massiliensis<text:line-break/>ab aquis oceani et externi maris inundare Nilum existi-<text:line-break/>mali Anaxagoras a nivibus Aethiopiae; quae per hiemem<text:line-break/>densatae aestivo tempore liquantur. Democritus putat<text:line-break/>fieri a nivibus in partibus septentrionalibus circa soliti-<text:line-break/>tium aestivum liquatis et nubes compacta ex halitibus et<text:line-break/>ab Etesiis ventis simul advecta ver</text:span></text:span><text:span text:style-name="Default_20_Paragraph_20_Font"><text:span text:style-name="T7">t</text:span></text:span><text:span text:style-name="Default_20_Paragraph_20_Font"><text:span text:style-name="T2">us meridiem et Aegy-<text:line-break/>ptum vehementes imbres fundere quibus Nisus redundat.<text:line-break/>Herodotus aequaliter moveri hieme et aestate propter fon-</text:span></text:span></text:p>
      <text:p text:style-name="P3"><text:span text:style-name="Default_20_Paragraph_20_Font"><text:span text:style-name="T2">tes ; id autum minus apparere hieme, quia hac tempestate<text:line-break/>sol vicinior Aegypto aquas in vapores redigit. Ephorus<text:line-break/>historicus aestate ait relaxari totam Aegyptum ac quasi.<text:line-break/>exudare copiosam aquam ac conferre. ad hoc etiam Ara-<text:line-break/>biam et Africam ob raritatem et fabulosum solum. Eu-<text:line-break/>doxus ait sacerdotes. imbribus et oppositis temporum anni<text:line-break/>rationibus rem impulere : - quando enim apud nos aestas.<text:line-break/>est qui sub aestivo habitamus tropico, tum iis qui e re-<text:line-break/>gione sub hiemali circulo degunt hiemem esse, a quibus<text:line-break/>tum exundans aqua prorumpat.</text:span></text:span></text:p>
      <text:h text:style-name="Heading_20_2" text:outline-level="2"><text:span text:style-name="Default_20_Paragraph_20_Font">Caput XXIV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D</text:span></text:span><text:span text:style-name="Default_20_Paragraph_20_Font"><text:span text:style-name="T7">e sunsm et sensi</text:span></text:span><text:span text:style-name="Default_20_Paragraph_20_Font"><text:span text:style-name="T2">li.</text:span></text:span></text:p>
      <text:p text:style-name="P1"><text:span text:style-name="Default_20_Paragraph_20_Font"><text:span text:style-name="T2">Sensus secundum Stoicos est objecti sensilis per ren-<text:line-break/>fiendi organum comprehensio seu pe</text:span></text:span><text:span text:style-name="Default_20_Paragraph_20_Font"><text:span text:style-name="T7">r</text:span></text:span><text:span text:style-name="Default_20_Paragraph_20_Font"><text:span text:style-name="T2">ceptio. Sensus autem<text:line-break/>multis modis dicitur. Nam et habitus et facultas et fun-</text:span></text:span></text:p>
      <text:p text:style-name="P3"><text:span text:style-name="Default_20_Paragraph_20_Font"><text:span text:style-name="T2">etio et imaginatio apprehendens sentiendi organo fiunt,<text:line-break/>ipsa quoque octava animae facultas a quafent.endivis<text:line-break/>manat. Rursus autem sensus organa sunt spiritus intelli-<text:line-break/>gentes a principe facultate ad sensuum organa protensi.<text:line-break/>Epicurus particula est sensus, quae tum sentiendi facultas<text:line-break/>est tum functio ac proinde effectus, adeout ab ipfo du-<text:line-break/>pliciter dicatur </text:span></text:span><text:span text:style-name="Default_20_Paragraph_20_Font"><text:span text:style-name="T7">t</text:span></text:span><text:span text:style-name="Default_20_Paragraph_20_Font"><text:span text:style-name="T2">en</text:span></text:span><text:span text:style-name="Default_20_Paragraph_20_Font"><text:span text:style-name="T7">t</text:span></text:span><text:span text:style-name="Default_20_Paragraph_20_Font"><text:span text:style-name="T2">us quidem </text:span></text:span><text:span text:style-name="Default_20_Paragraph_20_Font"><text:span text:style-name="T7">t</text:span></text:span><text:span text:style-name="Default_20_Paragraph_20_Font"><text:span text:style-name="T2">acultas et sensilis functio.<text:line-break/>Plato saulum enuntiat animae et corporis societatem ad<text:line-break/>externa </text:span></text:span><text:span text:style-name="Default_20_Paragraph_20_Font"><text:span text:style-name="T7">c</text:span></text:span><text:span text:style-name="Default_20_Paragraph_20_Font"><text:span text:style-name="T2">o</text:span></text:span><text:span text:style-name="Default_20_Paragraph_20_Font"><text:span text:style-name="T7">gnoscenda. </text:span></text:span><text:span text:style-name="Default_20_Paragraph_20_Font"><text:span text:style-name="T2">Facultas quidem -est animae, instru-<text:line-break/>mentum vero corporis; at ambo per imaginationem ex-<text:line-break/>terna apprehendunt. Leucippus et Democritus len</text:span></text:span><text:span text:style-name="Default_20_Paragraph_20_Font"><text:span text:style-name="T7">t</text:span></text:span><text:span text:style-name="Default_20_Paragraph_20_Font"><text:span text:style-name="T2">um et<text:line-break/>intelligentiam obtingere coniiciunt rerum simulacris </text:span></text:span><text:span text:style-name="Default_20_Paragraph_20_Font"><text:span text:style-name="T7">t</text:span></text:span><text:span text:style-name="Default_20_Paragraph_20_Font"><text:span text:style-name="T2">oris<text:line-break/>occursantibus, neutrum autem horum obire posse cui ob-<text:line-break/>jecti simulacrum non occurrat.</text:span></text:span></text:p>
      <text:p text:style-name="Normal"><text:span text:style-name="Default_20_Paragraph_20_Font"><text:span text:style-name="T7">An veru</text:span></text:span><text:span text:style-name="Default_20_Paragraph_20_Font"><text:span text:style-name="T2">s </text:span></text:span><text:span text:style-name="Default_20_Paragraph_20_Font"><text:span text:style-name="T7">sensu</text:span></text:span><text:span text:style-name="Default_20_Paragraph_20_Font"><text:span text:style-name="T2">s </text:span></text:span><text:span text:style-name="Default_20_Paragraph_20_Font"><text:span text:style-name="T7">veraque sit imaginatio.</text:span></text:span></text:p>
      <text:p text:style-name="P1"><text:span text:style-name="Default_20_Paragraph_20_Font"><text:span text:style-name="T2">Stoici </text:span></text:span><text:span text:style-name="Default_20_Paragraph_20_Font"><text:span text:style-name="T7">t</text:span></text:span><text:span text:style-name="Default_20_Paragraph_20_Font"><text:span text:style-name="T2">ensus quidem veros </text:span></text:span><text:span text:style-name="Default_20_Paragraph_20_Font"><text:span text:style-name="T7">arbitran</text:span></text:span><text:span text:style-name="Default_20_Paragraph_20_Font"><text:span text:style-name="T2">t</text:span></text:span><text:span text:style-name="Default_20_Paragraph_20_Font"><text:span text:style-name="T7">ur</text:span></text:span><text:span text:style-name="Default_20_Paragraph_20_Font"><text:span text:style-name="T2">, imaginationum<text:line-break/>vero quasdam veras, quasdam falsas. Epicurus sensum</text:span></text:span></text:p>
      <text:p text:style-name="P3"><text:span text:style-name="Default_20_Paragraph_20_Font"><text:span text:style-name="T2">omnem omnemque imaginationem veram; opinionum alias<text:line-break/>veras </text:span></text:span><text:span text:style-name="Default_20_Paragraph_20_Font"><text:span text:style-name="T7">este</text:span></text:span><text:span text:style-name="Default_20_Paragraph_20_Font"><text:span text:style-name="T2">, alias falsas ; senfusque uno tantum modo falli<text:line-break/>in notionibus, imaginationibus vero duobus; etenim et Ien-<text:line-break/>silium est imaginatio et eorum quae fusi intelligentiam ca-<text:line-break/>dunt. Empedocles et Heraclides pro meatuum commode--<text:line-break/>ratione </text:span></text:span><text:span text:style-name="Default_20_Paragraph_20_Font"><text:span text:style-name="T7">t</text:span></text:span><text:span text:style-name="Default_20_Paragraph_20_Font"><text:span text:style-name="T2">ensus fieri, quum quoduis sensile </text:span></text:span><text:span text:style-name="Default_20_Paragraph_20_Font"><text:span text:style-name="T7">t</text:span></text:span><text:span text:style-name="Default_20_Paragraph_20_Font"><text:span text:style-name="T2">uo sensui ac-<text:line-break/>ommodetur.</text:span></text:span></text:p>
      <text:p text:style-name="Normal"><text:span text:style-name="Default_20_Paragraph_20_Font"><text:span text:style-name="T7">(suo</text:span></text:span><text:span text:style-name="Default_20_Paragraph_20_Font"><text:span text:style-name="T2"> t </text:span></text:span><text:span text:style-name="Default_20_Paragraph_20_Font"><text:span text:style-name="T7">sint sensu</text:span></text:span><text:span text:style-name="Default_20_Paragraph_20_Font"><text:span text:style-name="T2">s.</text:span></text:span></text:p>
      <text:p text:style-name="P1"><text:span text:style-name="Default_20_Paragraph_20_Font"><text:span text:style-name="T2">Stoici quinque particulares </text:span></text:span><text:span text:style-name="Default_20_Paragraph_20_Font"><text:span text:style-name="T7">t</text:span></text:span><text:span text:style-name="Default_20_Paragraph_20_Font"><text:span text:style-name="T2">en</text:span></text:span><text:span text:style-name="Default_20_Paragraph_20_Font"><text:span text:style-name="T7">t</text:span></text:span><text:span text:style-name="Default_20_Paragraph_20_Font"><text:span text:style-name="T2">us enumerant, vi</text:span></text:span><text:span text:style-name="Default_20_Paragraph_20_Font"><text:span text:style-name="T7">t</text:span></text:span><text:span text:style-name="Default_20_Paragraph_20_Font"><text:span text:style-name="T2">um,<text:line-break/>auditum, odoratum, gustum et tactum. Aristoteles </text:span></text:span><text:span text:style-name="Default_20_Paragraph_20_Font"><text:span text:style-name="T7">t</text:span></text:span><text:span text:style-name="Default_20_Paragraph_20_Font"><text:span text:style-name="T2">extum<text:line-break/>quidem non profert, fed communem Iculum compositarum<text:line-break/>specierum judicem </text:span></text:span><text:span text:style-name="Default_20_Paragraph_20_Font"><text:span text:style-name="T7">const</text:span></text:span><text:span text:style-name="Default_20_Paragraph_20_Font"><text:span text:style-name="T2">i</text:span></text:span><text:span text:style-name="Default_20_Paragraph_20_Font"><text:span text:style-name="T7">t</text:span></text:span><text:span text:style-name="Default_20_Paragraph_20_Font"><text:span text:style-name="T2">uit, ad quem singuli </text:span></text:span><text:span text:style-name="Default_20_Paragraph_20_Font"><text:span text:style-name="T7">sensu</text:span></text:span><text:span text:style-name="Default_20_Paragraph_20_Font"><text:span text:style-name="T2">s sinu.<text:line-break/>plices propria cuique vi</text:span></text:span><text:span text:style-name="Default_20_Paragraph_20_Font"><text:span text:style-name="T7">t</text:span></text:span><text:span text:style-name="Default_20_Paragraph_20_Font"><text:span text:style-name="T2">a renuntiant, in quo ab altero ad<text:line-break/>alterum fit transitus, quemadmodum .figurae et motus osten--<text:line-break/>ditur. Democritus plures </text:span></text:span><text:span text:style-name="Default_20_Paragraph_20_Font"><text:span text:style-name="T7">t</text:span></text:span><text:span text:style-name="Default_20_Paragraph_20_Font"><text:span text:style-name="T2">ensus , brutis quam diis et sa-<text:line-break/>alentibus inesse censuit...</text:span></text:span></text:p>
      <text:p text:style-name="P2"><text:span text:style-name="Default_20_Paragraph_20_Font"><text:span text:style-name="T7">Quomodo sta</text:span></text:span><text:span text:style-name="Default_20_Paragraph_20_Font"><text:span text:style-name="T2">t </text:span></text:span><text:span text:style-name="Default_20_Paragraph_20_Font"><text:span text:style-name="T7">sensus, no</text:span></text:span><text:span text:style-name="Default_20_Paragraph_20_Font"><text:span text:style-name="T2">t</text:span></text:span><text:span text:style-name="Default_20_Paragraph_20_Font"><text:span text:style-name="T7">io, praeno</text:span></text:span><text:span text:style-name="Default_20_Paragraph_20_Font"><text:span text:style-name="T2">ti</text:span></text:span><text:span text:style-name="Default_20_Paragraph_20_Font"><text:span text:style-name="T7">o et interior ra</text:span></text:span><text:span text:style-name="Default_20_Paragraph_20_Font"><text:span text:style-name="T2">t</text:span></text:span><text:span text:style-name="Default_20_Paragraph_20_Font"><text:span text:style-name="T7">io.</text:span></text:span></text:p>
      <text:p text:style-name="P1"><text:span text:style-name="Default_20_Paragraph_20_Font"><text:span text:style-name="T2">Quum, inquiunt Stoici, homo procreatur, tum prin-<text:line-break/>cipem habet partem animae ipsius peraeque ac chartam<text:line-break/>descriptioni rerum. delineandae.aptam, in ea enim parte<text:line-break/>unaquaeque notionum delineatur; Primus autem delineandi<text:line-break/>modus per </text:span></text:span><text:span text:style-name="Default_20_Paragraph_20_Font"><text:span text:style-name="T7">t</text:span></text:span><text:span text:style-name="Default_20_Paragraph_20_Font"><text:span text:style-name="T2">ensus fit; quum enim aliquid fenfu percipitur,<text:line-break/>ut alba tunica, ejus remotae memoriam habemus, at quum<text:line-break/>multae memoriae ejusdem formae nobis fiunt, tunc .dicimus<text:line-break/>nos habere experientiam ; experientia namque est imagi-<text:line-break/>nationum ejusdem generis multitudo. Notionum autem.<text:line-break/>aliae natura eo quo. diximus pacto fiunt, non arte; aliae<text:line-break/>vero. jam nostra industria et doctrina parantur atque hae<text:line-break/>solae notiones vocantur, illae vero. praenotiones; - At ratio<text:line-break/>qua rationales. dicimur, ex praenotionibus. primo septena-,.<text:line-break/>rio compleri dicitur. Id enim conceptus -mentis. est phan--<text:line-break/>sesima intelligentiae animalis ratione praediti. Phantasma</text:span></text:span></text:p>
      <text:p text:style-name="P3"><text:span text:style-name="Default_20_Paragraph_20_Font"><text:span text:style-name="T2">namque ubi ad rationalem animam accidit, ratiocinio in-<text:line-break/>diget, quod nomen a mentis ratiocinatione dictum est,<text:line-break/>quapropter reliquis brutis animantibus non accidunt phan-<text:line-break/>tafmata; quae vero et diis et nobis, ipfa quoque phantas-<text:line-break/>mata tantum sunt, quae vero nobis, ea et phantasmata in<text:line-break/>genere sunt et in specie notiones: quemadmodum denarii<text:line-break/>ac stateres ipsi quidem per fe sunt denarii et stateres, at<text:line-break/>si ad navigii conductionem dentur, tunc iis accedit quod<text:line-break/>et denarii sint et naula dicantur.</text:span></text:span></text:p>
      <text:p text:style-name="Normal"><text:span text:style-name="Default_20_Paragraph_20_Font"><text:span text:style-name="T7">De phan</text:span></text:span><text:span text:style-name="Default_20_Paragraph_20_Font"><text:span text:style-name="T2">t</text:span></text:span><text:span text:style-name="Default_20_Paragraph_20_Font"><text:span text:style-name="T7">asii</text:span></text:span><text:span text:style-name="Default_20_Paragraph_20_Font"><text:span text:style-name="T2">s </text:span></text:span><text:span text:style-name="Default_20_Paragraph_20_Font"><text:span text:style-name="T7">seu</text:span></text:span><text:span text:style-name="Default_20_Paragraph_20_Font"><text:span text:style-name="T2"> i</text:span></text:span><text:span text:style-name="Default_20_Paragraph_20_Font"><text:span text:style-name="T7">mag</text:span></text:span><text:span text:style-name="Default_20_Paragraph_20_Font"><text:span text:style-name="T2">i</text:span></text:span><text:span text:style-name="Default_20_Paragraph_20_Font"><text:span text:style-name="T7">na</text:span></text:span><text:span text:style-name="Default_20_Paragraph_20_Font"><text:span text:style-name="T2">tio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.</text:span></text:span></text:p>
      <text:p text:style-name="P1"><text:span text:style-name="Default_20_Paragraph_20_Font"><text:span text:style-name="T2">Chrysippus inter fe differre . quatuor haec existimat,<text:line-break/>phantasiam, phantastum, phantasticum et phantasma. Enim-<text:line-break/>vero phantasia i</text:span></text:span><text:span text:style-name="Default_20_Paragraph_20_Font"><text:span text:style-name="T7">mag</text:span></text:span><text:span text:style-name="Default_20_Paragraph_20_Font"><text:span text:style-name="T2">o affectio est quae .in anima nascitur<text:line-break/>feq</text:span></text:span><text:span text:style-name="Default_20_Paragraph_20_Font"><text:span text:style-name="T7">n</text:span></text:span><text:span text:style-name="Default_20_Paragraph_20_Font"><text:span text:style-name="T2">e ipsam ac affectionis cau</text:span></text:span><text:span text:style-name="Default_20_Paragraph_20_Font"><text:span text:style-name="T7">l</text:span></text:span><text:span text:style-name="Default_20_Paragraph_20_Font"><text:span text:style-name="T2">am ostendit; ut quum album<text:line-break/>cernimus quo affectio insidet animae per aspectum oborta<text:line-break/>qua affecta anima immutatur. Phantasia nomen duxit- </text:span></text:span><text:span text:style-name="Default_20_Paragraph_20_Font"><text:span text:style-name="T12">ἐκ</text:span></text:span><text:span text:style-name="Default_20_Paragraph_20_Font"><text:span text:style-name="T6"><text:line-break/></text:span></text:span><text:span text:style-name="Default_20_Paragraph_20_Font"><text:span text:style-name="T12">τ</text:span></text:span><text:span text:style-name="Default_20_Paragraph_20_Font"><text:span text:style-name="T13">ον</text:span></text:span><text:span text:style-name="Default_20_Paragraph_20_Font"><text:span text:style-name="T6"> </text:span></text:span><text:span text:style-name="Default_20_Paragraph_20_Font"><text:span text:style-name="T12">φαίνεσθαι</text:span></text:span><text:span text:style-name="Default_20_Paragraph_20_Font"><text:span text:style-name="T6">, </text:span></text:span><text:span text:style-name="Default_20_Paragraph_20_Font"><text:span text:style-name="T2">quod sum</text:span></text:span><text:span text:style-name="Default_20_Paragraph_20_Font"><text:span text:style-name="T7">t</text:span></text:span><text:span text:style-name="Default_20_Paragraph_20_Font"><text:span text:style-name="T2">am affectionisque causam dema-<text:line-break/>ret; vel </text:span></text:span><text:span text:style-name="Default_20_Paragraph_20_Font"><text:span text:style-name="T12">ἀπὸ</text:span></text:span><text:span text:style-name="Default_20_Paragraph_20_Font"><text:span text:style-name="T6"> </text:span></text:span><text:span text:style-name="Default_20_Paragraph_20_Font"><text:span text:style-name="T12">τ</text:span></text:span><text:span text:style-name="Default_20_Paragraph_20_Font"><text:span text:style-name="T13">ο</text:span></text:span><text:span text:style-name="Default_20_Paragraph_20_Font"><text:span text:style-name="T12">δ</text:span></text:span><text:span text:style-name="Default_20_Paragraph_20_Font"><text:span text:style-name="T6"> </text:span></text:span><text:span text:style-name="Default_20_Paragraph_20_Font"><text:span text:style-name="T12">φωτὸς</text:span></text:span><text:span text:style-name="Default_20_Paragraph_20_Font"><text:span text:style-name="T6"> </text:span></text:span><text:span text:style-name="Default_20_Paragraph_20_Font"><text:span text:style-name="T7">a lumine, </text:span></text:span><text:span text:style-name="Default_20_Paragraph_20_Font"><text:span text:style-name="T2">nam sicut lumen se-</text:span></text:span></text:p>
      <text:p text:style-name="P3"><text:span text:style-name="Default_20_Paragraph_20_Font"><text:span text:style-name="T2">ipsum ostendit et quae cetera ipsum ambiunt, ita phanta-<text:line-break/>fla et se</text:span></text:span><text:span text:style-name="Default_20_Paragraph_20_Font"><text:span text:style-name="T7">t</text:span></text:span><text:span text:style-name="Default_20_Paragraph_20_Font"><text:span text:style-name="T2">e et quod ipsam affecit demonstrati Phantasium<text:line-break/>autem im</text:span></text:span><text:span text:style-name="Default_20_Paragraph_20_Font"><text:span text:style-name="T7">ag</text:span></text:span><text:span text:style-name="Default_20_Paragraph_20_Font"><text:span text:style-name="T2">i</text:span></text:span><text:span text:style-name="Default_20_Paragraph_20_Font"><text:span text:style-name="T7">narium</text:span></text:span><text:span text:style-name="Default_20_Paragraph_20_Font"><text:span text:style-name="T2"> est quod p fiant esiam afficit et album<text:line-break/>et frigidum et si quid aliud per sensus </text:span></text:span><text:span text:style-name="Default_20_Paragraph_20_Font"><text:span text:style-name="T7">rel</text:span></text:span><text:span text:style-name="Default_20_Paragraph_20_Font"><text:span text:style-name="T2">i</text:span></text:span><text:span text:style-name="Default_20_Paragraph_20_Font"><text:span text:style-name="T7">quos</text:span></text:span><text:span text:style-name="Default_20_Paragraph_20_Font"><text:span text:style-name="T2"> animam<text:line-break/>movere queat, id phantasium existit. Phantasticum vero<text:line-break/>i</text:span></text:span><text:span text:style-name="Default_20_Paragraph_20_Font"><text:span text:style-name="T7">mag</text:span></text:span><text:span text:style-name="Default_20_Paragraph_20_Font"><text:span text:style-name="T2">i</text:span></text:span><text:span text:style-name="Default_20_Paragraph_20_Font"><text:span text:style-name="T7">natio</text:span></text:span><text:span text:style-name="Default_20_Paragraph_20_Font"><text:span text:style-name="T2"> inanis tractus, in anima affectio a nullo phan-<text:line-break/>asto seu imaginario oblecto producta, ut advertitur in<text:line-break/>eo qui cum umbra concertat et vacuo aeri manus inserti<text:line-break/>Phantasiae namque aliquid subiicitur, phantastico vero ni-<text:line-break/>hil. Phantasma denique i</text:span></text:span><text:span text:style-name="Default_20_Paragraph_20_Font"><text:span text:style-name="T7">mag</text:span></text:span><text:span text:style-name="Default_20_Paragraph_20_Font"><text:span text:style-name="T2">i</text:span></text:span><text:span text:style-name="Default_20_Paragraph_20_Font"><text:span text:style-name="T7">nab</text:span></text:span><text:span text:style-name="Default_20_Paragraph_20_Font"><text:span text:style-name="T2">ile est ad quod trahimur<text:line-break/>inani tractu phantasticae motionis; atque haec in ruelan-<text:line-break/>cholicis et furentibus ut in oreste et Theoclymeno apud<text:line-break/>Homerum contingunt.</text:span></text:span></text:p>
      <text:h text:style-name="Heading_20_2" text:outline-level="2"><text:span text:style-name="Default_20_Paragraph_20_Font">Caput XXV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D</text:span></text:span><text:span text:style-name="Default_20_Paragraph_20_Font"><text:span text:style-name="T7">e</text:span></text:span><text:span text:style-name="Default_20_Paragraph_20_Font"><text:span text:style-name="T2"> or</text:span></text:span><text:span text:style-name="Default_20_Paragraph_20_Font"><text:span text:style-name="T7">su et quomod</text:span></text:span><text:span text:style-name="Default_20_Paragraph_20_Font"><text:span text:style-name="T2">o v</text:span></text:span><text:span text:style-name="Default_20_Paragraph_20_Font"><text:span text:style-name="T7">ide</text:span></text:span><text:span text:style-name="Default_20_Paragraph_20_Font"><text:span text:style-name="T2">a</text:span></text:span><text:span text:style-name="Default_20_Paragraph_20_Font"><text:span text:style-name="T7">mus.</text:span></text:span></text:p>
      <text:p text:style-name="P1"><text:span text:style-name="Default_20_Paragraph_20_Font"><text:span text:style-name="T2">Democritus et Epicnrus imaginum intromissione </text:span></text:span><text:span text:style-name="Default_20_Paragraph_20_Font"><text:span text:style-name="T7">ab<text:line-break/>absecti</text:span></text:span><text:span text:style-name="Default_20_Paragraph_20_Font"><text:span text:style-name="T2">s visionem fieri arbitrantur.- Alii radiorum effusione</text:span></text:span></text:p>
      <text:p text:style-name="P9"><text:span text:style-name="Default_20_Paragraph_20_Font"><text:span text:style-name="T2">qui post intensionem ad objectum depulsam rursum ad<text:line-break/>oculos revertuntur. Empedocles simulacris radios adjun-<text:line-break/>xit et quod producitur ad radios simulacri compositi ap-<text:line-break/>pultavit. Hipparchus radios, inquit, utroque ab oculo<text:line-break/>porrectos suis extremis tanquam manuum apprehensioni-<text:line-break/>bus externis .corporibus len</text:span></text:span><text:span text:style-name="Default_20_Paragraph_20_Font"><text:span text:style-name="T7">t</text:span></text:span><text:span text:style-name="Default_20_Paragraph_20_Font"><text:span text:style-name="T2">um alligantibus ad cernen-<text:line-break/>dum adducere. Plato luminis unius quidem effluentis col-<text:line-break/>lustratione ad intervallum quoddam. in consimilem aerem,<text:line-break/>alterius vero a corporibus exurgentis ac per intermedium<text:line-break/>aerem qui perfunditur ac facile immutatur fe</text:span></text:span><text:span text:style-name="Default_20_Paragraph_20_Font"><text:span text:style-name="T7">t</text:span></text:span><text:span text:style-name="Default_20_Paragraph_20_Font"><text:span text:style-name="T2">e ad igneos<text:line-break/>oculos extendentis visionem dimanare protulit. Atque haec<text:line-break/>est quae Platonis collustratio dicitur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specu</text:span></text:span><text:span text:style-name="Default_20_Paragraph_20_Font"><text:span text:style-name="T2">l</text:span></text:span><text:span text:style-name="Default_20_Paragraph_20_Font"><text:span text:style-name="T7">o et specul</text:span></text:span><text:span text:style-name="Default_20_Paragraph_20_Font"><text:span text:style-name="T2">i </text:span></text:span><text:span text:style-name="Default_20_Paragraph_20_Font"><text:span text:style-name="T7">imaginibus.</text:span></text:span></text:p>
      <text:p text:style-name="P1"><text:span text:style-name="Default_20_Paragraph_20_Font"><text:span text:style-name="T2">Empedocles </text:span></text:span><text:span text:style-name="Default_20_Paragraph_20_Font"><text:span text:style-name="T7">specul</text:span></text:span><text:span text:style-name="Default_20_Paragraph_20_Font"><text:span text:style-name="T2">i i</text:span></text:span><text:span text:style-name="Default_20_Paragraph_20_Font"><text:span text:style-name="T7">mag</text:span></text:span><text:span text:style-name="Default_20_Paragraph_20_Font"><text:span text:style-name="T2">i</text:span></text:span><text:span text:style-name="Default_20_Paragraph_20_Font"><text:span text:style-name="T7">nes sier</text:span></text:span><text:span text:style-name="Default_20_Paragraph_20_Font"><text:span text:style-name="T2">i </text:span></text:span><text:span text:style-name="Default_20_Paragraph_20_Font"><text:span text:style-name="T7">censet</text:span></text:span><text:span text:style-name="Default_20_Paragraph_20_Font"><text:span text:style-name="T2"> per rastrorum<text:line-break/>quidem in fupersicle fpeculi. coeuntium eflluentias, quae<text:line-break/>efficiuntur ab ignea vi a speculo prodeunte appositumque<text:line-break/>aerem in quem radiorum effluentiae feruntur sucum tua-</text:span></text:span></text:p>
      <text:p text:style-name="P3"><text:span text:style-name="Default_20_Paragraph_20_Font"><text:span text:style-name="T2">heu te. Democritus et Epicurus specui aree inspectiones<text:line-break/>fieri </text:span></text:span><text:span text:style-name="Default_20_Paragraph_20_Font"><text:span text:style-name="T7">c</text:span></text:span><text:span text:style-name="Default_20_Paragraph_20_Font"><text:span text:style-name="T2">o</text:span></text:span><text:span text:style-name="Default_20_Paragraph_20_Font"><text:span text:style-name="T7">ntendunt</text:span></text:span><text:span text:style-name="Default_20_Paragraph_20_Font"><text:span text:style-name="T2"> ex simulacrorum substantia quae a .nobis<text:line-break/>quidem feruntur, in speculo vero consistunt per contra-<text:line-break/>riam conversionem ut ad nos. Pythagorei ex refracto<text:line-break/>visio, ferri namque risum. intensum ut ad aes, laevi vero<text:line-break/>denfoque objeeto occurrentem rurfusque . repulsum in fe<text:line-break/>ipsum reverti. Ac simile quippiam ei accidat cum manu<text:line-break/>quae extenditur et ad. humerum rurium deducitur.</text:span></text:span></text:p>
      <text:p text:style-name="Normal"><text:span text:style-name="Default_20_Paragraph_20_Font"><text:span text:style-name="T2">U</text:span></text:span><text:span text:style-name="Default_20_Paragraph_20_Font"><text:span text:style-name="T7">trum v</text:span></text:span><text:span text:style-name="Default_20_Paragraph_20_Font"><text:span text:style-name="T2">i</text:span></text:span><text:span text:style-name="Default_20_Paragraph_20_Font"><text:span text:style-name="T7">deantur</text:span></text:span><text:span text:style-name="Default_20_Paragraph_20_Font"><text:span text:style-name="T2"> t</text:span></text:span><text:span text:style-name="Default_20_Paragraph_20_Font"><text:span text:style-name="T7">enebrae.</text:span></text:span></text:p>
      <text:p text:style-name="P1"><text:span text:style-name="Default_20_Paragraph_20_Font"><text:span text:style-name="T2">Stoici tenebras videri deprehendunt; ex oculis enim<text:line-break/>prodeuntem radium quendam ad ipsas penetraret neque<text:line-break/>falli vi</text:span></text:span><text:span text:style-name="Default_20_Paragraph_20_Font"><text:span text:style-name="T7">t</text:span></text:span><text:span text:style-name="Default_20_Paragraph_20_Font"><text:span text:style-name="T2">um, ab rpfo namque revera cer</text:span></text:span><text:span text:style-name="Default_20_Paragraph_20_Font"><text:span text:style-name="T7">n</text:span></text:span><text:span text:style-name="Default_20_Paragraph_20_Font"><text:span text:style-name="T2">u</text:span></text:span><text:span text:style-name="Default_20_Paragraph_20_Font"><text:span text:style-name="T7">n</text:span></text:span><text:span text:style-name="Default_20_Paragraph_20_Font"><text:span text:style-name="T2">tur compreheu-<text:line-break/>duuturque te</text:span></text:span><text:span text:style-name="Default_20_Paragraph_20_Font"><text:span text:style-name="T7">n</text:span></text:span><text:span text:style-name="Default_20_Paragraph_20_Font"><text:span text:style-name="T2">ebrae. At excurrunt ex oculis radii ignei<text:line-break/>haud nigri vel caliginosi : . tenebrae vero vi</text:span></text:span><text:span text:style-name="Default_20_Paragraph_20_Font"><text:span text:style-name="T7">t</text:span></text:span><text:span text:style-name="Default_20_Paragraph_20_Font"><text:span text:style-name="T2">um colligunt,<text:line-break/>concitant ac obtrudunt: lux autem vi</text:span></text:span><text:span text:style-name="Default_20_Paragraph_20_Font"><text:span text:style-name="T7">t</text:span></text:span><text:span text:style-name="Default_20_Paragraph_20_Font"><text:span text:style-name="T2">um nostrum difper-<text:line-break/>git et ad res ridendas per medium aerem deducit: quam-<text:line-break/>obrem no</text:span></text:span><text:span text:style-name="Default_20_Paragraph_20_Font"><text:span text:style-name="T7">n</text:span></text:span><text:span text:style-name="Default_20_Paragraph_20_Font"><text:span text:style-name="T2"> i</text:span></text:span><text:span text:style-name="Default_20_Paragraph_20_Font"><text:span text:style-name="T7">n</text:span></text:span><text:span text:style-name="Default_20_Paragraph_20_Font"><text:span text:style-name="T2"> te</text:span></text:span><text:span text:style-name="Default_20_Paragraph_20_Font"><text:span text:style-name="T7">n</text:span></text:span><text:span text:style-name="Default_20_Paragraph_20_Font"><text:span text:style-name="T2">ebris, fed ipsas tenebras dumtaxat nos</text:span></text:span></text:p>
      <text:p text:style-name="P3"><text:span text:style-name="Default_20_Paragraph_20_Font"><text:span text:style-name="T2">intueri licet. Chrysippus conte</text:span></text:span><text:span text:style-name="Default_20_Paragraph_20_Font"><text:span text:style-name="T7">n</text:span></text:span><text:span text:style-name="Default_20_Paragraph_20_Font"><text:span text:style-name="T2">tione intermedii aeris<text:line-break/>videre nos </text:span></text:span><text:span text:style-name="Default_20_Paragraph_20_Font"><text:span text:style-name="T7">arb</text:span></text:span><text:span text:style-name="Default_20_Paragraph_20_Font"><text:span text:style-name="T2">i</text:span></text:span><text:span text:style-name="Default_20_Paragraph_20_Font"><text:span text:style-name="T7">t</text:span></text:span><text:span text:style-name="Default_20_Paragraph_20_Font"><text:span text:style-name="T2">r</text:span></text:span><text:span text:style-name="Default_20_Paragraph_20_Font"><text:span text:style-name="T7">atur</text:span></text:span><text:span text:style-name="Default_20_Paragraph_20_Font"><text:span text:style-name="T2"> icto quidem a spiritu visorio qui a<text:line-break/>principe facultate adusque pupillam exporrigitur, post im-<text:line-break/>pulsum vero ad vicinum aerem ipsimi in coni formam<text:line-break/>contendente quum ejusdem sit generis aer.</text:span></text:span></text:p>
      <text:p text:style-name="Normal"><text:span text:style-name="Default_20_Paragraph_20_Font"><text:span text:style-name="T2"/></text:span></text:p>
      <text:h text:style-name="P20" text:outline-level="2"><text:span text:style-name="Default_20_Paragraph_20_Font"><text:span text:style-name="T2">Caput XXVI.</text:span></text:span></text:h>
      <text:p text:style-name="Normal"><text:span text:style-name="Default_20_Paragraph_20_Font"><text:span text:style-name="T2"><text:line-break/></text:span></text:span><text:span text:style-name="Default_20_Paragraph_20_Font"><text:span text:style-name="T3">D</text:span></text:span><text:span text:style-name="Default_20_Paragraph_20_Font"><text:span text:style-name="T7">e aud</text:span></text:span><text:span text:style-name="Default_20_Paragraph_20_Font"><text:span text:style-name="T2">i</text:span></text:span><text:span text:style-name="Default_20_Paragraph_20_Font"><text:span text:style-name="T7">tu.</text:span></text:span></text:p>
      <text:p text:style-name="P1"><text:span text:style-name="Default_20_Paragraph_20_Font"><text:span text:style-name="T2">Empedocles auditum fieri appulsu spira</text:span></text:span><text:span text:style-name="Default_20_Paragraph_20_Font"><text:span text:style-name="T7">n</text:span></text:span><text:span text:style-name="Default_20_Paragraph_20_Font"><text:span text:style-name="T2">tis aeris in<text:line-break/>cartilaginofam </text:span></text:span><text:span text:style-name="Default_20_Paragraph_20_Font"><text:span text:style-name="T7">aur</text:span></text:span><text:span text:style-name="Default_20_Paragraph_20_Font"><text:span text:style-name="T2">is cochleam, quem cenfet ad i</text:span></text:span><text:span text:style-name="Default_20_Paragraph_20_Font"><text:span text:style-name="T7">n</text:span></text:span><text:span text:style-name="Default_20_Paragraph_20_Font"><text:span text:style-name="T2">teriorem<text:line-break/>aurem delatum esse et ad tympa</text:span></text:span><text:span text:style-name="Default_20_Paragraph_20_Font"><text:span text:style-name="T7">n</text:span></text:span><text:span text:style-name="Default_20_Paragraph_20_Font"><text:span text:style-name="T2">i vacuum sublatum et<text:line-break/>percussum. Alcmaeon audire nos dicit quod interior au-<text:line-break/>ris vacua sit. Etenim hoc esse quod spiritus impetu per-<text:line-break/>fonat, omnia namque vacua refonant. Diogenes aere ca-<text:line-break/>piti incluso qui voce percutitur ac commovetur. Plato<text:line-break/>quique ap</text:span></text:span><text:span text:style-name="Default_20_Paragraph_20_Font"><text:span text:style-name="T7">t</text:span></text:span><text:span text:style-name="Default_20_Paragraph_20_Font"><text:span text:style-name="T2">um fequuti funt aerem capiti inclu</text:span></text:span><text:span text:style-name="Default_20_Paragraph_20_Font"><text:span text:style-name="T7">t</text:span></text:span><text:span text:style-name="Default_20_Paragraph_20_Font"><text:span text:style-name="T2">um percuti,<text:line-break/>eum autem ad principem facultatem reflecti auditusque<text:line-break/>tensum creari.</text:span></text:span></text:p>
      <text:p text:style-name="P3"><text:span text:style-name="Default_20_Paragraph_20_Font"><text:span text:style-name="T7">.De</text:span></text:span><text:span text:style-name="Default_20_Paragraph_20_Font"><text:span text:style-name="T2"> o</text:span></text:span><text:span text:style-name="Default_20_Paragraph_20_Font"><text:span text:style-name="T7">d</text:span></text:span><text:span text:style-name="Default_20_Paragraph_20_Font"><text:span text:style-name="T2">o</text:span></text:span><text:span text:style-name="Default_20_Paragraph_20_Font"><text:span text:style-name="T7">ra</text:span></text:span><text:span text:style-name="Default_20_Paragraph_20_Font"><text:span text:style-name="T2">t</text:span></text:span><text:span text:style-name="Default_20_Paragraph_20_Font"><text:span text:style-name="T7">u.</text:span></text:span></text:p>
      <text:p text:style-name="P1"><text:span text:style-name="Default_20_Paragraph_20_Font"><text:span text:style-name="T2">Alcmaeon in cerebro principem esse facultatem cen-<text:line-break/>fet proiudeque quum respiratione attrahit odores ipsam<text:line-break/>sentire. Empedocles ab ea quae a pulmone perficitur re-<text:line-break/>fpiratione odores percipi . difcernique : ideoque quum r</text:span></text:span><text:span text:style-name="Default_20_Paragraph_20_Font"><text:span text:style-name="T7">i-<text:line-break/></text:span></text:span><text:span text:style-name="Default_20_Paragraph_20_Font"><text:span text:style-name="T2">fpiratio gravis sit ob scabritiem eum non sentiri , . quem-<text:line-break/>admodum in humorum defluxu laborantibus deprehenditur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 gustu.</text:span></text:span></text:p>
      <text:p text:style-name="P1"><text:span text:style-name="Default_20_Paragraph_20_Font"><text:span text:style-name="T2">Alcmaeon arbitratur tum humore ac tepore linguae<text:line-break/>tum mollitie internosci sapores. Diogenes raritate linguae<text:line-break/>et mollitie et propter venas quae a corpore in ipsam de-<text:line-break/>rivantur et diffundi sapores .attractos in sensum et in<text:line-break/>principe</text:span></text:span><text:span text:style-name="Default_20_Paragraph_20_Font"><text:span text:style-name="T7">r</text:span></text:span><text:span text:style-name="Default_20_Paragraph_20_Font"><text:span text:style-name="T2">. facultatem ut a spongia.</text:span></text:span></text:p>
      <text:h text:style-name="Heading_20_2" text:outline-level="2"><text:span text:style-name="Default_20_Paragraph_20_Font">Caput XXVII.</text:span></text:h>
      <text:p text:style-name="Normal"><text:span text:style-name="Default_20_Paragraph_20_Font"><text:span text:style-name="T2"/></text:span></text:p>
      <text:p text:style-name="P1"><text:span text:style-name="Default_20_Paragraph_20_Font"><text:span text:style-name="T2">Plato vocem definit spiritum per os ah animo edu-<text:line-break/>orum impulsumque aerem qui per aures, cerebrum et sin-</text:span></text:span></text:p>
      <text:p text:style-name="P3"><text:span text:style-name="Default_20_Paragraph_20_Font"><text:span text:style-name="T2">guinem adusque animam transfunditur. [At inproprie<text:line-break/>vox quoque brutis animalibus et rebus inanimis tribuitur,<text:line-break/>ut hinnitus, strepitus. Proprie autem vox articulata est<text:line-break/>ut quae mentis conceptum in lucem proferat. Epicurus<text:line-break/>vocem esse fluxum qui a. rebus loquentibus aut resonanti-<text:line-break/>bos aut strepentibus emittitur; eum autem fluxum in con-<text:line-break/>formis </text:span></text:span><text:span text:style-name="Default_20_Paragraph_20_Font"><text:span text:style-name="T7">t</text:span></text:span><text:span text:style-name="Default_20_Paragraph_20_Font"><text:span text:style-name="T2">egmenta confringi. Conformia vero dicuntur frag-<text:line-break/>menta rotunda rotundis et scalena et triangula quae cum<text:line-break/>fuis similes sunt ejusdem generis. His autem ad aures<text:line-break/>appellentibus impleri vocis- </text:span></text:span><text:span text:style-name="Default_20_Paragraph_20_Font"><text:span text:style-name="T7">t</text:span></text:span><text:span text:style-name="Default_20_Paragraph_20_Font"><text:span text:style-name="T2">ensum- At hoc manifestum<text:line-break/>fieri ex utribus qui effluunt et fullonibus qui vester in-<text:line-break/>dant. Democritus etiam censet aerem in conformia cor-<text:line-break/>pora siecari atque una cum vocis. segmentis </text:span></text:span><text:span text:style-name="Default_20_Paragraph_20_Font"><text:span text:style-name="T7">ad aure</text:span></text:span><text:span text:style-name="Default_20_Paragraph_20_Font"><text:span text:style-name="T2">s con—<text:line-break/>volui: graculus enim graculo assidet siemperque similem<text:line-break/>prout similem ducit </text:span></text:span><text:span text:style-name="Default_20_Paragraph_20_Font"><text:span text:style-name="T7">consungi</text:span></text:span><text:span text:style-name="Default_20_Paragraph_20_Font"><text:span text:style-name="T2">t</text:span></text:span><text:span text:style-name="Default_20_Paragraph_20_Font"><text:span text:style-name="T7">qre</text:span></text:span><text:span text:style-name="Default_20_Paragraph_20_Font"><text:span text:style-name="T2"> de</text:span></text:span><text:span text:style-name="Default_20_Paragraph_20_Font"><text:span text:style-name="T7">n</text:span></text:span><text:span text:style-name="Default_20_Paragraph_20_Font"><text:span text:style-name="T2">s. Etenim in litio-<text:line-break/>ribus similes calculi iisdem in locis conspiciuntur, in alio<text:line-break/>quidem globosi, lu alio vero oblongi, ac inter cribrandum</text:span></text:span></text:p>
      <text:p text:style-name="P3"><text:span text:style-name="Default_20_Paragraph_20_Font"><text:span text:style-name="T2">congregantur quae Iunt ejusdem generis, adeo ut a ciceri-<text:line-break/>bus fabae secernantur. Ad haec dicere. aliquis possit: quo-<text:line-break/>modo exigua aeris frustula implere possint theatrum ali-<text:line-break/>quot hominum millibus refertum.] Stoici dicunt aerem<text:line-break/>non ex fragmentis feu atomis compositum, fed per totum<text:line-break/>continuum esse nec vacuum habere. Quum autem itu-<text:line-break/>pulsus est aer spiritu fluctuat per rectos circulos innume-<text:line-break/>ros quoad ambientem impleverit veluti in piscina lapide<text:line-break/>percussa, </text:span></text:span><text:span text:style-name="Default_20_Paragraph_20_Font"><text:span text:style-name="T7">cu</text:span></text:span><text:span text:style-name="Default_20_Paragraph_20_Font"><text:span text:style-name="T2">j</text:span></text:span><text:span text:style-name="Default_20_Paragraph_20_Font"><text:span text:style-name="T7">u</text:span></text:span><text:span text:style-name="Default_20_Paragraph_20_Font"><text:span text:style-name="T2">s </text:span></text:span><text:span text:style-name="Default_20_Paragraph_20_Font"><text:span text:style-name="T7">aqua</text:span></text:span><text:span text:style-name="Default_20_Paragraph_20_Font"><text:span text:style-name="T2"> in. circulos ac orbes movetur, verum<text:line-break/>aqua circulariter, aer ver</text:span></text:span><text:span text:style-name="Default_20_Paragraph_20_Font"><text:span text:style-name="T7">o</text:span></text:span><text:span text:style-name="Default_20_Paragraph_20_Font"><text:span text:style-name="T2"> sphaerice movetur. Anaximan-<text:line-break/>der vocem creari spiritu in solidum aerem incidente ac<text:line-break/>ipsius ictus reflexione adusque aures perveniente, quemad-<text:line-break/>modum generatur id quod echo appellatur.</text:span></text:span></text:p>
      <text:p text:style-name="Normal"><text:span text:style-name="Default_20_Paragraph_20_Font"><text:span text:style-name="T2">U</text:span></text:span><text:span text:style-name="Default_20_Paragraph_20_Font"><text:span text:style-name="T7">tru</text:span></text:span><text:span text:style-name="Default_20_Paragraph_20_Font"><text:span text:style-name="T2">m </text:span></text:span><text:span text:style-name="Default_20_Paragraph_20_Font"><text:span text:style-name="T7">inc</text:span></text:span><text:span text:style-name="Default_20_Paragraph_20_Font"><text:span text:style-name="T2">o</text:span></text:span><text:span text:style-name="Default_20_Paragraph_20_Font"><text:span text:style-name="T7">rp</text:span></text:span><text:span text:style-name="Default_20_Paragraph_20_Font"><text:span text:style-name="T2">o</text:span></text:span><text:span text:style-name="Default_20_Paragraph_20_Font"><text:span text:style-name="T7">rea v</text:span></text:span><text:span text:style-name="Default_20_Paragraph_20_Font"><text:span text:style-name="T2">o</text:span></text:span><text:span text:style-name="Default_20_Paragraph_20_Font"><text:span text:style-name="T7">x et qu</text:span></text:span><text:span text:style-name="Default_20_Paragraph_20_Font"><text:span text:style-name="T2">omo</text:span></text:span><text:span text:style-name="Default_20_Paragraph_20_Font"><text:span text:style-name="T7">do echo stat.</text:span></text:span></text:p>
      <text:p text:style-name="P1"><text:span text:style-name="Default_20_Paragraph_20_Font"><text:span text:style-name="T2">Pythagoras, Plato et Aristoteles incorpoream esse vo-<text:line-break/>cem existimant, non enim aerem ipfam esse, sed figuram.<text:line-break/>in aere et superficiem impulsu quodam fieri vocem. At<text:line-break/>omnis superficies incorporea, Etenim eum corporibus qui-</text:span></text:span></text:p>
      <text:p text:style-name="P3"><text:span text:style-name="Default_20_Paragraph_20_Font"><text:span text:style-name="T2">dem movetur, ipsa vero incorporea motus est expers,<text:line-break/>quemadmodum .in virga cum flectitur nihil quidem super-<text:line-break/>fieies patitur, at materia flectitur. Stoici corpus esse vo-<text:line-break/>cem; quidquid enim agit ac efficit, id corpus esse: at vox<text:line-break/>agit et efficit, eam enim et audimus et sentimus quum ad<text:line-break/>aures irruit et aliquid effingit, quomodo annulus cerae<text:line-break/>sigillum imprimit. B</text:span></text:span><text:span text:style-name="Default_20_Paragraph_20_Font"><text:span text:style-name="T7">o</text:span></text:span><text:span text:style-name="Default_20_Paragraph_20_Font"><text:span text:style-name="T2">rium quidquid movet et molestiam<text:line-break/>infert corpus est; movet autem nos concentus, molestiam<text:line-break/>vero parit discrepantia. Praeterea quidquid movetur cor-<text:line-break/>pus est; vox autem movetur et in loca laevia incidit et<text:line-break/>sicut pila in parietem coniecta reflectitur. Itaque pyra-<text:line-break/>midibus Aegypti una voce edita quatuor aut quinque soni<text:line-break/>redduntur.</text:span></text:span></text:p>
      <text:p text:style-name="Normal"><text:span text:style-name="Default_20_Paragraph_20_Font"><text:span text:style-name="T2"/></text:span></text:p>
      <text:h text:style-name="Heading_20_2" text:outline-level="2"><text:span text:style-name="Default_20_Paragraph_20_Font">Caput XXVII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U</text:span></text:span><text:span text:style-name="Default_20_Paragraph_20_Font"><text:span text:style-name="T7">nde sent</text:span></text:span><text:span text:style-name="Default_20_Paragraph_20_Font"><text:span text:style-name="T2">i</text:span></text:span><text:span text:style-name="Default_20_Paragraph_20_Font"><text:span text:style-name="T7">at an</text:span></text:span><text:span text:style-name="Default_20_Paragraph_20_Font"><text:span text:style-name="T2">im</text:span></text:span><text:span text:style-name="Default_20_Paragraph_20_Font"><text:span text:style-name="T7">a et quae pars ejus sit pr</text:span></text:span><text:span text:style-name="Default_20_Paragraph_20_Font"><text:span text:style-name="T2">i</text:span></text:span><text:span text:style-name="Default_20_Paragraph_20_Font"><text:span text:style-name="T7">ncep</text:span></text:span><text:span text:style-name="Default_20_Paragraph_20_Font"><text:span text:style-name="T2">s.</text:span></text:span></text:p>
      <text:p text:style-name="P1"><text:span text:style-name="Default_20_Paragraph_20_Font"><text:span text:style-name="T2">Stoici dicunt Inpremant animae partem esse princi-<text:line-break/>pem facultatem effectricem imaginationum , ascensionum,</text:span></text:span></text:p>
      <text:p text:style-name="P3"><text:span text:style-name="Default_20_Paragraph_20_Font"><text:span text:style-name="T2">fensuum et appetitus ac eam ratiocinationem vocanti Ab<text:line-break/>hac autem principe facultate feptem partes funt animae<text:line-break/>propagines, quae ut polypi acetabula in corpus propa-<text:line-break/>gantur. Ex his autem -septem animae partibus quinque<text:line-break/>sunt quidem proprii sensus , visus , auditus, odoratus, gu-<text:line-break/>stus et tactus; quorum quidem visus est spiritus qui a<text:line-break/>principe facultate ad oculos usque protenditur; auditus<text:line-break/>autem spiritus qui a principe facultate ad aures usque ex-<text:line-break/>currit ; odoratus vero spiritus qui a principe facultate ad<text:line-break/>usque nares attenuando fefe porrigit; at gustus spiritus<text:line-break/>qui a principe parte adusque linguam propagatur; tactus<text:line-break/>denique spiritus qui a principe facultate propagatur ad-<text:line-break/>usque superficiem eorum quae siub tactum facile fentien-<text:line-break/>tem incidunt. Reliquarum autem partium altera quidem<text:line-break/>feminis procreatrix dicitur quae et ipsa spiritus est, qui<text:line-break/>a principe parte adusque parastatas t</text:span></text:span><text:span text:style-name="Default_20_Paragraph_20_Font"><text:span text:style-name="T7">esticu</text:span></text:span><text:span text:style-name="Default_20_Paragraph_20_Font"><text:span text:style-name="T2">l</text:span></text:span><text:span text:style-name="Default_20_Paragraph_20_Font"><text:span text:style-name="T7">orum adsiste</text:span></text:span><text:span text:style-name="Default_20_Paragraph_20_Font"><text:span text:style-name="T2">s<text:line-break/>diffunditur; altera vero vocalis facultas a zenone dicta<text:line-break/>quamque vocem vocitant spiritus est qui a principe fa-<text:line-break/>cultate adusque pharyngem et linguam et propria </text:span></text:span><text:span text:style-name="Default_20_Paragraph_20_Font"><text:span text:style-name="T7">voc</text:span></text:span><text:span text:style-name="Default_20_Paragraph_20_Font"><text:span text:style-name="T2">is</text:span></text:span></text:p>
      <text:p text:style-name="P3"><text:span text:style-name="Default_20_Paragraph_20_Font"><text:span text:style-name="T7">/ar</text:span></text:span><text:span text:style-name="Default_20_Paragraph_20_Font"><text:span text:style-name="T2">m</text:span></text:span><text:span text:style-name="Default_20_Paragraph_20_Font"><text:span text:style-name="T7">andae</text:span></text:span><text:span text:style-name="Default_20_Paragraph_20_Font"><text:span text:style-name="T2"> organa expanditur. Ista autem princeps fa-<text:line-break/>cultus in nostro globulo capite tanquam in mundo stabulatur.</text:span></text:span></text:p>
      <text:p text:style-name="Normal"><text:span text:style-name="Default_20_Paragraph_20_Font"><text:span text:style-name="T7">Quae si</text:span></text:span><text:span text:style-name="Default_20_Paragraph_20_Font"><text:span text:style-name="T2">t </text:span></text:span><text:span text:style-name="Default_20_Paragraph_20_Font"><text:span text:style-name="T7">par</text:span></text:span><text:span text:style-name="Default_20_Paragraph_20_Font"><text:span text:style-name="T2">s </text:span></text:span><text:span text:style-name="Default_20_Paragraph_20_Font"><text:span text:style-name="T7">pr</text:span></text:span><text:span text:style-name="Default_20_Paragraph_20_Font"><text:span text:style-name="T2">i</text:span></text:span><text:span text:style-name="Default_20_Paragraph_20_Font"><text:span text:style-name="T7">ncep</text:span></text:span><text:span text:style-name="Default_20_Paragraph_20_Font"><text:span text:style-name="T2">s </text:span></text:span><text:span text:style-name="Default_20_Paragraph_20_Font"><text:span text:style-name="T7">an</text:span></text:span><text:span text:style-name="Default_20_Paragraph_20_Font"><text:span text:style-name="T2">im</text:span></text:span><text:span text:style-name="Default_20_Paragraph_20_Font"><text:span text:style-name="T7">ae et</text:span></text:span><text:span text:style-name="Default_20_Paragraph_20_Font"><text:span text:style-name="T2"> i</text:span></text:span><text:span text:style-name="Default_20_Paragraph_20_Font"><text:span text:style-name="T7">n quo sit.</text:span></text:span></text:p>
      <text:p text:style-name="P1"><text:span text:style-name="Default_20_Paragraph_20_Font"><text:span text:style-name="T2">Democritus et Plato principem facultatem in toto<text:line-break/>capite collocant. Strato in superciliorum interstitio. Era-<text:line-break/>sistratus in membrana cerebri quam epicranida vocati fle-<text:line-break/>rophilus in ventriculis cerebri. Parmenides et Enisurus<text:line-break/>in toto pectore. Stoici omnes in toto corde vel in cor-<text:line-break/>dis spiritu. Diogenes in artericso cordis ventriculo^ qui est<text:line-break/>spiritualis. Empedocles in sanguinis substantia. Quidam<text:line-break/>in cervice cordis. Alii in membrana cordis. Alii in fe-<text:line-break/>pto transversio. iuniores quidam a capite adusque dia-<text:line-break/>phragma exporrigi. Pythagoras vitalem facultatem in<text:line-break/>corde, mentem et rationem in capite.</text:span></text:span></text:p>
      <text:p text:style-name="Normal"><text:span text:style-name="Default_20_Paragraph_20_Font"><text:span text:style-name="T2">D</text:span></text:span><text:span text:style-name="Default_20_Paragraph_20_Font"><text:span text:style-name="T7">e</text:span></text:span><text:span text:style-name="Default_20_Paragraph_20_Font"><text:span text:style-name="T2"> m</text:span></text:span><text:span text:style-name="Default_20_Paragraph_20_Font"><text:span text:style-name="T7">otu an</text:span></text:span><text:span text:style-name="Default_20_Paragraph_20_Font"><text:span text:style-name="T2">i</text:span></text:span><text:span text:style-name="Default_20_Paragraph_20_Font"><text:span text:style-name="T7">mae.</text:span></text:span></text:p>
      <text:p text:style-name="P1"><text:span text:style-name="Default_20_Paragraph_20_Font"><text:span text:style-name="T2">Plato femper moveri animam, mentem autem non mo-<text:line-break/>veri locali motu. Aristoteles animam immobilem et omni</text:span></text:span></text:p>
      <text:p text:style-name="P3"><text:span text:style-name="Default_20_Paragraph_20_Font"><text:span text:style-name="T2">motu priorem, per accidens autem </text:span></text:span><text:span text:style-name="Default_20_Paragraph_20_Font"><text:span text:style-name="T7">motus</text:span></text:span><text:span text:style-name="Default_20_Paragraph_20_Font"><text:span text:style-name="T2"> participem esse<text:line-break/>quemadmodum figurae, termini omninoque corporum formae.<text:line-break/></text:span></text:span><text:span text:style-name="Default_20_Paragraph_20_Font"><text:span text:style-name="T7">fle</text:span></text:span><text:span text:style-name="Default_20_Paragraph_20_Font"><text:span text:style-name="T2"> i</text:span></text:span><text:span text:style-name="Default_20_Paragraph_20_Font"><text:span text:style-name="T7">m</text:span></text:span><text:span text:style-name="Default_20_Paragraph_20_Font"><text:span text:style-name="T2">mo</text:span></text:span><text:span text:style-name="Default_20_Paragraph_20_Font"><text:span text:style-name="T7">r</text:span></text:span><text:span text:style-name="Default_20_Paragraph_20_Font"><text:span text:style-name="T2">t</text:span></text:span><text:span text:style-name="Default_20_Paragraph_20_Font"><text:span text:style-name="T7">a</text:span></text:span><text:span text:style-name="Default_20_Paragraph_20_Font"><text:span text:style-name="T2">l</text:span></text:span><text:span text:style-name="Default_20_Paragraph_20_Font"><text:span text:style-name="T7">ita</text:span></text:span><text:span text:style-name="Default_20_Paragraph_20_Font"><text:span text:style-name="T2">t</text:span></text:span><text:span text:style-name="Default_20_Paragraph_20_Font"><text:span text:style-name="T7">e an</text:span></text:span><text:span text:style-name="Default_20_Paragraph_20_Font"><text:span text:style-name="T2">i</text:span></text:span><text:span text:style-name="Default_20_Paragraph_20_Font"><text:span text:style-name="T7">mae.</text:span></text:span></text:p>
      <text:p text:style-name="P1"><text:span text:style-name="Default_20_Paragraph_20_Font"><text:span text:style-name="T2">Pythagoras et Plato interitus expertem esse animam<text:line-break/>can</text:span></text:span><text:span text:style-name="Default_20_Paragraph_20_Font"><text:span text:style-name="T7">t</text:span></text:span><text:span text:style-name="Default_20_Paragraph_20_Font"><text:span text:style-name="T2">ent, decedentem enim </text:span></text:span><text:span text:style-name="Default_20_Paragraph_20_Font"><text:span text:style-name="T7">e v</text:span></text:span><text:span text:style-name="Default_20_Paragraph_20_Font"><text:span text:style-name="T2">i</text:span></text:span><text:span text:style-name="Default_20_Paragraph_20_Font"><text:span text:style-name="T7">v</text:span></text:span><text:span text:style-name="Default_20_Paragraph_20_Font"><text:span text:style-name="T2">is in confortent universi<text:line-break/>animam commigrare. Stoici exeuntem e corpore simul<text:line-break/>eum eo concreto interire , eam scilicet quae imbecillior<text:line-break/>evadit, quales sint ineruditorum animae, validiorem au-<text:line-break/>tem , quales Iunt sapientum, durare usque ad flagratio-<text:line-break/>nem. Democritus et Epicnrus caducam esse et simul eum<text:line-break/>corpore interire. Pythagoras et Plato ratione praeditam<text:line-break/>partem immortalem, esse quippe animam non deum fied<text:line-break/>opus aeterni dei, brutam vero mortalem arbitrantur.</text:span></text:span></text:p>
      <text:p text:style-name="P1"><text:span text:style-name="Default_20_Paragraph_20_Font"><text:span text:style-name="T2"/></text:span></text:p>
      <text:h text:style-name="Heading_20_2" text:outline-level="2"><text:span text:style-name="Default_20_Paragraph_20_Font">Caput XXIX.</text:span></text:h>
      <text:p text:style-name="P27"><text:span text:style-name="Default_20_Paragraph_20_Font"><text:span text:style-name="T2"><text:line-break/></text:span></text:span><text:span text:style-name="Default_20_Paragraph_20_Font"><text:span text:style-name="T4">D</text:span></text:span><text:span text:style-name="Default_20_Paragraph_20_Font"><text:span text:style-name="T7">e resp</text:span></text:span><text:span text:style-name="Default_20_Paragraph_20_Font"><text:span text:style-name="T2">i</text:span></text:span><text:span text:style-name="Default_20_Paragraph_20_Font"><text:span text:style-name="T7">rat</text:span></text:span><text:span text:style-name="Default_20_Paragraph_20_Font"><text:span text:style-name="T2">i</text:span></text:span><text:span text:style-name="Default_20_Paragraph_20_Font"><text:span text:style-name="T7">one.</text:span></text:span></text:p>
      <text:p text:style-name="P1"><text:span text:style-name="Default_20_Paragraph_20_Font"><text:span text:style-name="T2">- Empedocles primam primi animalis respirationem fieri<text:line-break/></text:span></text:span><text:span text:style-name="Default_20_Paragraph_20_Font"><text:span text:style-name="T7">au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m</text:span></text:span><text:span text:style-name="Default_20_Paragraph_20_Font"><text:span text:style-name="T7">a</text:span></text:span><text:span text:style-name="Default_20_Paragraph_20_Font"><text:span text:style-name="T2">t, quum humor in foetibus editis secessum compe-</text:span></text:span></text:p>
      <text:p text:style-name="P3"><text:span text:style-name="Default_20_Paragraph_20_Font"><text:span text:style-name="T2">rit et ad evacuatum </text:span></text:span><text:span text:style-name="Default_20_Paragraph_20_Font"><text:span text:style-name="T7">replendum</text:span></text:span><text:span text:style-name="Default_20_Paragraph_20_Font"><text:span text:style-name="T2"> exterioris aeris per aperta<text:line-break/>vasa fit aditus. Postea vero quum jam innatus calor edu-<text:line-break/>cto foras impetu aerem elideret exspirationem, quum vero<text:line-break/>impulsus intro reditu aeri vicissim aditum praeberet in-<text:line-break/>spirationem. Nunc.autem sanguine ut ad fupe-ficiem ef-<text:line-break/>fertur aeremque per nares fuo influxu foras impellente<text:line-break/>succedentem ipsius excretionem fieri exspirationem, recur-<text:line-break/>fante vero aere sed. loca rara ac pervia icissim fele infi-<text:line-break/>nuante inspirationem.. Rem autem ipsam clepsydrae exem-<text:line-break/>plo memorat Asclepiades, pulmonem quidem in hydriae<text:line-break/>loco modum constituit, causam vero respirationis esse cnn-<text:line-break/>fet eam quae .thoraci inest partium tenuitatem, ad quam<text:line-break/>fluit et fertur externus aer qui crassior existit rurfumque<text:line-break/>expellitur, quum thorax talis fit ut neque amplius ultro<text:line-break/>admittere neque eo carere queat quum. et in corpore ali-<text:line-break/>qua portio aeris tenuioris perpetuo pauca relinquatur,<text:line-break/>non enim totus excluditur , ad hoc turium quod iutus</text:span></text:span></text:p>
      <text:p text:style-name="P3"><text:span text:style-name="Default_20_Paragraph_20_Font"><text:span text:style-name="T2">remoratur, id gravitate exterioris intro petentis fo</text:span></text:span><text:span text:style-name="Default_20_Paragraph_20_Font"><text:span text:style-name="T7">r</text:span></text:span><text:span text:style-name="Default_20_Paragraph_20_Font"><text:span text:style-name="T2">as<text:line-break/>effertur. .Haec autem cucurbitulis co</text:span></text:span><text:span text:style-name="Default_20_Paragraph_20_Font"><text:span text:style-name="T7">v</text:span></text:span><text:span text:style-name="Default_20_Paragraph_20_Font"><text:span text:style-name="T2">.parat. Voluntariam<text:line-break/>autem fieri dicit respirationem quum qui in pulmonis te-<text:line-break/>unissimi sunt meatus contrahuntur et bronchia coarctan-<text:line-break/>tur. Haec enim nostrae voluntati obtemperant. Hero—<text:line-break/>plutus facultatem corporum motricem in nervis, arteriis<text:line-break/>et musculis relinquit, pulmonem autem censet fotum dia-<text:line-break/>stoleu et fystolen naturaliter appetere, deinde quoque ce-<text:line-break/>tera. Actionem quidem esse pulmonis attractionem ex-<text:line-break/>terni spiritus, ob repletionem autem quae extrinsecus ac-<text:line-break/>cluit quum attrahere nequeat in tho</text:span></text:span><text:span text:style-name="Default_20_Paragraph_20_Font"><text:span text:style-name="T7">r</text:span></text:span><text:span text:style-name="Default_20_Paragraph_20_Font"><text:span text:style-name="T2">acem, supervacaneum<text:line-break/>amandare ipsumque foras in aerem expellere prolusi eque<text:line-break/>quatuor contingere motus pulmonis; primum quidem quo<text:line-break/>ipse .externum excipit aerem; fecundum quo id quod fo-<text:line-break/>ris exceptum est intus in thoracem divolvit; tertium au-<text:line-break/>rem quo id quod a thorace exprimitur rursum ipse reci-<text:line-break/>pit ; quartum denique quo quod ex reversione in ipso sit</text:span></text:span></text:p>
      <text:p text:style-name="P2"><text:span text:style-name="Default_20_Paragraph_20_Font"><text:span text:style-name="T2">foras ejicit. At horum mortuum duas quidem esse diasto-<text:line-break/>las unam quidem extrinsecus, alteram vero a thorace : duas<text:line-break/>vero systoles; alteram quidem quum thorax spiritum ad<text:line-break/>fe attrahit; alteram vero quum ipsa in sinum aerem ex-<text:line-break/>pellit. Thoracis enim duo foli funt </text:span></text:span><text:span text:style-name="Default_20_Paragraph_20_Font"><text:span text:style-name="T7">motu</text:span></text:span><text:span text:style-name="Default_20_Paragraph_20_Font"><text:span text:style-name="T2">s, diastole </text:span></text:span><text:span text:style-name="Default_20_Paragraph_20_Font"><text:span text:style-name="T7">dila-<text:line-break/>tati</text:span></text:span><text:span text:style-name="Default_20_Paragraph_20_Font"><text:span text:style-name="T2">o quidem quum a pulmone </text:span></text:span><text:span text:style-name="Default_20_Paragraph_20_Font"><text:span text:style-name="T7">aere</text:span></text:span><text:span text:style-name="Default_20_Paragraph_20_Font"><text:span text:style-name="T2">m </text:span></text:span><text:span text:style-name="Default_20_Paragraph_20_Font"><text:span text:style-name="T7">ad su</text:span></text:span><text:span text:style-name="Default_20_Paragraph_20_Font"><text:span text:style-name="T2"> trahit, fystole<text:line-break/>- vero </text:span></text:span><text:span text:style-name="Default_20_Paragraph_20_Font"><text:span text:style-name="T7">con</text:span></text:span><text:span text:style-name="Default_20_Paragraph_20_Font"><text:span text:style-name="T2">t</text:span></text:span><text:span text:style-name="Default_20_Paragraph_20_Font"><text:span text:style-name="T7">ract</text:span></text:span><text:span text:style-name="Default_20_Paragraph_20_Font"><text:span text:style-name="T2">i</text:span></text:span><text:span text:style-name="Default_20_Paragraph_20_Font"><text:span text:style-name="T7">o</text:span></text:span><text:span text:style-name="Default_20_Paragraph_20_Font"><text:span text:style-name="T2"> qhum acceptum ipfum aerem restituit.</text:span></text:span></text:p>
      <text:p text:style-name="P1"><text:span text:style-name="Default_20_Paragraph_20_Font"><text:span text:style-name="T2"/></text:span></text:p>
      <text:h text:style-name="Heading_20_2" text:outline-level="2"><text:span text:style-name="Default_20_Paragraph_20_Font">caput XXX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10">D</text:span></text:span><text:span text:style-name="Default_20_Paragraph_20_Font"><text:span text:style-name="T7">e affect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.</text:span></text:span></text:p>
      <text:p text:style-name="P1"><text:span text:style-name="Default_20_Paragraph_20_Font"><text:span text:style-name="T2">Stoici affectus quidem in partibus affectis, </text:span></text:span><text:span text:style-name="Default_20_Paragraph_20_Font"><text:span text:style-name="T7">t</text:span></text:span><text:span text:style-name="Default_20_Paragraph_20_Font"><text:span text:style-name="T2">ensus vero<text:line-break/>in principe </text:span></text:span><text:span text:style-name="Default_20_Paragraph_20_Font"><text:span text:style-name="T7">an</text:span></text:span><text:span text:style-name="Default_20_Paragraph_20_Font"><text:span text:style-name="T2">i</text:span></text:span><text:span text:style-name="Default_20_Paragraph_20_Font"><text:span text:style-name="T7">mae</text:span></text:span><text:span text:style-name="Default_20_Paragraph_20_Font"><text:span text:style-name="T2"> facultate collocant. Epicurus et asse-<text:line-break/>otus et </text:span></text:span><text:span text:style-name="Default_20_Paragraph_20_Font"><text:span text:style-name="T7">t</text:span></text:span><text:span text:style-name="Default_20_Paragraph_20_Font"><text:span text:style-name="T2">en</text:span></text:span><text:span text:style-name="Default_20_Paragraph_20_Font"><text:span text:style-name="T7">t</text:span></text:span><text:span text:style-name="Default_20_Paragraph_20_Font"><text:span text:style-name="T2">us in partibus affectis esse , at principem fa-<text:line-break/>cultatem affectus expertem existimat. Strato autem et asse-<text:line-break/>ctus animae et </text:span></text:span><text:span text:style-name="Default_20_Paragraph_20_Font"><text:span text:style-name="T7">t</text:span></text:span><text:span text:style-name="Default_20_Paragraph_20_Font"><text:span text:style-name="T2">en</text:span></text:span><text:span text:style-name="Default_20_Paragraph_20_Font"><text:span text:style-name="T7">t</text:span></text:span><text:span text:style-name="Default_20_Paragraph_20_Font"><text:span text:style-name="T2">us in ipsis facultate principe no</text:span></text:span><text:span text:style-name="Default_20_Paragraph_20_Font"><text:span text:style-name="T7">n</text:span></text:span><text:span text:style-name="Default_20_Paragraph_20_Font"><text:span text:style-name="T2"> in<text:line-break/>partibus affectis co</text:span></text:span><text:span text:style-name="Default_20_Paragraph_20_Font"><text:span text:style-name="T7">n</text:span></text:span><text:span text:style-name="Default_20_Paragraph_20_Font"><text:span text:style-name="T2">stitui ; in illa siquidem tolerantiam</text:span></text:span></text:p>
      <text:p text:style-name="P3"><text:span text:style-name="Default_20_Paragraph_20_Font"><text:span text:style-name="T2">situm esse ut in doloribus et cruclatibus atque in forti-<text:line-break/>bus et meticulosis conspicitur.</text:span></text:span></text:p>
      <text:p text:style-name="Normal"><text:span text:style-name="Default_20_Paragraph_20_Font"><text:span text:style-name="T2">n</text:span></text:span><text:span text:style-name="Default_20_Paragraph_20_Font"><text:span text:style-name="T7">e div</text:span></text:span><text:span text:style-name="Default_20_Paragraph_20_Font"><text:span text:style-name="T2">i</text:span></text:span><text:span text:style-name="Default_20_Paragraph_20_Font"><text:span text:style-name="T7">nat</text:span></text:span><text:span text:style-name="Default_20_Paragraph_20_Font"><text:span text:style-name="T2">io</text:span></text:span><text:span text:style-name="Default_20_Paragraph_20_Font"><text:span text:style-name="T7">ne:</text:span></text:span></text:p>
      <text:p text:style-name="P1"><text:span text:style-name="Default_20_Paragraph_20_Font"><text:span text:style-name="T2">Plato et Stoici divinationem introducunt: etenim a<text:line-break/>deo missum esse quod est divino afflatum .numine et ex<text:line-break/>divinitate animae quod .der praesentia vaticinatur, quod<text:line-break/>somnia interpretatur, quod astrorum peritiam explicat et<text:line-break/>quod auguratur. Xenophanes et Epicnrus divinationem<text:line-break/>tollunt. Pythagoras solam haruspicinam non tollit. Ari-<text:line-break/>stoteles et Dicaearchus </text:span></text:span><text:span text:style-name="Default_20_Paragraph_20_Font"><text:span text:style-name="T7">div</text:span></text:span><text:span text:style-name="Default_20_Paragraph_20_Font"><text:span text:style-name="T2">i</text:span></text:span><text:span text:style-name="Default_20_Paragraph_20_Font"><text:span text:style-name="T7">na</text:span></text:span><text:span text:style-name="Default_20_Paragraph_20_Font"><text:span text:style-name="T2">t</text:span></text:span><text:span text:style-name="Default_20_Paragraph_20_Font"><text:span text:style-name="T7">i</text:span></text:span><text:span text:style-name="Default_20_Paragraph_20_Font"><text:span text:style-name="T2">o</text:span></text:span><text:span text:style-name="Default_20_Paragraph_20_Font"><text:span text:style-name="T7">ne</text:span></text:span><text:span text:style-name="Default_20_Paragraph_20_Font"><text:span text:style-name="T2">s solum admittunt quae<text:line-break/>ex afflatu numinis et insomniis fiunt: licet enim immor-<text:line-break/>talem animam non existiment, eam tamen erei alienius sii-<text:line-break/>vinae esse -participem credunt.</text:span></text:span></text:p>
      <text:p text:style-name="Normal"><text:span text:style-name="Default_20_Paragraph_20_Font"><text:span text:style-name="T7">Quo</text:span></text:span><text:span text:style-name="Default_20_Paragraph_20_Font"><text:span text:style-name="T2">mo</text:span></text:span><text:span text:style-name="Default_20_Paragraph_20_Font"><text:span text:style-name="T7">d</text:span></text:span><text:span text:style-name="Default_20_Paragraph_20_Font"><text:span text:style-name="T2">o </text:span></text:span><text:span text:style-name="Default_20_Paragraph_20_Font"><text:span text:style-name="T7">stant so</text:span></text:span><text:span text:style-name="Default_20_Paragraph_20_Font"><text:span text:style-name="T2">m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Democritus somnia fieri arbitratur simulacrorum ob-<text:line-break/>fervationibus. Strato bruta quadam natura mentis in fom-</text:span></text:span></text:p>
      <text:p text:style-name="P3"><text:span text:style-name="Default_20_Paragraph_20_Font"><text:span text:style-name="T2">uls quae fensus magis nanciscatur atque ideo magi; etiam<text:line-break/>cognoscat. Herophilus ex somniis alia putat necessario<text:line-break/>contingere quae a deo mittuntur;. alia vero naturalia quum<text:line-break/>anima rerum sibi utilium et futurarum formas effingit ;<text:line-break/>alia denique mixta cafu et fortuito fieri occursu, imagi-<text:line-break/>num quum quae volumus ea spectamus, ut amantibus con-<text:line-break/>tingit qui per </text:span></text:span><text:span text:style-name="Default_20_Paragraph_20_Font"><text:span text:style-name="T7">s</text:span></text:span><text:span text:style-name="Default_20_Paragraph_20_Font"><text:span text:style-name="T2">omnia amicas amplecti videntur.</text:span></text:span></text:p>
      <text:h text:style-name="Heading_20_2" text:outline-level="2"><text:span text:style-name="Default_20_Paragraph_20_Font">Caput XXXI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10">D</text:span></text:span><text:span text:style-name="Default_20_Paragraph_20_Font"><text:span text:style-name="T7">e suminis essen</text:span></text:span><text:span text:style-name="Default_20_Paragraph_20_Font"><text:span text:style-name="T2">t</text:span></text:span><text:span text:style-name="Default_20_Paragraph_20_Font"><text:span text:style-name="T7">ia.</text:span></text:span></text:p>
      <text:p text:style-name="P1"><text:span text:style-name="Default_20_Paragraph_20_Font"><text:span text:style-name="T2">Aristoteles femen esse. dicit excrementum alimenti ul-<text:line-break/>fimi aut sanguinem aut quid analogum aut ex his aliquid,<text:line-break/>quod facultate pollet movendi ac in scipio producendi,<text:line-break/>quoad quid abfolvat- quale .est id unde fuit excretum.<text:line-break/>Pythagoras fpumam utilissimi sanguinis vel residuum ali-<text:line-break/>menti: Alemaeon cerebri partem. Plato spinalis medul-</text:span></text:span></text:p>
      <text:p text:style-name="P3"><text:span text:style-name="Default_20_Paragraph_20_Font"><text:span text:style-name="T2">lae effluvium. Epicnrus animae et corporis partem avul-<text:line-break/>sam. Demoeritus a totis. corporibus ac pri</text:span></text:span><text:span text:style-name="Default_20_Paragraph_20_Font"><text:span text:style-name="T7">n</text:span></text:span><text:span text:style-name="Default_20_Paragraph_20_Font"><text:span text:style-name="T2">cipibus parti-<text:line-break/>bus semen derivari dicit ut carnibus, ossibus, fibris,</text:span></text:span></text:p>
      <text:p text:style-name="Normal"><text:span text:style-name="Default_20_Paragraph_20_Font"><text:span text:style-name="T2">Ut</text:span></text:span><text:span text:style-name="Default_20_Paragraph_20_Font"><text:span text:style-name="T7">ru</text:span></text:span><text:span text:style-name="Default_20_Paragraph_20_Font"><text:span text:style-name="T2">m sum</text:span></text:span><text:span text:style-name="Default_20_Paragraph_20_Font"><text:span text:style-name="T7">en sit corpu</text:span></text:span><text:span text:style-name="Default_20_Paragraph_20_Font"><text:span text:style-name="T2">s.</text:span></text:span></text:p>
      <text:p text:style-name="P1"><text:span text:style-name="Default_20_Paragraph_20_Font"><text:span text:style-name="T2">Leucippus et zeno corpus esse dicunt,; semen enim<text:line-break/>avulsam esse animae portionem.. Pythagoras et Plato et<text:line-break/>Aristoteles incorpoream quidem esse seminis facultatem.<text:line-break/></text:span></text:span><text:span text:style-name="Default_20_Paragraph_20_Font"><text:span text:style-name="T7">asteveran</text:span></text:span><text:span text:style-name="Default_20_Paragraph_20_Font"><text:span text:style-name="T2">t sicut mentem moventem, corpoream vero ma-<text:line-break/>tersam quae effunditur. Strato et Demoeritus facultatem<text:line-break/>quoque co</text:span></text:span><text:span text:style-name="Default_20_Paragraph_20_Font"><text:span text:style-name="T7">r</text:span></text:span><text:span text:style-name="Default_20_Paragraph_20_Font"><text:span text:style-name="T2">pus esse, spiritus quippe est.</text:span></text:span></text:p>
      <text:p text:style-name="Normal"><text:span text:style-name="Default_20_Paragraph_20_Font"><text:span text:style-name="T7">An fa</text:span></text:span><text:span text:style-name="Default_20_Paragraph_20_Font"><text:span text:style-name="T2">mili</text:span></text:span><text:span text:style-name="Default_20_Paragraph_20_Font"><text:span text:style-name="T7">ae se</text:span></text:span><text:span text:style-name="Default_20_Paragraph_20_Font"><text:span text:style-name="T2">m</text:span></text:span><text:span text:style-name="Default_20_Paragraph_20_Font"><text:span text:style-name="T7">en e</text:span></text:span><text:span text:style-name="Default_20_Paragraph_20_Font"><text:span text:style-name="T2">mitt</text:span></text:span><text:span text:style-name="Default_20_Paragraph_20_Font"><text:span text:style-name="T7">ant.</text:span></text:span></text:p>
      <text:p text:style-name="P1"><text:span text:style-name="Default_20_Paragraph_20_Font"><text:span text:style-name="T2">Pythagoras, Demoeritus et Epicurus femen putant<text:line-break/>feminas effundere quum habeant pa</text:span></text:span><text:span text:style-name="Default_20_Paragraph_20_Font"><text:span text:style-name="T7">r</text:span></text:span><text:span text:style-name="Default_20_Paragraph_20_Font"><text:span text:style-name="T2">astatas inve</text:span></text:span><text:span text:style-name="Default_20_Paragraph_20_Font"><text:span text:style-name="T7">ct</text:span></text:span><text:span text:style-name="Default_20_Paragraph_20_Font"><text:span text:style-name="T2">os, ob<text:line-break/>idque eas etiam praeter usum appetere. Aristoteles et zeno .<text:line-break/>humidam quidem materiam effundere , ceu ab exercitatione<text:line-break/>fudores, non tamen vim seminis habere. Hipponon mi-.</text:span></text:span></text:p>
      <text:p text:style-name="P3"><text:span text:style-name="Default_20_Paragraph_20_Font"><text:span text:style-name="T2">nus feminis effundere feminas quam mares, nec tamen ad<text:line-break/>generationem animalis id conferre quia extra uterum de-<text:line-break/>cidit. Hinc aliquot multoties emittere femen absque viris<text:line-break/>maxime viduas et ossa fieri a.. semine. maris,. carnes a fe-<text:line-break/>mine feminae.</text:span></text:span></text:p>
      <text:p text:style-name="Normal"><text:span text:style-name="Default_20_Paragraph_20_Font"><text:span text:style-name="T7"/></text:span></text:p>
      <text:h text:style-name="Heading_20_2" text:outline-level="2"><text:span text:style-name="Default_20_Paragraph_20_Font">Caput XXXH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7">Qu</text:span></text:span><text:span text:style-name="Default_20_Paragraph_20_Font"><text:span text:style-name="T2">o</text:span></text:span><text:span text:style-name="Default_20_Paragraph_20_Font"><text:span text:style-name="T7">modo c</text:span></text:span><text:span text:style-name="Default_20_Paragraph_20_Font"><text:span text:style-name="T2">o</text:span></text:span><text:span text:style-name="Default_20_Paragraph_20_Font"><text:span text:style-name="T7">ncept</text:span></text:span><text:span text:style-name="Default_20_Paragraph_20_Font"><text:span text:style-name="T2">i</text:span></text:span><text:span text:style-name="Default_20_Paragraph_20_Font"><text:span text:style-name="T7">one</text:span></text:span><text:span text:style-name="Default_20_Paragraph_20_Font"><text:span text:style-name="T2">s </text:span></text:span><text:span text:style-name="Default_20_Paragraph_20_Font"><text:span text:style-name="T7">stan</text:span></text:span><text:span text:style-name="Default_20_Paragraph_20_Font"><text:span text:style-name="T2">t.</text:span></text:span></text:p>
      <text:p text:style-name="P1"><text:span text:style-name="Default_20_Paragraph_20_Font"><text:span text:style-name="T2">Aristoteles conceptionem fieri putat utero a menstruali<text:line-break/>purgatione fursumattracto et menstruis ipsis simul attia-<text:line-break/>flentibus ab universa mole partem aliquam sanguinis puri<text:line-break/>ut accedat ad .fetant maris. Conceptus autem non fieri<text:line-break/>propter impuritatem uteri veLinflationem, motum, moe-<text:line-break/>stiriam, infirmitatem mulierum vel propter virorum itu-<text:line-break/>potentiam..- :</text:span></text:span></text:p>
      <text:p text:style-name="P3"><text:span text:style-name="Default_20_Paragraph_20_Font"><text:span text:style-name="T7">Quomodo .mares et fe</text:span></text:span><text:span text:style-name="Default_20_Paragraph_20_Font"><text:span text:style-name="T2">m</text:span></text:span><text:span text:style-name="Default_20_Paragraph_20_Font"><text:span text:style-name="T7">inae generentur.</text:span></text:span></text:p>
      <text:p text:style-name="P1"><text:span text:style-name="Default_20_Paragraph_20_Font"><text:span text:style-name="T2">Empedoeles nutat et Asclepiades marem al feminam<text:line-break/>procreari a calore et. frigore ; unde narrant primos mares<text:line-break/>ad ortum stolis et meridiem e terra procreatos fuisse, fe-<text:line-break/>minas vero in septentrionalibus. Parmenides autem ad-<text:line-break/>ver</text:span></text:span><text:span text:style-name="Default_20_Paragraph_20_Font"><text:span text:style-name="T7">t</text:span></text:span><text:span text:style-name="Default_20_Paragraph_20_Font"><text:span text:style-name="T2">atur docetque mares in septentrione gigni eo quod hae-<text:line-break/>partes plurimum habeant densitatis, feminas autem in me-<text:line-break/>ridie propter raritatem.Hipponax vel quod femen con-<text:line-break/>sistat et validum sit vel quod .dissinat etimbecillius. -.Ana-<text:line-break/>xagoras et Parmenides tum masculos procreari dicit quum<text:line-break/>ex dextra parte flamen in dextram . uteri inciderit et a<text:line-break/>sinistra in sinistram; feminas autem si constitutionis per-<text:line-break/>mutatio facta fuerit. Cleophanes,oujus meminit Aristote—<text:line-break/>Ies, mares a dextro.,.. tentio as n sinistro testiculo prodire<text:line-break/>credidit. Leucippus fecundum varietatem partium qua<text:line-break/>mas colem, matricem femina habet, tantum enim dumta-<text:line-break/>xat dicit. Democrrtus communes partes ex utro conlige-</text:span></text:span></text:p>
      <text:p text:style-name="P3"><text:span text:style-name="Default_20_Paragraph_20_Font"><text:span text:style-name="T2">rint : peculiares prout praevaluerint. Hipponax vero, si<text:line-break/>femen praevaluerit, marem, si materia </text:span></text:span><text:span text:style-name="Default_20_Paragraph_20_Font"><text:span text:style-name="T7">sanguinea</text:span></text:span><text:span text:style-name="Default_20_Paragraph_20_Font"><text:span text:style-name="T2">,. feminam<text:line-break/>concipi. existimat.</text:span></text:span></text:p>
      <text:p text:style-name="Normal"><text:span text:style-name="Default_20_Paragraph_20_Font"><text:span text:style-name="T7">Quomodo m</text:span></text:span><text:span text:style-name="Default_20_Paragraph_20_Font"><text:span text:style-name="T2">o</text:span></text:span><text:span text:style-name="Default_20_Paragraph_20_Font"><text:span text:style-name="T7">nstra procreentur.</text:span></text:span></text:p>
      <text:p text:style-name="P1"><text:span text:style-name="Default_20_Paragraph_20_Font"><text:span text:style-name="T2">Empedocles existimat vel abundantia feminis vel de-<text:line-break/>fectu aut a motus initio aut divisione in plura vel quod<text:line-break/>alio vergat monstra generari:- sic videtur fere omnes cau-<text:line-break/>fas complexus. Strato propter additionem vel detractio-<text:line-break/>nem vel transpositionem vel. inflationem. Medicorum alle<text:line-break/>qui propter uteri distortionem a flatibus.</text:span></text:span></text:p>
      <text:p text:style-name="P1"><text:span text:style-name="Default_20_Paragraph_20_Font"><text:span text:style-name="T7">Cur mu</text:span></text:span><text:span text:style-name="Default_20_Paragraph_20_Font"><text:span text:style-name="T2">li</text:span></text:span><text:span text:style-name="Default_20_Paragraph_20_Font"><text:span text:style-name="T7">er ex</text:span></text:span><text:span text:style-name="Default_20_Paragraph_20_Font"><text:span text:style-name="T2"> f</text:span></text:span><text:span text:style-name="Default_20_Paragraph_20_Font"><text:span text:style-name="T7">requen</text:span></text:span><text:span text:style-name="Default_20_Paragraph_20_Font"><text:span text:style-name="T2">t</text:span></text:span><text:span text:style-name="Default_20_Paragraph_20_Font"><text:span text:style-name="T7">i coitu n</text:span></text:span><text:span text:style-name="Default_20_Paragraph_20_Font"><text:span text:style-name="T2">o</text:span></text:span><text:span text:style-name="Default_20_Paragraph_20_Font"><text:span text:style-name="T7">n conc</text:span></text:span><text:span text:style-name="Default_20_Paragraph_20_Font"><text:span text:style-name="T2">i</text:span></text:span><text:span text:style-name="Default_20_Paragraph_20_Font"><text:span text:style-name="T7">p</text:span></text:span><text:span text:style-name="Default_20_Paragraph_20_Font"><text:span text:style-name="T2">i</text:span></text:span><text:span text:style-name="Default_20_Paragraph_20_Font"><text:span text:style-name="T7">a</text:span></text:span><text:span text:style-name="Default_20_Paragraph_20_Font"><text:span text:style-name="T2">t.</text:span></text:span></text:p>
      <text:p text:style-name="P1"><text:span text:style-name="Default_20_Paragraph_20_Font"><text:span text:style-name="T2">Diocles medicus quod vel omnino nullum vel parcius<text:line-break/>quam oporteat alienius. femen emittatur aut quod id desit<text:line-break/>in quo facultas prolifica fuerit aut calet s vel frigoris<text:line-break/>vel humiditatis vei siccitatis exsuperantia aut penuria aut<text:line-break/>partium paralysi. Stoici propter obliquitatem partis viri-</text:span></text:span></text:p>
      <text:p text:style-name="P11">lis quae recta semen ejaculari nequeat, aut propter par-<text:line-break/>tium incommoderationem ut ad uteri distantiam. Erasi-<text:line-break/>stratus propter uterum, quum callos contraxerit aut magis<text:line-break/>carnosus suerit aut laxior aut angustior quam natura exigat.</text:p>
      <text:p text:style-name="Normal"><text:span text:style-name="Default_20_Paragraph_20_Font"><text:span text:style-name="T11">Quomodo gemini et trigemini nascantur.</text:span></text:span></text:p>
      <text:p text:style-name="P1">EmpedocIes geminos et trigeminos foetus nasci arbi-<text:line-break/>tratur ubertate et <text:span text:style-name="Default_20_Paragraph_20_Font"><text:span text:style-name="T11">s</text:span></text:span>eparatione feminis. Asclepiades ob se-<text:line-break/>minum differentiam, ut hordeaceas spicas duplici aut tri-<text:line-break/>plici granorum serie constantes sic femina esse foec<text:span text:style-name="Default_20_Paragraph_20_Font"><text:span text:style-name="T11">u</text:span></text:span>ndissi-<text:line-break/>ma Erasistratus ob conceptiones fieri ut in brutis anima-<text:line-break/>libus. Quum enim uterus purgatus est tunc ad conce-<text:line-break/>ptionem semen descendere. Stoici ob uteri loculos ; quum<text:line-break/>enim in primum et fecundum incidit femen, tunc fieri fu-<text:line-break/>perfoetationes et geminos et trigeminos.</text:p>
      <text:p text:style-name="P2"><text:span text:style-name="Default_20_Paragraph_20_Font"><text:span text:style-name="T2">U</text:span></text:span><text:span text:style-name="Default_20_Paragraph_20_Font"><text:span text:style-name="T7">nde parentum et avorum si</text:span></text:span><text:span text:style-name="Default_20_Paragraph_20_Font"><text:span text:style-name="T2">mi</text:span></text:span><text:span text:style-name="Default_20_Paragraph_20_Font"><text:span text:style-name="T7">l</text:span></text:span><text:span text:style-name="Default_20_Paragraph_20_Font"><text:span text:style-name="T2">i</text:span></text:span><text:span text:style-name="Default_20_Paragraph_20_Font"><text:span text:style-name="T7">tudo</text:span></text:span><text:span text:style-name="Default_20_Paragraph_20_Font"><text:span text:style-name="T2"> p</text:span></text:span><text:span text:style-name="Default_20_Paragraph_20_Font"><text:span text:style-name="T7">r</text:span></text:span><text:span text:style-name="Default_20_Paragraph_20_Font"><text:span text:style-name="T2">o</text:span></text:span><text:span text:style-name="Default_20_Paragraph_20_Font"><text:span text:style-name="T7">creetur.</text:span></text:span></text:p>
      <text:p text:style-name="P1"><text:span text:style-name="Default_20_Paragraph_20_Font"><text:span text:style-name="T2">Empedocles similitudinem ex seminum potentia oriri<text:line-break/>existimat, dissimilitudinem vero ob feminis calorem exira-<text:line-break/>latum. Parmenides quum a dextra partu uteri feme</text:span></text:span><text:span text:style-name="Default_20_Paragraph_20_Font"><text:span text:style-name="T7">n</text:span></text:span><text:span text:style-name="Default_20_Paragraph_20_Font"><text:span text:style-name="T2"> ex-<text:line-break/>cernitur patrum, quum vero a sinistra, matrum </text:span></text:span><text:span text:style-name="Default_20_Paragraph_20_Font"><text:span text:style-name="T7">simile</text:span></text:span><text:span text:style-name="Default_20_Paragraph_20_Font"><text:span text:style-name="T2">s </text:span></text:span><text:span text:style-name="Default_20_Paragraph_20_Font"><text:span text:style-name="T7">na-<text:line-break/></text:span></text:span><text:span text:style-name="Default_20_Paragraph_20_Font"><text:span text:style-name="T2">fer. Stoici a toto corpore et anima fieri femen exprimi-<text:line-break/>que similitudines et effigies ex eadem gente, perinde at-<text:line-break/>que est pictor rei conspectae similitudinem coloribus simi-<text:line-break/>libus referat; praeterea a muliere quoque semen emitti,<text:line-break/>quod si praevaleat, mulieris sum</text:span></text:span><text:span text:style-name="Default_20_Paragraph_20_Font"><text:span text:style-name="T7">en</text:span></text:span><text:span text:style-name="Default_20_Paragraph_20_Font"><text:span text:style-name="T2"> matri : si viri, patri simr-<text:line-break/>lem prolem </text:span></text:span><text:span text:style-name="Default_20_Paragraph_20_Font"><text:span text:style-name="T7">n</text:span></text:span><text:span text:style-name="Default_20_Paragraph_20_Font"><text:span text:style-name="T2">asci.-</text:span></text:span></text:p>
      <text:p text:style-name="P1"><text:span text:style-name="Default_20_Paragraph_20_Font"><text:span text:style-name="T7">Qu</text:span></text:span><text:span text:style-name="Default_20_Paragraph_20_Font"><text:span text:style-name="T2">omo</text:span></text:span><text:span text:style-name="Default_20_Paragraph_20_Font"><text:span text:style-name="T7">do subole</text:span></text:span><text:span text:style-name="Default_20_Paragraph_20_Font"><text:span text:style-name="T2">s </text:span></text:span><text:span text:style-name="Default_20_Paragraph_20_Font"><text:span text:style-name="T7">ali</text:span></text:span><text:span text:style-name="Default_20_Paragraph_20_Font"><text:span text:style-name="T2">is </text:span></text:span><text:span text:style-name="Default_20_Paragraph_20_Font"><text:span text:style-name="T5">q</text:span></text:span><text:span text:style-name="Default_20_Paragraph_20_Font"><text:span text:style-name="T7">uam paren</text:span></text:span><text:span text:style-name="Default_20_Paragraph_20_Font"><text:span text:style-name="T2">t</text:span></text:span><text:span text:style-name="Default_20_Paragraph_20_Font"><text:span text:style-name="T7">ibus simil</text:span></text:span><text:span text:style-name="Default_20_Paragraph_20_Font"><text:span text:style-name="T2">is </text:span></text:span><text:span text:style-name="Default_20_Paragraph_20_Font"><text:span text:style-name="T7">nasca</text:span></text:span><text:span text:style-name="Default_20_Paragraph_20_Font"><text:span text:style-name="T2">t</text:span></text:span><text:span text:style-name="Default_20_Paragraph_20_Font"><text:span text:style-name="T7">ur.</text:span></text:span></text:p>
      <text:p text:style-name="P1"><text:span text:style-name="Default_20_Paragraph_20_Font"><text:span text:style-name="T2">Medicorum plurimi fortuito et cafu refrigeratis maris<text:line-break/>et feminae seminibus dissimiles gigni infantes putant.<text:line-break/>Empedocles. imaginatione mulieris inter concipie</text:span></text:span><text:span text:style-name="Default_20_Paragraph_20_Font"><text:span text:style-name="T7">n</text:span></text:span><text:span text:style-name="Default_20_Paragraph_20_Font"><text:span text:style-name="T2">dum for-</text:span></text:span></text:p>
      <text:p text:style-name="P3"><text:span text:style-name="Default_20_Paragraph_20_Font"><text:span text:style-name="T2">mari foetus. Saepe. enim imagines etiam et. statuae fia</text:span></text:span><text:span text:style-name="Default_20_Paragraph_20_Font"><text:span text:style-name="T7">n</text:span></text:span><text:span text:style-name="Default_20_Paragraph_20_Font"><text:span text:style-name="T2">t<text:line-break/>a mulieribus adamatae similisque earum proles in lucem<text:line-break/>edita. Stoici ob consensum quendam ac similem animi<text:line-break/>affectionem fluxuum et radiorum </text:span></text:span><text:span text:style-name="Default_20_Paragraph_20_Font"><text:span text:style-name="T7">n</text:span></text:span><text:span text:style-name="Default_20_Paragraph_20_Font"><text:span text:style-name="T2">on imaginum insertione<text:line-break/>mutuas similitudines disici.</text:span></text:span></text:p>
      <text:p text:style-name="P1"><text:span text:style-name="Default_20_Paragraph_20_Font"><text:span text:style-name="T7">Qu</text:span></text:span><text:span text:style-name="Default_20_Paragraph_20_Font"><text:span text:style-name="T2">o</text:span></text:span><text:span text:style-name="Default_20_Paragraph_20_Font"><text:span text:style-name="T7">modo ster</text:span></text:span><text:span text:style-name="Default_20_Paragraph_20_Font"><text:span text:style-name="T2">i</text:span></text:span><text:span text:style-name="Default_20_Paragraph_20_Font"><text:span text:style-name="T7">le</text:span></text:span><text:span text:style-name="Default_20_Paragraph_20_Font"><text:span text:style-name="T2">s </text:span></text:span><text:span text:style-name="Default_20_Paragraph_20_Font"><text:span text:style-name="T7">stant muliere</text:span></text:span><text:span text:style-name="Default_20_Paragraph_20_Font"><text:span text:style-name="T2">s </text:span></text:span><text:span text:style-name="Default_20_Paragraph_20_Font"><text:span text:style-name="T7">et vir</text:span></text:span><text:span text:style-name="Default_20_Paragraph_20_Font"><text:span text:style-name="T2">i i</text:span></text:span><text:span text:style-name="Default_20_Paragraph_20_Font"><text:span text:style-name="T7">nfacund</text:span></text:span><text:span text:style-name="Default_20_Paragraph_20_Font"><text:span text:style-name="T2">i.</text:span></text:span></text:p>
      <text:p text:style-name="P1"><text:span text:style-name="Default_20_Paragraph_20_Font"><text:span text:style-name="T2">-Medici feminas steriles fieri dicunt aut quod iis use-<text:line-break/>rus. sit angustior aut densior aut rarior aut durior aut ob<text:line-break/>callosam concretionem aut cernis excrescentiam aut animi<text:line-break/>langorem aut defectum nutritionis, malum habitum, per-<text:line-break/>versionem figurae . aut evulsionem. DiocIes infecundos<text:line-break/>mares fieri arbitratur aut quod femen prorsus quidam non<text:line-break/>ejaculentur aut parcius quam oporteat aut quod femen<text:line-break/>infecundum aut ob paralysim partium aut talem colis<text:line-break/>distortionem, .ut ..in uterum femen ejaculari recta non pof-<text:line-break/>sit aut ob incommoderationem partium ad uteri: distan-<text:line-break/>trans. Stoici discrepantes coeuntium facultates et quali-</text:span></text:span></text:p>
      <text:p text:style-name="P12"><text:span text:style-name="Default_20_Paragraph_20_Font"><text:span text:style-name="T2">tales causas esse augurantur, quas si quis separet et </text:span></text:span><text:span text:style-name="Default_20_Paragraph_20_Font"><text:span text:style-name="T7">t</text:span></text:span><text:span text:style-name="Default_20_Paragraph_20_Font"><text:span text:style-name="T2">ui<text:line-break/>generis alteri conjungat; evincet natura foetumque pro-<text:line-break/>creabit. </text:span></text:span></text:p>
      <text:p text:style-name="P13"><text:span text:style-name="Default_20_Paragraph_20_Font"><text:span text:style-name="T7">Cur mali ster</text:span></text:span><text:span text:style-name="Default_20_Paragraph_20_Font"><text:span text:style-name="T2">i</text:span></text:span><text:span text:style-name="Default_20_Paragraph_20_Font"><text:span text:style-name="T7">les.<text:tab/>-</text:span></text:span></text:p>
      <text:p text:style-name="P1"><text:span text:style-name="Default_20_Paragraph_20_Font"><text:span text:style-name="T2">n.cmaeoni mulos mares infecundos censet propter<text:line-break/>feminis exilitatem et frigiditatem, feminas autem- steriles<text:line-break/>quod ipfarutn vulvae furium non dehiscant ; hoc est non<text:line-break/>aperiantur. Empedocles ob parvitatem , demissionem et<text:line-break/>angustiam vulvae inver</text:span></text:span><text:span text:style-name="Default_20_Paragraph_20_Font"><text:span text:style-name="T7">t</text:span></text:span><text:span text:style-name="Default_20_Paragraph_20_Font"><text:span text:style-name="T2">e ventri adiunctae ut recta ineam<text:line-break/>femen neque evibretur usque fi id fiat excipiatur. Huic<text:line-break/>Diocles testimonio annuit qui in dissertionibus multoties<text:line-break/>tales fe mularum uteros deprehendisse narrat et .iisdem de<text:line-break/>causis mulieres quoque sint steriles.</text:span></text:span></text:p>
      <text:h text:style-name="Heading_20_2" text:outline-level="2"><text:span text:style-name="Default_20_Paragraph_20_Font">Caput XXXIII. N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7">An suetus in utero si</text:span></text:span><text:span text:style-name="Default_20_Paragraph_20_Font"><text:span text:style-name="T2">t </text:span></text:span><text:span text:style-name="Default_20_Paragraph_20_Font"><text:span text:style-name="T7">an</text:span></text:span><text:span text:style-name="Default_20_Paragraph_20_Font"><text:span text:style-name="T2">i</text:span></text:span><text:span text:style-name="Default_20_Paragraph_20_Font"><text:span text:style-name="T7">mal.</text:span></text:span></text:p>
      <text:p text:style-name="P1"><text:span text:style-name="Default_20_Paragraph_20_Font"><text:span text:style-name="T2">Plato foetum in utero esse animal arbitratur, nilum<text:line-break/>siquidem et moveri in ventre et nutriri et augeri. Stoici</text:span></text:span></text:p>
      <text:p text:style-name="P3"><text:span text:style-name="Default_20_Paragraph_20_Font"><text:span text:style-name="T2">partem ventris non animal esse foetum. existimant, quem-<text:line-break/>admodum enim fructus qui sunt partes plantarum ubi<text:line-break/>maturuerint decidunt, ita et foetus. Empedocles foetum<text:line-break/>quidem ipfum. animal non esse, fed respirare. in ventre, ac<text:line-break/>primum respirationem animalis fieri in parte quum qui<text:line-break/>humor in foetu morabatur, facesso m reperit et ad quod<text:line-break/>evacuatum est externi aeris per aperta .vasa datur aditus.<text:line-break/>Diogenes foetus inanimatos nasici, fed cum calore: unde<text:line-break/>calidum innatum statim edito foetu frigidum in pulmonem<text:line-break/>attrahere putat. Herophilus motum naturalem ipsi tuetur<text:line-break/>relinquit, non autem animalem. Nervi autem fiunt motus<text:line-break/>causae. Tunc vero animalia fieri quando in lucem edita<text:line-break/>aliquid aeris excipiunt,</text:span></text:span></text:p>
      <text:p text:style-name="Normal"><text:span text:style-name="Default_20_Paragraph_20_Font"><text:span text:style-name="T7">Qu</text:span></text:span><text:span text:style-name="Default_20_Paragraph_20_Font"><text:span text:style-name="T2">o</text:span></text:span><text:span text:style-name="Default_20_Paragraph_20_Font"><text:span text:style-name="T7">m</text:span></text:span><text:span text:style-name="Default_20_Paragraph_20_Font"><text:span text:style-name="T2">o</text:span></text:span><text:span text:style-name="Default_20_Paragraph_20_Font"><text:span text:style-name="T7">do suetu</text:span></text:span><text:span text:style-name="Default_20_Paragraph_20_Font"><text:span text:style-name="T2">s i</text:span></text:span><text:span text:style-name="Default_20_Paragraph_20_Font"><text:span text:style-name="T7">n uter</text:span></text:span><text:span text:style-name="Default_20_Paragraph_20_Font"><text:span text:style-name="T2">o </text:span></text:span><text:span text:style-name="Default_20_Paragraph_20_Font"><text:span text:style-name="T7">nutria</text:span></text:span><text:span text:style-name="Default_20_Paragraph_20_Font"><text:span text:style-name="T2">t</text:span></text:span><text:span text:style-name="Default_20_Paragraph_20_Font"><text:span text:style-name="T7">ur.</text:span></text:span></text:p>
      <text:p text:style-name="P1"><text:span text:style-name="Default_20_Paragraph_20_Font"><text:span text:style-name="T2">Democritns et Epicnrus in utero per os nutriri sue-<text:line-break/>tum existimant; hinc statim editum ore mammas invadere,</text:span></text:span></text:p>
      <text:p text:style-name="P3"><text:span text:style-name="Default_20_Paragraph_20_Font"><text:span text:style-name="T2">esse enim in corpore mammas quasdam oppletas et ofcnla<text:line-break/>per quae nutritur. Stoici per fecundinam et umbilicum<text:line-break/>unde ni</text:span></text:span><text:span text:style-name="Default_20_Paragraph_20_Font"><text:span text:style-name="T7">t</text:span></text:span><text:span text:style-name="Default_20_Paragraph_20_Font"><text:span text:style-name="T2">unt statim ligant obstetrices et os dilatant, ut<text:line-break/>per os manifeste nutriatur. Alcmaeon ali per totum cor-<text:line-break/>pus; ipsum enim ut fpongiam nutritias alimenti partes ex-<text:line-break/>cipere censet.</text:span></text:span></text:p>
      <text:p text:style-name="Normal"><text:span text:style-name="Default_20_Paragraph_20_Font"><text:span text:style-name="T7">Qu</text:span></text:span><text:span text:style-name="Default_20_Paragraph_20_Font"><text:span text:style-name="T2">i</text:span></text:span><text:span text:style-name="Default_20_Paragraph_20_Font"><text:span text:style-name="T7">d pr</text:span></text:span><text:span text:style-name="Default_20_Paragraph_20_Font"><text:span text:style-name="T2">i</text:span></text:span><text:span text:style-name="Default_20_Paragraph_20_Font"><text:span text:style-name="T7">mum in fac</text:span></text:span><text:span text:style-name="Default_20_Paragraph_20_Font"><text:span text:style-name="T2">t</text:span></text:span><text:span text:style-name="Default_20_Paragraph_20_Font"><text:span text:style-name="T7">u abso</text:span></text:span><text:span text:style-name="Default_20_Paragraph_20_Font"><text:span text:style-name="T2">l</text:span></text:span><text:span text:style-name="Default_20_Paragraph_20_Font"><text:span text:style-name="T7">va</text:span></text:span><text:span text:style-name="Default_20_Paragraph_20_Font"><text:span text:style-name="T2">t</text:span></text:span><text:span text:style-name="Default_20_Paragraph_20_Font"><text:span text:style-name="T7">ur.</text:span></text:span></text:p>
      <text:p text:style-name="P1"><text:span text:style-name="Default_20_Paragraph_20_Font"><text:span text:style-name="T2">Stoici totum corpus procreari simul existimanti Ari-<text:line-break/>stoteles primum spinam conflari putat ut navis carinam.<text:line-break/>Alcmaeon caput in quo princeps animae facultas </text:span></text:span><text:span text:style-name="Default_20_Paragraph_20_Font"><text:span text:style-name="T7">reside</text:span></text:span><text:span text:style-name="Default_20_Paragraph_20_Font"><text:span text:style-name="T2">t.<text:line-break/>Medici cor in quo venae et arteriae funi. Alii magnum<text:line-break/>pedis digitum. i Alii umbilicum.</text:span></text:span></text:p>
      <text:h text:style-name="Heading_20_2" text:outline-level="2"><text:span text:style-name="Default_20_Paragraph_20_Font">Caput XXXIV.</text:span></text:h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7">Curscp</text:span></text:span><text:span text:style-name="Default_20_Paragraph_20_Font"><text:span text:style-name="T2">ti</text:span></text:span><text:span text:style-name="Default_20_Paragraph_20_Font"><text:span text:style-name="T7">mestre</text:span></text:span><text:span text:style-name="Default_20_Paragraph_20_Font"><text:span text:style-name="T2">s </text:span></text:span><text:span text:style-name="Default_20_Paragraph_20_Font"><text:span text:style-name="T7">sue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s </text:span></text:span><text:span text:style-name="Default_20_Paragraph_20_Font"><text:span text:style-name="T7">v</text:span></text:span><text:span text:style-name="Default_20_Paragraph_20_Font"><text:span text:style-name="T2">it</text:span></text:span><text:span text:style-name="Default_20_Paragraph_20_Font"><text:span text:style-name="T7">a</text:span></text:span><text:span text:style-name="Default_20_Paragraph_20_Font"><text:span text:style-name="T2">l</text:span></text:span><text:span text:style-name="Default_20_Paragraph_20_Font"><text:span text:style-name="T7">e</text:span></text:span><text:span text:style-name="Default_20_Paragraph_20_Font"><text:span text:style-name="T2">s.</text:span></text:span></text:p>
      <text:p text:style-name="P1"><text:span text:style-name="Default_20_Paragraph_20_Font"><text:span text:style-name="T2">Empedocles quum humanum genus ex terra procrea-<text:line-break/>tum est diem temporis longitudine tantum exstitisse, quod</text:span></text:span></text:p>
      <text:p text:style-name="P3"><text:span text:style-name="Default_20_Paragraph_20_Font"><text:span text:style-name="T2">lento gradu sol incedat, quantus nunc est dectmestris: pro-<text:line-break/>cedente vero tempore tantum fuisse diem quantus nunc<text:line-break/>est feptimestris-, ac ea re decimestres ac feptimestres foe-<text:line-break/>tus editos vitales esse natura mundi ita meditata ut foe-<text:line-break/>tus uno die augesceret qui. nocte una fuisset conditus.<text:line-break/>rimaeus non decem, inquit, menses, sed novem censeri- a-<text:line-break/>retentione menstruorum primae conceptionis: sic et septi-.<text:line-break/>.mesti es existimari qui septem non funt mensium , novit<text:line-break/>enim post conceptionem purgationem desiisse. Polybus,<text:line-break/>Diocles, empirica etiam octavum mensem vitalem agno-<text:line-break/>scunt , sed foetum esse tum imbecilliorem ac faepenu-.<text:line-break/>merolob imbecillitatem multos interire. . Id vero maxime.<text:line-break/>universale nullum velle ut octimestres nutriantur, multus<text:line-break/>tamen octimestres viros evasisse. Hippocrates et Aristote-<text:line-break/>les censent si septem mensibus uterus impleatur, tunc<text:line-break/>ipsum deorsum procumbere e</text:span></text:span><text:span text:style-name="Default_20_Paragraph_20_Font"><text:span text:style-name="T7">i</text:span></text:span><text:span text:style-name="Default_20_Paragraph_20_Font"><text:span text:style-name="T2"> foetum edi vitalem : si vero<text:line-break/>procubuerit nec nutriatur debilitato ob laborem umbilico,<text:line-break/>foetus impasics edi ac proinde octimestrem foetum non</text:span></text:span></text:p>
      <text:p text:style-name="P3"><text:span text:style-name="Default_20_Paragraph_20_Font"><text:span text:style-name="T2">vivere. Quod si novem menses in utero maneat, tum pro-<text:line-break/>cumbens perfectus editur. Polybus autem dies centum<text:line-break/>octoginta duos et dimidium requiri coniicit ut foetus editi<text:line-break/>sint vitales : hoc enim esse fex mensium tempus quo etiam<text:line-break/>fel a tropico ad tropicum decurrat. Dici autem septime-<text:line-break/>stres . quum dies qui huic fexto mensi desunt a septimo<text:line-break/>assumuntur. Octo vero mensium foetus non vivere, quod<text:line-break/>uteri quidem foetu foras -procumbente vehementius um-<text:line-break/>bilicus distendatur crucieturque : nam foetus alimento<text:line-break/>fraudatur, nutritionis siquidem causa est umbilicus. At<text:line-break/>mathematici disjuncta habere signa, ob idque omni priva-<text:line-break/>tos esse natalitio sidere pronuntiant, feptimestres vero<text:line-break/>coniunctorum esse participes, octimestres autem disjuncta<text:line-break/>animalia zodiaci habere domorum dominos sibi adversarios<text:line-break/>planetas , siquis enim in his ortum et vitam sortitus fue-<text:line-break/>rit, eum infortunatum et brevioris aevi fore ipfa porten-<text:line-break/>dunt. Disjuncta vero fiunt xodiacr signa quorum unum<text:line-break/>ab altero octavum numeratur ut aries ad scorpium, tau-</text:span></text:span></text:p>
      <text:p text:style-name="P3"><text:span text:style-name="Default_20_Paragraph_20_Font"><text:span text:style-name="T2">rus ad sagittarium, gemini ad capricornum; cancer ad<text:line-break/>aquarium , leo ad plices , virgo est arietem. Propterea<text:line-break/>feptimestres et decimestres vitales esse foetus,. octimestres<text:line-break/>vero propter defectum coniunctio</text:span></text:span><text:span text:style-name="Default_20_Paragraph_20_Font"><text:span text:style-name="T7">n</text:span></text:span><text:span text:style-name="Default_20_Paragraph_20_Font"><text:span text:style-name="T2">um mundi interire.<text:line-break/>Timaeus et duodecimestrem asserit aliquem foetum utero<text:line-break/>gestari ob suppressionem menstruorum quae ante conceptio-<text:line-break/>nem prodibant , sic et feptimestrem aestimari nor existen-<text:line-break/>tem priusquam conceptio fuerit, fed eum uterus ad men-<text:line-break/>strua et post. conceptionem valet. . .</text:span></text:span></text:p>
      <text:h text:style-name="Heading_20_2" text:outline-level="2"><text:span text:style-name="Default_20_Paragraph_20_Font">Caput XXXV.</text:span></text:h>
      <text:p text:style-name="Normal"><text:span text:style-name="Default_20_Paragraph_20_Font"><text:span text:style-name="T7">. Quo</text:span></text:span><text:span text:style-name="Default_20_Paragraph_20_Font"><text:span text:style-name="T2">mo</text:span></text:span><text:span text:style-name="Default_20_Paragraph_20_Font"><text:span text:style-name="T7">do generen</text:span></text:span><text:span text:style-name="Default_20_Paragraph_20_Font"><text:span text:style-name="T2">t</text:span></text:span><text:span text:style-name="Default_20_Paragraph_20_Font"><text:span text:style-name="T7">ur ac</text:span></text:span><text:span text:style-name="Default_20_Paragraph_20_Font"><text:span text:style-name="T2"> i</text:span></text:span><text:span text:style-name="Default_20_Paragraph_20_Font"><text:span text:style-name="T7">ntereant an</text:span></text:span><text:span text:style-name="Default_20_Paragraph_20_Font"><text:span text:style-name="T2">i</text:span></text:span><text:span text:style-name="Default_20_Paragraph_20_Font"><text:span text:style-name="T7">mal</text:span></text:span><text:span text:style-name="Default_20_Paragraph_20_Font"><text:span text:style-name="T2">i</text:span></text:span><text:span text:style-name="Default_20_Paragraph_20_Font"><text:span text:style-name="T7">a.</text:span></text:span></text:p>
      <text:p text:style-name="P1"><text:span text:style-name="Default_20_Paragraph_20_Font"><text:span text:style-name="T2">Epteurus si. generatus est mundus et animalia gene-<text:line-break/>rata ea quoque interitura protulit: quod si ingenitus est<text:line-break/>ex mutua commutatione generari: partes enim. esse mundi<text:line-break/>haec ipfa, ut Anaxagoras et Euripides, nihil .eorum quae<text:line-break/>generantur- perit , fed ea quum </text:span></text:span><text:span text:style-name="Default_20_Paragraph_20_Font"><text:span text:style-name="T7">s</text:span></text:span><text:span text:style-name="Default_20_Paragraph_20_Font"><text:span text:style-name="T2">olvuntur alias aliorum.</text:span></text:span></text:p>
      <text:p text:style-name="P3"><text:span text:style-name="Default_20_Paragraph_20_Font"><text:span text:style-name="T2">formas diverfas inducunt. Anaximander putat in. humido<text:line-break/>generata esse prima animalia corticibus spinosis involuta,<text:line-break/>processu autem aetatis. sid majorem. siccitatem descivisse<text:line-break/>ruptoque cortice ad modicum tempus supervixisse. Em-<text:line-break/>pe.docles animalia primum. edita ac plantas nequaquam in-<text:line-break/>tegra exstitisse fed parum convenientibus partibus com-<text:line-break/>posita : fecundo nata sic inter fe partibus puncta dicit ut<text:line-break/>simulacri speciem referrent. Tertio - orta ex- membris ex<text:line-break/>fele invicem prodeuntibus ; quarto denique non jam ex<text:line-break/>similibus ut ex terra et aqua sied ex sese vicissim cum<text:line-break/>alimentum aliorum esset densatum , aliis mulierum venn-<text:line-break/>stas -incitamentum .emittendi seminis attulisset. Animalium<text:line-break/>porro-nmuium genera discreta esse pro temperaturae con-<text:line-break/>ditione, alia enim aquas appetunt tanquam naturae f uae<text:line-break/>plus accommodas, alia.. ad aerem adspirant - quod ejus in<text:line-break/>fe plurimum contineant: alia quae graviora sint ad terram<text:line-break/>suo </text:span></text:span><text:span text:style-name="Default_20_Paragraph_20_Font"><text:span text:style-name="T7">appet</text:span></text:span><text:span text:style-name="Default_20_Paragraph_20_Font"><text:span text:style-name="T2">i</text:span></text:span><text:span text:style-name="Default_20_Paragraph_20_Font"><text:span text:style-name="T7">tu</text:span></text:span><text:span text:style-name="Default_20_Paragraph_20_Font"><text:span text:style-name="T2"> feruntur: quae autem aequabili funt tempe-<text:line-break/>ramento. ex toto pectore vocem effundunt. Demccritus</text:span></text:span></text:p>
      <text:p text:style-name="P3"><text:span text:style-name="Default_20_Paragraph_20_Font"><text:span text:style-name="T2">genita esse animalia congressu, at fi unum astrum primum<text:line-break/>humidi exstiterint animalia gignere. .</text:span></text:span></text:p>
      <text:p text:style-name="Normal"><text:span text:style-name="Default_20_Paragraph_20_Font"><text:span text:style-name="T7">Qu</text:span></text:span><text:span text:style-name="Default_20_Paragraph_20_Font"><text:span text:style-name="T2">o</text:span></text:span><text:span text:style-name="Default_20_Paragraph_20_Font"><text:span text:style-name="T7">t</text:span></text:span><text:span text:style-name="Default_20_Paragraph_20_Font"><text:span text:style-name="T2"> a</text:span></text:span><text:span text:style-name="Default_20_Paragraph_20_Font"><text:span text:style-name="T7">n</text:span></text:span><text:span text:style-name="Default_20_Paragraph_20_Font"><text:span text:style-name="T2">i</text:span></text:span><text:span text:style-name="Default_20_Paragraph_20_Font"><text:span text:style-name="T7">ma</text:span></text:span><text:span text:style-name="Default_20_Paragraph_20_Font"><text:span text:style-name="T2">li</text:span></text:span><text:span text:style-name="Default_20_Paragraph_20_Font"><text:span text:style-name="T7">um genera e</text:span></text:span><text:span text:style-name="Default_20_Paragraph_20_Font"><text:span text:style-name="T2">t </text:span></text:span><text:span text:style-name="Default_20_Paragraph_20_Font"><text:span text:style-name="T7">an o</text:span></text:span><text:span text:style-name="Default_20_Paragraph_20_Font"><text:span text:style-name="T2">m</text:span></text:span><text:span text:style-name="Default_20_Paragraph_20_Font"><text:span text:style-name="T7">nia sensu e</text:span></text:span><text:span text:style-name="Default_20_Paragraph_20_Font"><text:span text:style-name="T2">t </text:span></text:span><text:span text:style-name="Default_20_Paragraph_20_Font"><text:span text:style-name="T7">ra-<text:line-break/>t</text:span></text:span><text:span text:style-name="Default_20_Paragraph_20_Font"><text:span text:style-name="T2">i</text:span></text:span><text:span text:style-name="Default_20_Paragraph_20_Font"><text:span text:style-name="T7">one praed</text:span></text:span><text:span text:style-name="Default_20_Paragraph_20_Font"><text:span text:style-name="T2">i</text:span></text:span><text:span text:style-name="Default_20_Paragraph_20_Font"><text:span text:style-name="T7">ta.</text:span></text:span></text:p>
      <text:p text:style-name="P1"><text:span text:style-name="Default_20_Paragraph_20_Font"><text:span text:style-name="T2">Plato et Aristoteles quatuor esse animalium genera<text:line-break/>proferunt et ipfum mundum animal esse , terrestria, aqua-<text:line-break/>tica, volatilia et coelestia, etenim astra ipsis animalia esse.<text:line-break/>et mundum talum, at animai rationale, immortale. De-<text:line-break/>mocritus et Epicurus coelestia. . Anaxagoras omnia ani-<text:line-break/>malia habere rationem agentem et quodammodo mentem<text:line-break/>non habere patientem quae mentis interpres dicitur. Py-<text:line-break/>thagoras et Plato rationales quidem- esse ceterorum quae<text:line-break/>bruta dicuntur animalium animas, non tamen ea rationis<text:line-break/>effectus prodere dico tum ob corporum intemperiem tum<text:line-break/>quod sermonem eloquentem minime participent; quemad-<text:line-break/>modum in simiis et canibus advertitur, quae mente quis<text:line-break/>dem concipiunt, fed mentis concepta proferre nequeunt.<text:line-break/>Diogenes rationis et aeris partem ea percipere, sed vel</text:span></text:span></text:p>
      <text:p text:style-name="P14"><text:span text:style-name="Default_20_Paragraph_20_Font"><text:span text:style-name="T2">obcrassitiem vel ob .abundantiam .humoris neque .intelli-<text:line-break/>gere neque. sentire :. ac fere affecta esse eo modo quo fiunt<text:line-break/>insanientes qui de mentis exiverunt .potestate.<text:tab/>.</text:span></text:span></text:p>
      <text:h text:style-name="Heading_20_2" text:outline-level="2"><text:span text:style-name="Default_20_Paragraph_20_Font">Caput XXXVI.</text:span></text:h>
      <text:p text:style-name="Normal"><text:span text:style-name="Default_20_Paragraph_20_Font"><text:span text:style-name="T7">Quant</text:span></text:span><text:span text:style-name="Default_20_Paragraph_20_Font"><text:span text:style-name="T2">o </text:span></text:span><text:span text:style-name="Default_20_Paragraph_20_Font"><text:span text:style-name="T7">te</text:span></text:span><text:span text:style-name="Default_20_Paragraph_20_Font"><text:span text:style-name="T2">m</text:span></text:span><text:span text:style-name="Default_20_Paragraph_20_Font"><text:span text:style-name="T7">p</text:span></text:span><text:span text:style-name="Default_20_Paragraph_20_Font"><text:span text:style-name="T2">o</text:span></text:span><text:span text:style-name="Default_20_Paragraph_20_Font"><text:span text:style-name="T7">re sue</text:span></text:span><text:span text:style-name="Default_20_Paragraph_20_Font"><text:span text:style-name="T2">t</text:span></text:span><text:span text:style-name="Default_20_Paragraph_20_Font"><text:span text:style-name="T7">u</text:span></text:span><text:span text:style-name="Default_20_Paragraph_20_Font"><text:span text:style-name="T2">s </text:span></text:span><text:span text:style-name="Default_20_Paragraph_20_Font"><text:span text:style-name="T7">in uterog</text:span></text:span><text:span text:style-name="Default_20_Paragraph_20_Font"><text:span text:style-name="T2">o</text:span></text:span><text:span text:style-name="Default_20_Paragraph_20_Font"><text:span text:style-name="T7">rmcntur.</text:span></text:span></text:p>
      <text:p text:style-name="P1"><text:span text:style-name="Default_20_Paragraph_20_Font"><text:span text:style-name="T2">Empedocles in hominibus foetuum formationem in-<text:line-break/>cipere ait tricesimo </text:span></text:span><text:span text:style-name="Default_20_Paragraph_20_Font"><text:span text:style-name="T7">t</text:span></text:span><text:span text:style-name="Default_20_Paragraph_20_Font"><text:span text:style-name="T2">extu die, perfici vero partibus unde-<text:line-break/>quinquagesimo die: Asclepiades masculorum quidem quod<text:line-break/>calidiori sint temperamento formationem fieri vigesimo<text:line-break/>fexto die, quinquagesimo vero perfici: in mulieribus autem<text:line-break/>quatuor- mensibus fieri. conformationem quod caloris sint<text:line-break/>inopes : brutorum vero foetus totos et inchoari . et perfici<text:line-break/>ex contemperatione elementorum.</text:span></text:span></text:p>
      <text:p text:style-name="Normal"><text:span text:style-name="Default_20_Paragraph_20_Font"><text:span text:style-name="T7">Ex qu</text:span></text:span><text:span text:style-name="Default_20_Paragraph_20_Font"><text:span text:style-name="T2">i</text:span></text:span><text:span text:style-name="Default_20_Paragraph_20_Font"><text:span text:style-name="T7">bu</text:span></text:span><text:span text:style-name="Default_20_Paragraph_20_Font"><text:span text:style-name="T2">s </text:span></text:span><text:span text:style-name="Default_20_Paragraph_20_Font"><text:span text:style-name="T7">elementi</text:span></text:span><text:span text:style-name="Default_20_Paragraph_20_Font"><text:span text:style-name="T2">s </text:span></text:span><text:span text:style-name="Default_20_Paragraph_20_Font"><text:span text:style-name="T7">quaeque par</text:span></text:span><text:span text:style-name="Default_20_Paragraph_20_Font"><text:span text:style-name="T2">s </text:span></text:span><text:span text:style-name="Default_20_Paragraph_20_Font"><text:span text:style-name="T7">c</text:span></text:span><text:span text:style-name="Default_20_Paragraph_20_Font"><text:span text:style-name="T2">or</text:span></text:span><text:span text:style-name="Default_20_Paragraph_20_Font"><text:span text:style-name="T7">p</text:span></text:span><text:span text:style-name="Default_20_Paragraph_20_Font"><text:span text:style-name="T2">o</text:span></text:span><text:span text:style-name="Default_20_Paragraph_20_Font"><text:span text:style-name="T7">r</text:span></text:span><text:span text:style-name="Default_20_Paragraph_20_Font"><text:span text:style-name="T2">is </text:span></text:span><text:span text:style-name="Default_20_Paragraph_20_Font"><text:span text:style-name="T7">n</text:span></text:span><text:span text:style-name="Default_20_Paragraph_20_Font"><text:span text:style-name="T2">o</text:span></text:span><text:span text:style-name="Default_20_Paragraph_20_Font"><text:span text:style-name="T7">stri -<text:line-break/>c</text:span></text:span><text:span text:style-name="Default_20_Paragraph_20_Font"><text:span text:style-name="T2">o</text:span></text:span><text:span text:style-name="Default_20_Paragraph_20_Font"><text:span text:style-name="T7">nstitu</text:span></text:span><text:span text:style-name="Default_20_Paragraph_20_Font"><text:span text:style-name="T2">i</text:span></text:span><text:span text:style-name="Default_20_Paragraph_20_Font"><text:span text:style-name="T7">tur.</text:span></text:span></text:p>
      <text:p text:style-name="P1"><text:span text:style-name="Default_20_Paragraph_20_Font"><text:span text:style-name="T2">Empedocles cernes quidem ex aequali quatuor- ele-<text:line-break/>mentorum mixtione procreari </text:span></text:span><text:span text:style-name="Default_20_Paragraph_20_Font"><text:span text:style-name="T7">pr</text:span></text:span><text:span text:style-name="Default_20_Paragraph_20_Font"><text:span text:style-name="T2">o</text:span></text:span><text:span text:style-name="Default_20_Paragraph_20_Font"><text:span text:style-name="T7">tul</text:span></text:span><text:span text:style-name="Default_20_Paragraph_20_Font"><text:span text:style-name="T2">it , nervos autem ex</text:span></text:span></text:p>
      <text:p text:style-name="P3"><text:span text:style-name="Default_20_Paragraph_20_Font"><text:span text:style-name="T2">igne et terra cuia duabus aquae partibus permixtis: at<text:line-break/>ungues gigni animalibus ex nervis prout aeri occurrerunt<text:line-break/>refrigeratis reliquis elementis. ossa vero vide</text:span></text:span><text:span text:style-name="Default_20_Paragraph_20_Font"><text:span text:style-name="T7">n</text:span></text:span><text:span text:style-name="Default_20_Paragraph_20_Font"><text:span text:style-name="T2">tur ex<text:line-break/>aqua et terra interna </text:span></text:span><text:span text:style-name="Default_20_Paragraph_20_Font"><text:span text:style-name="T7">aequal</text:span></text:span><text:span text:style-name="Default_20_Paragraph_20_Font"><text:span text:style-name="T2">i</text:span></text:span><text:span text:style-name="Default_20_Paragraph_20_Font"><text:span text:style-name="T7">ter composi</text:span></text:span><text:span text:style-name="Default_20_Paragraph_20_Font"><text:span text:style-name="T2">t</text:span></text:span><text:span text:style-name="Default_20_Paragraph_20_Font"><text:span text:style-name="T7">a, </text:span></text:span><text:span text:style-name="Default_20_Paragraph_20_Font"><text:span text:style-name="T2">conferunt ta-<text:line-break/>men e quatuor elementis in quibus ignis et terra domi-<text:line-break/>namur, sudores . et lacrymas oriri eliquato sanguine, qui<text:line-break/>quum attenuatus fuerit, diffunditur.</text:span></text:span></text:p>
      <text:p text:style-name="Normal"><text:span text:style-name="Default_20_Paragraph_20_Font"><text:span text:style-name="T7">Quo</text:span></text:span><text:span text:style-name="Default_20_Paragraph_20_Font"><text:span text:style-name="T2">mo</text:span></text:span><text:span text:style-name="Default_20_Paragraph_20_Font"><text:span text:style-name="T7">do exord</text:span></text:span><text:span text:style-name="Default_20_Paragraph_20_Font"><text:span text:style-name="T2">i</text:span></text:span><text:span text:style-name="Default_20_Paragraph_20_Font"><text:span text:style-name="T7">tur perfec</text:span></text:span><text:span text:style-name="Default_20_Paragraph_20_Font"><text:span text:style-name="T2">tio</text:span></text:span><text:span text:style-name="Default_20_Paragraph_20_Font"><text:span text:style-name="T7">nem hom</text:span></text:span><text:span text:style-name="Default_20_Paragraph_20_Font"><text:span text:style-name="T2">o.</text:span></text:span></text:p>
      <text:p text:style-name="P1"><text:span text:style-name="Default_20_Paragraph_20_Font"><text:span text:style-name="T2">Heraclitus et Stoici perfectionem nos exordiri asse-<text:line-break/>runt transacto fecundo </text:span></text:span><text:span text:style-name="Default_20_Paragraph_20_Font"><text:span text:style-name="T7">s</text:span></text:span><text:span text:style-name="Default_20_Paragraph_20_Font"><text:span text:style-name="T2">eptenario quo tempore spermatica<text:line-break/>vasta moventur: etenim arbores perficiuntur quum fructus<text:line-break/>ferre incipiunt, imperfectae autem fiunt et immaturae dum<text:line-break/>fructu carent. Aristoteles primo septenario quo notitia<text:line-break/>oritur rerum honestarum et turpium, quod est disciplinae<text:line-break/>initium. Alii denique existimant nos tortio perfici septe-<text:line-break/>natio quum et pubescimus et virium robore utimur.</text:span></text:span></text:p>
      <text:h text:style-name="P17" text:outline-level="2">Caput XXX4TI</text:h>
      <text:p text:style-name="Normal"><text:span text:style-name="Default_20_Paragraph_20_Font"><text:span text:style-name="T11">Quomodo somnus stat et mors.</text:span></text:span></text:p>
      <text:p text:style-name="P1">Alcmaeon sanguinis recessu in venas sanguifluas som-<text:line-break/>num fieri censet, diffusione vero ejusdem <text:span text:style-name="Default_20_Paragraph_20_Font"><text:span text:style-name="T11">s</text:span></text:span>olutionem: eum<text:line-break/>autem qui per frigus plane fit recessum mortem afferre.<text:line-break/>Empedocles <text:span text:style-name="Default_20_Paragraph_20_Font"><text:span text:style-name="T11">s</text:span></text:span>omnum quidem refrigerationem caloris qui in<text:line-break/>sanguine est moderatam esse vult, immoderatam vero mor-<text:line-break/>tem denuntiare. Plato et Stoici <text:span text:style-name="Default_20_Paragraph_20_Font"><text:span text:style-name="T11">s</text:span></text:span>omnum quidem sensifico<text:line-break/>spiritus quiete oboriri tradunt non relaxatione sicut in<text:line-break/>terra, fed quum is ad interstitium <text:span text:style-name="Default_20_Paragraph_20_Font"><text:span text:style-name="T11">s</text:span></text:span>uperciliorum, id est<text:line-break/>ad partem principem, fertur, quum autem prorsus sensus<text:line-break/>privatio spiritui sensifico accesserit mortem accedere.</text:p>
      <text:p text:style-name="Normal">U<text:span text:style-name="Default_20_Paragraph_20_Font"><text:span text:style-name="T11">trum somnus et mors corporis aut animae sint.</text:span></text:span></text:p>
      <text:p text:style-name="Normal">Aristoteles somnum corporis et animae esse scripsit,<text:line-break/>ipsius vero causam esse vaporem humidum a thorace in</text:p>
      <text:p text:style-name="P3">capitis domicilia assurgentem e <text:span text:style-name="Default_20_Paragraph_20_Font"><text:span text:style-name="T11">s</text:span></text:span>ubiecto alimento et refri-<text:line-break/>gerationem caloris in corde, mortem vero ab<text:span text:style-name="Default_20_Paragraph_20_Font"><text:span text:style-name="T11">s</text:span></text:span>oluta refri-<text:line-break/>geratione contingere. Anaxagoras propter corporeae sun-<text:line-break/>ctionis lassitudinem <text:span text:style-name="Default_20_Paragraph_20_Font"><text:span text:style-name="T11">s</text:span></text:span>omnum obrepere credidit , corporis<text:line-break/>enim esse non animae affectum, animae quoque mortem<text:line-break/>accidere ob separationem. Leucippus non solum corporis<text:line-break/>fomnum esse; verum, excedente partium tenuiorum tem-<text:line-break/>peramento nimiam animati calidi jacturam cau<text:span text:style-name="Default_20_Paragraph_20_Font"><text:span text:style-name="T11">s</text:span></text:span>am mortis;<text:line-break/>corporis autem haec esse, non animae assectiones. Empe-<text:line-break/>docles mortem esse <text:span text:style-name="Default_20_Paragraph_20_Font"><text:span text:style-name="T11">s</text:span></text:span>eparationem partis igneae ab his ex<text:line-break/>quibus syntaxis hominis coaluit: ideoque communem esse<text:line-break/>corpori animaeque mortem , <text:span text:style-name="Default_20_Paragraph_20_Font"><text:span text:style-name="T11">s</text:span></text:span>omnum autem secretione<text:line-break/>quadam partis igneae evenire.</text:p>
      <text:h text:style-name="Heading_20_2" text:outline-level="2">Caput XXXVIII.</text:h>
      <text:p text:style-name="Normal">U<text:span text:style-name="Default_20_Paragraph_20_Font"><text:span text:style-name="T11">trum stirpes sint. animalia.</text:span></text:span></text:p>
      <text:p text:style-name="P1">Thales et Plato stirpes animatas esse et animalia pro-<text:line-break/>ferunt. Patet vero quod ipsae <text:span text:style-name="Default_20_Paragraph_20_Font"><text:span text:style-name="T11">s</text:span></text:span>e<text:span text:style-name="Default_20_Paragraph_20_Font"><text:span text:style-name="T11">s</text:span></text:span>e commoveant seseque</text:p>
      <text:p text:style-name="P3"><text:span text:style-name="Default_20_Paragraph_20_Font"><text:span text:style-name="T2">cum violentia colligant rursusqne ita -vehementer </text:span></text:span><text:span text:style-name="Default_20_Paragraph_20_Font"><text:span text:style-name="T7">t</text:span></text:span><text:span text:style-name="Default_20_Paragraph_20_Font"><text:span text:style-name="T2">e ex-<text:line-break/>pIicent laxentqne , ut etiam </text:span></text:span><text:span text:style-name="Default_20_Paragraph_20_Font"><text:span text:style-name="T7">t</text:span></text:span><text:span text:style-name="Default_20_Paragraph_20_Font"><text:span text:style-name="T2">ecum trahant gravia pondera.<text:line-break/>Aristoteles eas quidem dixit animatas esse non tamen<text:line-break/>animalia, quum animalia sint alia appetendi alia sentiendi<text:line-break/>alia ratiocinandi facultate praedita. Stoici et Epicurei<text:line-break/>non animatas esse putant : animata enim quaedam esse<text:line-break/>animae appetentis et co</text:span></text:span><text:span text:style-name="Default_20_Paragraph_20_Font"><text:span text:style-name="T7">n</text:span></text:span><text:span text:style-name="Default_20_Paragraph_20_Font"><text:span text:style-name="T2">cupiscentis, quaedam vero ratio-<text:line-break/>nalis. Plantas autem sponte ac fortuito non animae dote<text:line-break/>natas esse.</text:span></text:span></text:p>
      <text:p text:style-name="Normal"><text:span text:style-name="Default_20_Paragraph_20_Font"><text:span text:style-name="T7">Quom</text:span></text:span><text:span text:style-name="Default_20_Paragraph_20_Font"><text:span text:style-name="T2">o</text:span></text:span><text:span text:style-name="Default_20_Paragraph_20_Font"><text:span text:style-name="T7">d</text:span></text:span><text:span text:style-name="Default_20_Paragraph_20_Font"><text:span text:style-name="T2">o sti</text:span></text:span><text:span text:style-name="Default_20_Paragraph_20_Font"><text:span text:style-name="T7">rpe</text:span></text:span><text:span text:style-name="Default_20_Paragraph_20_Font"><text:span text:style-name="T2">s </text:span></text:span><text:span text:style-name="Default_20_Paragraph_20_Font"><text:span text:style-name="T7">augeantur.</text:span></text:span></text:p>
      <text:p text:style-name="Normal"><text:span text:style-name="Default_20_Paragraph_20_Font"><text:span text:style-name="T2">-ac Empedocles arbores prima animalium e terra prodo-<text:line-break/>etas fuisse profert , priusquam fol circumageretur et prius-<text:line-break/>quam nox a die discerneretur, ex temperamenti quoque<text:line-break/>commoderatione eas tum maris tum feminae rationem ha-<text:line-break/>bere. Crescere autem a caloris qui telluri inest distribu-<text:line-break/>tione, adeo ut sint terrae partes, ut ipsi foetus in utero<text:line-break/>partes funt matris, fructus autem stirpium aquae et ignis<text:line-break/>recrementa esse. Iis quidem stirpibus. lolia defluere qui-:</text:span></text:span></text:p>
      <text:p text:style-name="P3">bus haud integer secernitur humor qui aestate absumitur,<text:line-break/>quibus vero in foliis copiosus succus perpetuo manet, eas<text:line-break/>semper florere ut in lauro et olea advertimus: succorum<text:line-break/>autem differentias oriri ex diversitate cum multitudinis<text:line-break/>partium tum plantarum discrepantium a rebus alentibus<text:line-break/>quae sibi similia sunt attrahentium , quemadmodum in vi-<text:line-break/>tibus innotescit. Non enim earum differentiae vinor<text:span text:style-name="Default_20_Paragraph_20_Font"><text:span text:style-name="T11">u</text:span></text:span>m<text:line-break/>diversitatem efficiunt, sed nutrientis soli.</text:p>
      <text:p text:style-name="Normal"><text:span text:style-name="Default_20_Paragraph_20_Font"><text:span text:style-name="T11">De nutrimento et incremento.</text:span></text:span></text:p>
      <text:p text:style-name="P1">Empedocles animalia quidem proprii alimenti con-<text:line-break/>cretione nutriri, caloris autem praesentia crescere; utrius-<text:line-break/>que vero defectu imminui ac tabescere. At nostrae a eta—<text:line-break/>tis homines priscis comparatos infantium instar esse.</text:p>
      <text:h text:style-name="Heading_20_2" text:outline-level="2">Caput XXXIX.</text:h>
      <text:p text:style-name="Normal"><text:span text:style-name="Default_20_Paragraph_20_Font"><text:span text:style-name="T11">De febre.</text:span></text:span></text:p>
      <text:p text:style-name="P1">Erasistratus febrem definit obortum sanguinis motum<text:line-break/>non sponte in spiritus vasa prolapsi quemadmodum in mari:</text:p>
      <text:p text:style-name="P3">quando enim nullus ventus ipsum agitat quiescit: flante<text:line-break/>autem vehementi vento contra naturam tunc totum cogi-<text:line-break/>tur in circulos: sic et in corpore, quando sanguis com-<text:line-break/>motus suerit, incidit in vasa spirituum ; cum autem inca-<text:line-break/>luerit totum corpus calefacit. Diocles succedentem asse-<text:line-break/>ctum esse sebrem existimat; succedit autem vulneribus et<text:line-break/>adenum tumoribus. Herodotus asserit nulla causa praece-<text:line-break/>dente aliquos interdum febre corripi.</text:p>
      <text:p text:style-name="Normal"><text:span text:style-name="Default_20_Paragraph_20_Font"><text:span text:style-name="T11">De sanitate et morbo.</text:span></text:span></text:p>
      <text:p text:style-name="P1">Alcmaeon quidem sentit causam sanitatis continentem<text:line-break/>esse aequabilitatem facultatis humidi, calidi, sicci , frigidi,<text:line-break/>amari, dulcis ac reliquorum, si qua vero harum qualita-<text:line-break/>tum soIa praevaIeat ceteris morbi causam efficientem: ever-<text:line-break/>tit enim sanitatem quae <text:span text:style-name="Default_20_Paragraph_20_Font"><text:span text:style-name="T11">s</text:span></text:span>ola exsuperat et morborum caula<text:line-break/>est : verbi gratia si nimirum possit calor aut frigus aut re-<text:line-break/>liquorum aliquid deficiat vel abundet ut cum sanguinis<text:line-break/>aut cerebri non est fatis: ideoque sanitatem esse tempe-</text:p>
      <text:p text:style-name="P15">riem qualitatum concinnam, hoc est commoderatam quali-<text:line-break/>talum temperiem. Diocles cum ex inaequalitate elemen-<text:line-break/>torum quibus corpus compositum est tum ex aeris consti-<text:line-break/>tutione morbos oboriri existimat. Erasistratus morbos<text:line-break/>contingere arbitratur ob alimentum vel mmium vel ru-<text:line-break/>coctum vel corruptum : sanos vivere si ciborum quantum<text:line-break/>sufficiat assumpserimus. Pythagoras dicebat morbos cor-<text:line-break/>poris inde oriri quod aut calidius aut frigidius sit corpus,<text:line-break/>calidius quidem est quod ultra temperiem calet, frigidius<text:line-break/>vero cum deficit j ustus calor.</text:p>
      <text:p text:style-name="Normal"><text:span text:style-name="Default_20_Paragraph_20_Font"><text:span text:style-name="T11">De senectute.</text:span></text:span></text:p>
      <text:p text:style-name="P1">Stoici et medici uno consensu ob caloris recessum<text:line-break/>senectutem oboriri proserunt ac qui plus caloris habent<text:line-break/>tardius senescere. Asclepiades vero dicit Aethiopas cele-<text:line-break/>riter senescere, scilicet anno tricesimo, quod eorum corpora<text:line-break/>ab aestuante <text:span text:style-name="Default_20_Paragraph_20_Font"><text:span text:style-name="T11">i</text:span></text:span>ole adurantur. Britanniae vero incolas ceu-<text:line-break/>tesimo vigesimo anno senescere quod ingenitus eorum ca-</text:p>
      <text:p text:style-name="P3">Ior diutius conservetur. Enimvero Aethiopum corpora<text:line-break/>rariora fiunt quod a sole laxentur, Britannorum vero<text:line-break/>quod sub ursis degant densiora proindeque diuturnioris<text:line-break/>vitae s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8T16:07:00Z</meta:creation-date>
    <dc:date>2023-01-18T17:27:57.658000000</dc:date>
    <meta:editing-cycles>20</meta:editing-cycles>
    <meta:editing-duration>PT17M3S</meta:editing-duration>
    <meta:document-statistic meta:table-count="0" meta:image-count="0" meta:object-count="0" meta:page-count="124" meta:paragraph-count="415" meta:word-count="15059" meta:character-count="103936" meta:non-whitespace-character-count="89250"/>
    <meta:template xlink:type="simple" xlink:actuate="onRequest" xlink:title="" xlink:href="Normal.dotm"/>
  </office:meta>
</office:document-meta>
</file>